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8/content.xml" manifest:media-type="text/xml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594/content.xml" manifest:media-type="text/xml"/>
  <manifest:file-entry manifest:full-path="Object 594/Configurations2/" manifest:media-type="application/vnd.sun.xml.ui.configuration"/>
  <manifest:file-entry manifest:full-path="Object 594/settings.xml" manifest:media-type="text/xml"/>
  <manifest:file-entry manifest:full-path="Object 594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478/content.xml" manifest:media-type="text/xml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893/settings.xml" manifest:media-type="text/xml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" manifest:version="1.3" manifest:media-type="application/vnd.oasis.opendocument.formula"/>
  <manifest:file-entry manifest:full-path="Object 922/settings.xml" manifest:media-type="text/xml"/>
  <manifest:file-entry manifest:full-path="Object 922/Configurations2/" manifest:media-type="application/vnd.sun.xml.ui.configuration"/>
  <manifest:file-entry manifest:full-path="Object 922/content.xml" manifest:media-type="text/xml"/>
  <manifest:file-entry manifest:full-path="Object 922/" manifest:version="1.3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920/content.xml" manifest:media-type="text/xml"/>
  <manifest:file-entry manifest:full-path="Object 920/settings.xml" manifest:media-type="text/xml"/>
  <manifest:file-entry manifest:full-path="Object 920/Configurations2/" manifest:media-type="application/vnd.sun.xml.ui.configuration"/>
  <manifest:file-entry manifest:full-path="Object 920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912/content.xml" manifest:media-type="text/xml"/>
  <manifest:file-entry manifest:full-path="Object 912/Configurations2/" manifest:media-type="application/vnd.sun.xml.ui.configuration"/>
  <manifest:file-entry manifest:full-path="Object 912/settings.xml" manifest:media-type="text/xml"/>
  <manifest:file-entry manifest:full-path="Object 912/" manifest:version="1.3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524/content.xml" manifest:media-type="text/xml"/>
  <manifest:file-entry manifest:full-path="Object 524/settings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911/content.xml" manifest:media-type="text/xml"/>
  <manifest:file-entry manifest:full-path="Object 911/settings.xml" manifest:media-type="text/xml"/>
  <manifest:file-entry manifest:full-path="Object 911/Configurations2/" manifest:media-type="application/vnd.sun.xml.ui.configuration"/>
  <manifest:file-entry manifest:full-path="Object 911/" manifest:version="1.3" manifest:media-type="application/vnd.oasis.opendocument.formula"/>
  <manifest:file-entry manifest:full-path="Object 882/settings.xml" manifest:media-type="text/xml"/>
  <manifest:file-entry manifest:full-path="Object 882/content.xml" manifest:media-type="text/xml"/>
  <manifest:file-entry manifest:full-path="Object 882/Configurations2/" manifest:media-type="application/vnd.sun.xml.ui.configuration"/>
  <manifest:file-entry manifest:full-path="Object 882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523/settings.xml" manifest:media-type="text/xml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" manifest:version="1.3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910/content.xml" manifest:media-type="text/xml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" manifest:version="1.3" manifest:media-type="application/vnd.oasis.opendocument.formula"/>
  <manifest:file-entry manifest:full-path="Object 466/content.xml" manifest:media-type="text/xml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Object 881/content.xml" manifest:media-type="text/xml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513/content.xml" manifest:media-type="text/xml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673/Configurations2/" manifest:media-type="application/vnd.sun.xml.ui.configuration"/>
  <manifest:file-entry manifest:full-path="Object 673/settings.xml" manifest:media-type="text/xml"/>
  <manifest:file-entry manifest:full-path="Object 673/content.xml" manifest:media-type="text/xml"/>
  <manifest:file-entry manifest:full-path="Object 673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672/Configurations2/" manifest:media-type="application/vnd.sun.xml.ui.configuration"/>
  <manifest:file-entry manifest:full-path="Object 672/settings.xml" manifest:media-type="text/xml"/>
  <manifest:file-entry manifest:full-path="Object 672/content.xml" manifest:media-type="text/xml"/>
  <manifest:file-entry manifest:full-path="Object 672/" manifest:version="1.3" manifest:media-type="application/vnd.oasis.opendocument.formula"/>
  <manifest:file-entry manifest:full-path="Object 618/settings.xml" manifest:media-type="text/xml"/>
  <manifest:file-entry manifest:full-path="Object 618/Configurations2/" manifest:media-type="application/vnd.sun.xml.ui.configuration"/>
  <manifest:file-entry manifest:full-path="Object 618/content.xml" manifest:media-type="text/xml"/>
  <manifest:file-entry manifest:full-path="Object 618/" manifest:version="1.3" manifest:media-type="application/vnd.oasis.opendocument.formula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671/Configurations2/" manifest:media-type="application/vnd.sun.xml.ui.configuration"/>
  <manifest:file-entry manifest:full-path="Object 671/settings.xml" manifest:media-type="text/xml"/>
  <manifest:file-entry manifest:full-path="Object 671/content.xml" manifest:media-type="text/xml"/>
  <manifest:file-entry manifest:full-path="Object 671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662/Configurations2/" manifest:media-type="application/vnd.sun.xml.ui.configuration"/>
  <manifest:file-entry manifest:full-path="Object 662/content.xml" manifest:media-type="text/xml"/>
  <manifest:file-entry manifest:full-path="Object 662/settings.xml" manifest:media-type="text/xml"/>
  <manifest:file-entry manifest:full-path="Object 662/" manifest:version="1.3" manifest:media-type="application/vnd.oasis.opendocument.formula"/>
  <manifest:file-entry manifest:full-path="Object 590/Configurations2/" manifest:media-type="application/vnd.sun.xml.ui.configuration"/>
  <manifest:file-entry manifest:full-path="Object 590/settings.xml" manifest:media-type="text/xml"/>
  <manifest:file-entry manifest:full-path="Object 590/content.xml" manifest:media-type="text/xml"/>
  <manifest:file-entry manifest:full-path="Object 59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644/Configurations2/" manifest:media-type="application/vnd.sun.xml.ui.configuration"/>
  <manifest:file-entry manifest:full-path="Object 644/content.xml" manifest:media-type="text/xml"/>
  <manifest:file-entry manifest:full-path="Object 644/settings.xml" manifest:media-type="text/xml"/>
  <manifest:file-entry manifest:full-path="Object 644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641/Configurations2/" manifest:media-type="application/vnd.sun.xml.ui.configuration"/>
  <manifest:file-entry manifest:full-path="Object 641/content.xml" manifest:media-type="text/xml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640/content.xml" manifest:media-type="text/xml"/>
  <manifest:file-entry manifest:full-path="Object 640/Configurations2/" manifest:media-type="application/vnd.sun.xml.ui.configuration"/>
  <manifest:file-entry manifest:full-path="Object 640/settings.xml" manifest:media-type="text/xml"/>
  <manifest:file-entry manifest:full-path="Object 640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802/content.xml" manifest:media-type="text/xml"/>
  <manifest:file-entry manifest:full-path="Object 802/settings.xml" manifest:media-type="text/xml"/>
  <manifest:file-entry manifest:full-path="Object 802/Configurations2/" manifest:media-type="application/vnd.sun.xml.ui.configuration"/>
  <manifest:file-entry manifest:full-path="Object 802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3" manifest:media-type="application/vnd.oasis.opendocument.formula"/>
  <manifest:file-entry manifest:full-path="Object 817/content.xml" manifest:media-type="text/xml"/>
  <manifest:file-entry manifest:full-path="Object 817/settings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552/settings.xml" manifest:media-type="text/xml"/>
  <manifest:file-entry manifest:full-path="Object 552/content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822/content.xml" manifest:media-type="text/xml"/>
  <manifest:file-entry manifest:full-path="Object 822/settings.xml" manifest:media-type="text/xml"/>
  <manifest:file-entry manifest:full-path="Object 822/Configurations2/" manifest:media-type="application/vnd.sun.xml.ui.configuration"/>
  <manifest:file-entry manifest:full-path="Object 822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816/settings.xml" manifest:media-type="text/xml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" manifest:version="1.3" manifest:media-type="application/vnd.oasis.opendocument.formula"/>
  <manifest:file-entry manifest:full-path="Object 585/settings.xml" manifest:media-type="text/xml"/>
  <manifest:file-entry manifest:full-path="Object 585/Configurations2/" manifest:media-type="application/vnd.sun.xml.ui.configuration"/>
  <manifest:file-entry manifest:full-path="Object 585/content.xml" manifest:media-type="text/xml"/>
  <manifest:file-entry manifest:full-path="Object 585/" manifest:version="1.3" manifest:media-type="application/vnd.oasis.opendocument.formula"/>
  <manifest:file-entry manifest:full-path="Object 614/Configurations2/" manifest:media-type="application/vnd.sun.xml.ui.configuration"/>
  <manifest:file-entry manifest:full-path="Object 614/settings.xml" manifest:media-type="text/xml"/>
  <manifest:file-entry manifest:full-path="Object 614/content.xml" manifest:media-type="text/xml"/>
  <manifest:file-entry manifest:full-path="Object 614/" manifest:version="1.3" manifest:media-type="application/vnd.oasis.opendocument.formula"/>
  <manifest:file-entry manifest:full-path="Object 808/content.xml" manifest:media-type="text/xml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598/content.xml" manifest:media-type="text/xml"/>
  <manifest:file-entry manifest:full-path="Object 598/settings.xml" manifest:media-type="text/xml"/>
  <manifest:file-entry manifest:full-path="Object 598/Configurations2/" manifest:media-type="application/vnd.sun.xml.ui.configuration"/>
  <manifest:file-entry manifest:full-path="Object 59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654/content.xml" manifest:media-type="text/xml"/>
  <manifest:file-entry manifest:full-path="Object 654/Configurations2/" manifest:media-type="application/vnd.sun.xml.ui.configuration"/>
  <manifest:file-entry manifest:full-path="Object 654/settings.xml" manifest:media-type="text/xml"/>
  <manifest:file-entry manifest:full-path="Object 65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34/settings.xml" manifest:media-type="text/xml"/>
  <manifest:file-entry manifest:full-path="Object 834/content.xml" manifest:media-type="text/xml"/>
  <manifest:file-entry manifest:full-path="Object 834/Configurations2/" manifest:media-type="application/vnd.sun.xml.ui.configuration"/>
  <manifest:file-entry manifest:full-path="Object 834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926/Configurations2/" manifest:media-type="application/vnd.sun.xml.ui.configuration"/>
  <manifest:file-entry manifest:full-path="Object 926/settings.xml" manifest:media-type="text/xml"/>
  <manifest:file-entry manifest:full-path="Object 926/content.xml" manifest:media-type="text/xml"/>
  <manifest:file-entry manifest:full-path="Object 926/" manifest:version="1.3" manifest:media-type="application/vnd.oasis.opendocument.formula"/>
  <manifest:file-entry manifest:full-path="Object 828/content.xml" manifest:media-type="text/xml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799/Configurations2/" manifest:media-type="application/vnd.sun.xml.ui.configuration"/>
  <manifest:file-entry manifest:full-path="Object 799/content.xml" manifest:media-type="text/xml"/>
  <manifest:file-entry manifest:full-path="Object 799/settings.xml" manifest:media-type="text/xml"/>
  <manifest:file-entry manifest:full-path="Object 799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661/Configurations2/" manifest:media-type="application/vnd.sun.xml.ui.configuration"/>
  <manifest:file-entry manifest:full-path="Object 661/settings.xml" manifest:media-type="text/xml"/>
  <manifest:file-entry manifest:full-path="Object 661/content.xml" manifest:media-type="text/xml"/>
  <manifest:file-entry manifest:full-path="Object 66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43/settings.xml" manifest:media-type="text/xml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settings.xml" manifest:media-type="text/xml"/>
  <manifest:file-entry manifest:full-path="Object 896/content.xml" manifest:media-type="text/xml"/>
  <manifest:file-entry manifest:full-path="Object 896/" manifest:version="1.3" manifest:media-type="application/vnd.oasis.opendocument.formula"/>
  <manifest:file-entry manifest:full-path="Object 925/Configurations2/" manifest:media-type="application/vnd.sun.xml.ui.configuration"/>
  <manifest:file-entry manifest:full-path="Object 925/content.xml" manifest:media-type="text/xml"/>
  <manifest:file-entry manifest:full-path="Object 925/settings.xml" manifest:media-type="text/xml"/>
  <manifest:file-entry manifest:full-path="Object 925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563/settings.xml" manifest:media-type="text/xml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795/content.xml" manifest:media-type="text/xml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823/settings.xml" manifest:media-type="text/xml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915/Configurations2/" manifest:media-type="application/vnd.sun.xml.ui.configuration"/>
  <manifest:file-entry manifest:full-path="Object 915/content.xml" manifest:media-type="text/xml"/>
  <manifest:file-entry manifest:full-path="Object 915/settings.xml" manifest:media-type="text/xml"/>
  <manifest:file-entry manifest:full-path="Object 915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721/settings.xml" manifest:media-type="text/xml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" manifest:version="1.3" manifest:media-type="application/vnd.oasis.opendocument.formula"/>
  <manifest:file-entry manifest:full-path="Object 692/settings.xml" manifest:media-type="text/xml"/>
  <manifest:file-entry manifest:full-path="Object 692/Configurations2/" manifest:media-type="application/vnd.sun.xml.ui.configuration"/>
  <manifest:file-entry manifest:full-path="Object 692/content.xml" manifest:media-type="text/xml"/>
  <manifest:file-entry manifest:full-path="Object 692/" manifest:version="1.3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914/content.xml" manifest:media-type="text/xml"/>
  <manifest:file-entry manifest:full-path="Object 914/settings.xml" manifest:media-type="text/xml"/>
  <manifest:file-entry manifest:full-path="Object 914/Configurations2/" manifest:media-type="application/vnd.sun.xml.ui.configuration"/>
  <manifest:file-entry manifest:full-path="Object 914/" manifest:version="1.3" manifest:media-type="application/vnd.oasis.opendocument.formula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720/settings.xml" manifest:media-type="text/xml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691/settings.xml" manifest:media-type="text/xml"/>
  <manifest:file-entry manifest:full-path="Object 691/Configurations2/" manifest:media-type="application/vnd.sun.xml.ui.configuration"/>
  <manifest:file-entry manifest:full-path="Object 691/content.xml" manifest:media-type="text/xml"/>
  <manifest:file-entry manifest:full-path="Object 69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687/settings.xml" manifest:media-type="text/xml"/>
  <manifest:file-entry manifest:full-path="Object 687/Configurations2/" manifest:media-type="application/vnd.sun.xml.ui.configuration"/>
  <manifest:file-entry manifest:full-path="Object 687/content.xml" manifest:media-type="text/xml"/>
  <manifest:file-entry manifest:full-path="Object 687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826/content.xml" manifest:media-type="text/xml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" manifest:version="1.3" manifest:media-type="application/vnd.oasis.opendocument.formula"/>
  <manifest:file-entry manifest:full-path="Object 825/content.xml" manifest:media-type="text/xml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" manifest:version="1.3" manifest:media-type="application/vnd.oasis.opendocument.formula"/>
  <manifest:file-entry manifest:full-path="Object 728/settings.xml" manifest:media-type="text/xml"/>
  <manifest:file-entry manifest:full-path="Object 728/content.xml" manifest:media-type="text/xml"/>
  <manifest:file-entry manifest:full-path="Object 728/Configurations2/" manifest:media-type="application/vnd.sun.xml.ui.configuration"/>
  <manifest:file-entry manifest:full-path="Object 728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854/content.xml" manifest:media-type="text/xml"/>
  <manifest:file-entry manifest:full-path="Object 854/settings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820/content.xml" manifest:media-type="text/xml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" manifest:version="1.3" manifest:media-type="application/vnd.oasis.opendocument.formula"/>
  <manifest:file-entry manifest:full-path="Object 853/content.xml" manifest:media-type="text/xml"/>
  <manifest:file-entry manifest:full-path="Object 853/settings.xml" manifest:media-type="text/xml"/>
  <manifest:file-entry manifest:full-path="Object 853/Configurations2/" manifest:media-type="application/vnd.sun.xml.ui.configuration"/>
  <manifest:file-entry manifest:full-path="Object 853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650/content.xml" manifest:media-type="text/xml"/>
  <manifest:file-entry manifest:full-path="Object 650/settings.xml" manifest:media-type="text/xml"/>
  <manifest:file-entry manifest:full-path="Object 650/Configurations2/" manifest:media-type="application/vnd.sun.xml.ui.configuration"/>
  <manifest:file-entry manifest:full-path="Object 650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718/content.xml" manifest:media-type="text/xml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689/settings.xml" manifest:media-type="text/xml"/>
  <manifest:file-entry manifest:full-path="Object 689/Configurations2/" manifest:media-type="application/vnd.sun.xml.ui.configuration"/>
  <manifest:file-entry manifest:full-path="Object 689/content.xml" manifest:media-type="text/xml"/>
  <manifest:file-entry manifest:full-path="Object 689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37/content.xml" manifest:media-type="text/xml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929/settings.xml" manifest:media-type="text/xml"/>
  <manifest:file-entry manifest:full-path="Object 929/Configurations2/" manifest:media-type="application/vnd.sun.xml.ui.configuration"/>
  <manifest:file-entry manifest:full-path="Object 929/content.xml" manifest:media-type="text/xml"/>
  <manifest:file-entry manifest:full-path="Object 929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668/content.xml" manifest:media-type="text/xml"/>
  <manifest:file-entry manifest:full-path="Object 668/Configurations2/" manifest:media-type="application/vnd.sun.xml.ui.configuration"/>
  <manifest:file-entry manifest:full-path="Object 668/settings.xml" manifest:media-type="text/xml"/>
  <manifest:file-entry manifest:full-path="Object 668/" manifest:version="1.3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566/settings.xml" manifest:media-type="text/xml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609/Configurations2/" manifest:media-type="application/vnd.sun.xml.ui.configuration"/>
  <manifest:file-entry manifest:full-path="Object 609/content.xml" manifest:media-type="text/xml"/>
  <manifest:file-entry manifest:full-path="Object 609/settings.xml" manifest:media-type="text/xml"/>
  <manifest:file-entry manifest:full-path="Object 609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" manifest:version="1.3" manifest:media-type="application/vnd.oasis.opendocument.formula"/>
  <manifest:file-entry manifest:full-path="Object 928/content.xml" manifest:media-type="text/xml"/>
  <manifest:file-entry manifest:full-path="Object 928/Configurations2/" manifest:media-type="application/vnd.sun.xml.ui.configuration"/>
  <manifest:file-entry manifest:full-path="Object 928/settings.xml" manifest:media-type="text/xml"/>
  <manifest:file-entry manifest:full-path="Object 928/" manifest:version="1.3" manifest:media-type="application/vnd.oasis.opendocument.formula"/>
  <manifest:file-entry manifest:full-path="Object 899/settings.xml" manifest:media-type="text/xml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743/settings.xml" manifest:media-type="text/xml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937/content.xml" manifest:media-type="text/xml"/>
  <manifest:file-entry manifest:full-path="Object 937/settings.xml" manifest:media-type="text/xml"/>
  <manifest:file-entry manifest:full-path="Object 937/Configurations2/" manifest:media-type="application/vnd.sun.xml.ui.configuration"/>
  <manifest:file-entry manifest:full-path="Object 937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47/content.xml" manifest:media-type="text/xml"/>
  <manifest:file-entry manifest:full-path="Object 847/settings.xml" manifest:media-type="text/xml"/>
  <manifest:file-entry manifest:full-path="Object 847/Configurations2/" manifest:media-type="application/vnd.sun.xml.ui.configuration"/>
  <manifest:file-entry manifest:full-path="Object 847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86/content.xml" manifest:media-type="text/xml"/>
  <manifest:file-entry manifest:full-path="Object 686/Configurations2/" manifest:media-type="application/vnd.sun.xml.ui.configuration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936/settings.xml" manifest:media-type="text/xml"/>
  <manifest:file-entry manifest:full-path="Object 936/Configurations2/" manifest:media-type="application/vnd.sun.xml.ui.configuration"/>
  <manifest:file-entry manifest:full-path="Object 936/content.xml" manifest:media-type="text/xml"/>
  <manifest:file-entry manifest:full-path="Object 93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Configurations2/" manifest:media-type="application/vnd.sun.xml.ui.configuration"/>
  <manifest:file-entry manifest:full-path="Object 327/" manifest:version="1.3" manifest:media-type="application/vnd.oasis.opendocument.formula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745/content.xml" manifest:media-type="text/xml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39/settings.xml" manifest:media-type="text/xml"/>
  <manifest:file-entry manifest:full-path="Object 939/content.xml" manifest:media-type="text/xml"/>
  <manifest:file-entry manifest:full-path="Object 939/Configurations2/" manifest:media-type="application/vnd.sun.xml.ui.configuration"/>
  <manifest:file-entry manifest:full-path="Object 939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565/settings.xml" manifest:media-type="text/xml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96/content.xml" manifest:media-type="text/xml"/>
  <manifest:file-entry manifest:full-path="Object 696/Configurations2/" manifest:media-type="application/vnd.sun.xml.ui.configuration"/>
  <manifest:file-entry manifest:full-path="Object 696/settings.xml" manifest:media-type="text/xml"/>
  <manifest:file-entry manifest:full-path="Object 696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919/settings.xml" manifest:media-type="text/xml"/>
  <manifest:file-entry manifest:full-path="Object 919/content.xml" manifest:media-type="text/xml"/>
  <manifest:file-entry manifest:full-path="Object 919/Configurations2/" manifest:media-type="application/vnd.sun.xml.ui.configuration"/>
  <manifest:file-entry manifest:full-path="Object 919/" manifest:version="1.3" manifest:media-type="application/vnd.oasis.opendocument.formula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60/settings.xml" manifest:media-type="text/xml"/>
  <manifest:file-entry manifest:full-path="Object 660/Configurations2/" manifest:media-type="application/vnd.sun.xml.ui.configuration"/>
  <manifest:file-entry manifest:full-path="Object 660/content.xml" manifest:media-type="text/xml"/>
  <manifest:file-entry manifest:full-path="Object 660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663/Configurations2/" manifest:media-type="application/vnd.sun.xml.ui.configuration"/>
  <manifest:file-entry manifest:full-path="Object 663/settings.xml" manifest:media-type="text/xml"/>
  <manifest:file-entry manifest:full-path="Object 663/content.xml" manifest:media-type="text/xml"/>
  <manifest:file-entry manifest:full-path="Object 663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" manifest:version="1.3" manifest:media-type="application/vnd.oasis.opendocument.formula"/>
  <manifest:file-entry manifest:full-path="Object 639/Configurations2/" manifest:media-type="application/vnd.sun.xml.ui.configuration"/>
  <manifest:file-entry manifest:full-path="Object 639/content.xml" manifest:media-type="text/xml"/>
  <manifest:file-entry manifest:full-path="Object 639/settings.xml" manifest:media-type="text/xml"/>
  <manifest:file-entry manifest:full-path="Object 639/" manifest:version="1.3" manifest:media-type="application/vnd.oasis.opendocument.formula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208" manifest:media-type=""/>
  <manifest:file-entry manifest:full-path="ObjectReplacements/Object 478" manifest:media-type="application/x-openoffice-gdimetafile;windows_formatname=&quot;GDIMetaFile&quot;"/>
  <manifest:file-entry manifest:full-path="ObjectReplacements/Object 893" manifest:media-type=""/>
  <manifest:file-entry manifest:full-path="ObjectReplacements/Object 9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19" manifest:media-type=""/>
  <manifest:file-entry manifest:full-path="ObjectReplacements/Object 505" manifest:media-type="application/x-openoffice-gdimetafile;windows_formatname=&quot;GDIMetaFile&quot;"/>
  <manifest:file-entry manifest:full-path="ObjectReplacements/Object 920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117" manifest:media-type=""/>
  <manifest:file-entry manifest:full-path="ObjectReplacements/Object 912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911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910" manifest:media-type="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"/>
  <manifest:file-entry manifest:full-path="ObjectReplacements/Object 184" manifest:media-type="application/x-openoffice-gdimetafile;windows_formatname=&quot;GDIMetaFile&quot;"/>
  <manifest:file-entry manifest:full-path="ObjectReplacements/Object 213" manifest:media-type=""/>
  <manifest:file-entry manifest:full-path="ObjectReplacements/Object 99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98" manifest:media-type=""/>
  <manifest:file-entry manifest:full-path="ObjectReplacements/Object 211" manifest:media-type=""/>
  <manifest:file-entry manifest:full-path="ObjectReplacements/Object 182" manifest:media-type="application/x-openoffice-gdimetafile;windows_formatname=&quot;GDIMetaFile&quot;"/>
  <manifest:file-entry manifest:full-path="ObjectReplacements/Object 97" manifest:media-type=""/>
  <manifest:file-entry manifest:full-path="ObjectReplacements/Object 210" manifest:media-type=""/>
  <manifest:file-entry manifest:full-path="ObjectReplacements/Object 181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0" manifest:media-type=""/>
  <manifest:file-entry manifest:full-path="ObjectReplacements/Object 83" manifest:media-type=""/>
  <manifest:file-entry manifest:full-path="ObjectReplacements/Object 50" manifest:media-type=""/>
  <manifest:file-entry manifest:full-path="ObjectReplacements/Object 29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8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239" manifest:media-type=""/>
  <manifest:file-entry manifest:full-path="ObjectReplacements/Object 65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926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92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86" manifest:media-type=""/>
  <manifest:file-entry manifest:full-path="ObjectReplacements/Object 85" manifest:media-type="application/x-openoffice-gdimetafile;windows_formatname=&quot;GDIMetaFile&quot;"/>
  <manifest:file-entry manifest:full-path="ObjectReplacements/Object 91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914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" manifest:media-type=""/>
  <manifest:file-entry manifest:full-path="ObjectReplacements/Object 716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2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566" manifest:media-type=""/>
  <manifest:file-entry manifest:full-path="ObjectReplacements/Object 60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93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84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93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39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9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244" manifest:media-type=""/>
  <manifest:file-entry manifest:full-path="ObjectReplacements/Object 660" manifest:media-type="application/x-openoffice-gdimetafile;windows_formatname=&quot;GDIMetaFile&quot;"/>
  <manifest:file-entry manifest:full-path="ObjectReplacements/Object 245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663" manifest:media-type="application/x-openoffice-gdimetafile;windows_formatname=&quot;GDIMetaFile&quot;"/>
  <manifest:file-entry manifest:full-path="ObjectReplacements/Object 248" manifest:media-type=""/>
  <manifest:file-entry manifest:full-path="ObjectReplacements/Object 251" manifest:media-type=""/>
  <manifest:file-entry manifest:full-path="ObjectReplacements/Object 639" manifest:media-type="application/x-openoffice-gdimetafile;windows_formatname=&quot;GDIMetaFile&quot;"/>
  <manifest:file-entry manifest:full-path="ObjectReplacements/Object 252" manifest:media-type=""/>
  <manifest:file-entry manifest:full-path="ObjectReplacements/Object 253" manifest:media-type=""/>
  <manifest:file-entry manifest:full-path="ObjectReplacements/Object 254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670" manifest:media-type="application/x-openoffice-gdimetafile;windows_formatname=&quot;GDIMetaFile&quot;"/>
  <manifest:file-entry manifest:full-path="ObjectReplacements/Object 260" manifest:media-type=""/>
  <manifest:file-entry manifest:full-path="ObjectReplacements/Object 454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261" manifest:media-type=""/>
  <manifest:file-entry manifest:full-path="ObjectReplacements/Object 64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2" manifest:media-type=""/>
  <manifest:file-entry manifest:full-path="ObjectReplacements/Object 39" manifest:media-type="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0" manifest:media-type=""/>
  <manifest:file-entry manifest:full-path="ObjectReplacements/Object 5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918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64" manifest:media-type=""/>
  <manifest:file-entry manifest:full-path="ObjectReplacements/Object 265" manifest:media-type=""/>
  <manifest:file-entry manifest:full-path="ObjectReplacements/Object 680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241" manifest:media-type=""/>
  <manifest:file-entry manifest:full-path="ObjectReplacements/Object 36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249" manifest:media-type=""/>
  <manifest:file-entry manifest:full-path="ObjectReplacements/Object 664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7" manifest:media-type=""/>
  <manifest:file-entry manifest:full-path="ObjectReplacements/Object 75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59" manifest:media-type=""/>
  <manifest:file-entry manifest:full-path="ObjectReplacements/Object 674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243" manifest:media-type="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9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807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80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7" manifest:media-type=""/>
  <manifest:file-entry manifest:full-path="ObjectReplacements/Object 582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88" manifest:media-type=""/>
  <manifest:file-entry manifest:full-path="ObjectReplacements/Object 82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"/>
  <manifest:file-entry manifest:full-path="ObjectReplacements/Object 4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" manifest:media-type=""/>
  <manifest:file-entry manifest:full-path="ObjectReplacements/Object 60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91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87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01" manifest:media-type=""/>
  <manifest:file-entry manifest:full-path="ObjectReplacements/Object 87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9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266" manifest:media-type=""/>
  <manifest:file-entry manifest:full-path="ObjectReplacements/Object 586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809" manifest:media-type="application/x-openoffice-gdimetafile;windows_formatname=&quot;GDIMetaFile&quot;"/>
  <manifest:file-entry manifest:full-path="ObjectReplacements/Object 268" manifest:media-type=""/>
  <manifest:file-entry manifest:full-path="ObjectReplacements/Object 68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267" manifest:media-type=""/>
  <manifest:file-entry manifest:full-path="ObjectReplacements/Object 66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9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8" manifest:media-type="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86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"/>
  <manifest:file-entry manifest:full-path="ObjectReplacements/Object 122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862" manifest:media-type="application/x-openoffice-gdimetafile;windows_formatname=&quot;GDIMetaFile&quot;"/>
  <manifest:file-entry manifest:full-path="ObjectReplacements/Object 93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917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863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32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4" manifest:media-type=""/>
  <manifest:file-entry manifest:full-path="ObjectReplacements/Object 876" manifest:media-type="application/x-openoffice-gdimetafile;windows_formatname=&quot;GDIMetaFile&quot;"/>
  <manifest:file-entry manifest:full-path="ObjectReplacements/Object 905" manifest:media-type=""/>
  <manifest:file-entry manifest:full-path="ObjectReplacements/Object 516" manifest:media-type="application/x-openoffice-gdimetafile;windows_formatname=&quot;GDIMetaFile&quot;"/>
  <manifest:file-entry manifest:full-path="ObjectReplacements/Object 9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7" manifest:media-type=""/>
  <manifest:file-entry manifest:full-path="ObjectReplacements/Object 519" manifest:media-type="application/x-openoffice-gdimetafile;windows_formatname=&quot;GDIMetaFile&quot;"/>
  <manifest:file-entry manifest:full-path="ObjectReplacements/Object 9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908" manifest:media-type=""/>
  <manifest:file-entry manifest:full-path="ObjectReplacements/Object 8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933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" manifest:media-type=""/>
  <manifest:file-entry manifest:full-path="ObjectReplacements/Object 875" manifest:media-type="application/x-openoffice-gdimetafile;windows_formatname=&quot;GDIMetaFile&quot;"/>
  <manifest:file-entry manifest:full-path="ObjectReplacements/Object 904" manifest:media-type=""/>
  <manifest:file-entry manifest:full-path="ObjectReplacements/Object 515" manifest:media-type="application/x-openoffice-gdimetafile;windows_formatname=&quot;GDIMetaFile&quot;"/>
  <manifest:file-entry manifest:full-path="ObjectReplacements/Object 93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03" manifest:media-type="application/x-openoffice-gdimetafile;windows_formatname=&quot;GDIMetaFile&quot;"/>
  <manifest:file-entry manifest:full-path="ObjectReplacements/Object 81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856" manifest:media-type=""/>
  <manifest:file-entry manifest:full-path="ObjectReplacements/Object 369" manifest:media-type="application/x-openoffice-gdimetafile;windows_formatname=&quot;GDIMetaFile&quot;"/>
  <manifest:file-entry manifest:full-path="ObjectReplacements/Object 813" manifest:media-type="application/x-openoffice-gdimetafile;windows_formatname=&quot;GDIMetaFile&quot;"/>
  <manifest:file-entry manifest:full-path="ObjectReplacements/Object 855" manifest:media-type=""/>
  <manifest:file-entry manifest:full-path="ObjectReplacements/Object 2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924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9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906" manifest:media-type=""/>
  <manifest:file-entry manifest:full-path="ObjectReplacements/Object 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9" manifest:media-type=""/>
  <manifest:file-entry manifest:full-path="ObjectReplacements/Object 595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689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670/Configurations2/" manifest:media-type="application/vnd.sun.xml.ui.configuration"/>
  <manifest:file-entry manifest:full-path="Object 670/settings.xml" manifest:media-type="text/xml"/>
  <manifest:file-entry manifest:full-path="Object 670/content.xml" manifest:media-type="text/xml"/>
  <manifest:file-entry manifest:full-path="Object 67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648/settings.xml" manifest:media-type="text/xml"/>
  <manifest:file-entry manifest:full-path="Object 648/Configurations2/" manifest:media-type="application/vnd.sun.xml.ui.configuration"/>
  <manifest:file-entry manifest:full-path="Object 648/content.xml" manifest:media-type="text/xml"/>
  <manifest:file-entry manifest:full-path="Object 648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649/settings.xml" manifest:media-type="text/xml"/>
  <manifest:file-entry manifest:full-path="Object 649/Configurations2/" manifest:media-type="application/vnd.sun.xml.ui.configuration"/>
  <manifest:file-entry manifest:full-path="Object 649/content.xml" manifest:media-type="text/xml"/>
  <manifest:file-entry manifest:full-path="Object 649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settings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871/content.xml" manifest:media-type="text/xml"/>
  <manifest:file-entry manifest:full-path="Object 871/settings.xml" manifest:media-type="text/xml"/>
  <manifest:file-entry manifest:full-path="Object 871/Configurations2/" manifest:media-type="application/vnd.sun.xml.ui.configuration"/>
  <manifest:file-entry manifest:full-path="Object 871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831/content.xml" manifest:media-type="text/xml"/>
  <manifest:file-entry manifest:full-path="Object 831/settings.xml" manifest:media-type="text/xml"/>
  <manifest:file-entry manifest:full-path="Object 831/Configurations2/" manifest:media-type="application/vnd.sun.xml.ui.configuration"/>
  <manifest:file-entry manifest:full-path="Object 831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889/content.xml" manifest:media-type="text/xml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" manifest:version="1.3" manifest:media-type="application/vnd.oasis.opendocument.formula"/>
  <manifest:file-entry manifest:full-path="Object 918/settings.xml" manifest:media-type="text/xml"/>
  <manifest:file-entry manifest:full-path="Object 918/Configurations2/" manifest:media-type="application/vnd.sun.xml.ui.configuration"/>
  <manifest:file-entry manifest:full-path="Object 918/content.xml" manifest:media-type="text/xml"/>
  <manifest:file-entry manifest:full-path="Object 918/" manifest:version="1.3" manifest:media-type="application/vnd.oasis.opendocument.formula"/>
  <manifest:file-entry manifest:full-path="Object 695/settings.xml" manifest:media-type="text/xml"/>
  <manifest:file-entry manifest:full-path="Object 695/Configurations2/" manifest:media-type="application/vnd.sun.xml.ui.configuration"/>
  <manifest:file-entry manifest:full-path="Object 695/content.xml" manifest:media-type="text/xml"/>
  <manifest:file-entry manifest:full-path="Object 695/" manifest:version="1.3" manifest:media-type="application/vnd.oasis.opendocument.formula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680/Configurations2/" manifest:media-type="application/vnd.sun.xml.ui.configuration"/>
  <manifest:file-entry manifest:full-path="Object 680/settings.xml" manifest:media-type="text/xml"/>
  <manifest:file-entry manifest:full-path="Object 680/content.xml" manifest:media-type="text/xml"/>
  <manifest:file-entry manifest:full-path="Object 680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settings.xml" manifest:media-type="text/xml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57/settings.xml" manifest:media-type="text/xml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558/settings.xml" manifest:media-type="text/xml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556/settings.xml" manifest:media-type="text/xml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646/settings.xml" manifest:media-type="text/xml"/>
  <manifest:file-entry manifest:full-path="Object 646/Configurations2/" manifest:media-type="application/vnd.sun.xml.ui.configuration"/>
  <manifest:file-entry manifest:full-path="Object 646/content.xml" manifest:media-type="text/xml"/>
  <manifest:file-entry manifest:full-path="Object 646/" manifest:version="1.3" manifest:media-type="application/vnd.oasis.opendocument.formula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647/content.xml" manifest:media-type="text/xml"/>
  <manifest:file-entry manifest:full-path="Object 647/Configurations2/" manifest:media-type="application/vnd.sun.xml.ui.configuration"/>
  <manifest:file-entry manifest:full-path="Object 647/settings.xml" manifest:media-type="text/xml"/>
  <manifest:file-entry manifest:full-path="Object 647/" manifest:version="1.3" manifest:media-type="application/vnd.oasis.opendocument.formula"/>
  <manifest:file-entry manifest:full-path="Object 350/content.xml" manifest:media-type="text/xml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690/settings.xml" manifest:media-type="text/xml"/>
  <manifest:file-entry manifest:full-path="Object 690/content.xml" manifest:media-type="text/xml"/>
  <manifest:file-entry manifest:full-path="Object 690/Configurations2/" manifest:media-type="application/vnd.sun.xml.ui.configuration"/>
  <manifest:file-entry manifest:full-path="Object 690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664/content.xml" manifest:media-type="text/xml"/>
  <manifest:file-entry manifest:full-path="Object 664/Configurations2/" manifest:media-type="application/vnd.sun.xml.ui.configuration"/>
  <manifest:file-entry manifest:full-path="Object 664/settings.xml" manifest:media-type="text/xml"/>
  <manifest:file-entry manifest:full-path="Object 664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674/Configurations2/" manifest:media-type="application/vnd.sun.xml.ui.configuration"/>
  <manifest:file-entry manifest:full-path="Object 674/settings.xml" manifest:media-type="text/xml"/>
  <manifest:file-entry manifest:full-path="Object 674/content.xml" manifest:media-type="text/xml"/>
  <manifest:file-entry manifest:full-path="Object 674/" manifest:version="1.3" manifest:media-type="application/vnd.oasis.opendocument.formula"/>
  <manifest:file-entry manifest:full-path="Object 868/content.xml" manifest:media-type="text/xml"/>
  <manifest:file-entry manifest:full-path="Object 868/settings.xml" manifest:media-type="text/xml"/>
  <manifest:file-entry manifest:full-path="Object 868/Configurations2/" manifest:media-type="application/vnd.sun.xml.ui.configuration"/>
  <manifest:file-entry manifest:full-path="Object 868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77/content.xml" manifest:media-type="text/xml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" manifest:version="1.3" manifest:media-type="application/vnd.oasis.opendocument.formula"/>
  <manifest:file-entry manifest:full-path="Object 606/content.xml" manifest:media-type="text/xml"/>
  <manifest:file-entry manifest:full-path="Object 606/settings.xml" manifest:media-type="text/xml"/>
  <manifest:file-entry manifest:full-path="Object 606/Configurations2/" manifest:media-type="application/vnd.sun.xml.ui.configuration"/>
  <manifest:file-entry manifest:full-path="Object 606/" manifest:version="1.3" manifest:media-type="application/vnd.oasis.opendocument.formula"/>
  <manifest:file-entry manifest:full-path="Object 599/Configurations2/" manifest:media-type="application/vnd.sun.xml.ui.configuration"/>
  <manifest:file-entry manifest:full-path="Object 599/settings.xml" manifest:media-type="text/xml"/>
  <manifest:file-entry manifest:full-path="Object 599/content.xml" manifest:media-type="text/xml"/>
  <manifest:file-entry manifest:full-path="Object 599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3" manifest:media-type="application/vnd.oasis.opendocument.formula"/>
  <manifest:file-entry manifest:full-path="Object 804/settings.xml" manifest:media-type="text/xml"/>
  <manifest:file-entry manifest:full-path="Object 804/Configurations2/" manifest:media-type="application/vnd.sun.xml.ui.configuration"/>
  <manifest:file-entry manifest:full-path="Object 804/content.xml" manifest:media-type="text/xml"/>
  <manifest:file-entry manifest:full-path="Object 804/" manifest:version="1.3" manifest:media-type="application/vnd.oasis.opendocument.formula"/>
  <manifest:file-entry manifest:full-path="content.xml" manifest:media-type="text/xml"/>
  <manifest:file-entry manifest:full-path="Object 867/settings.xml" manifest:media-type="text/xml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06/Configurations2/" manifest:media-type="application/vnd.sun.xml.ui.configuration"/>
  <manifest:file-entry manifest:full-path="Object 806/settings.xml" manifest:media-type="text/xml"/>
  <manifest:file-entry manifest:full-path="Object 806/content.xml" manifest:media-type="text/xml"/>
  <manifest:file-entry manifest:full-path="Object 806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617/Configurations2/" manifest:media-type="application/vnd.sun.xml.ui.configuration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681/Configurations2/" manifest:media-type="application/vnd.sun.xml.ui.configuration"/>
  <manifest:file-entry manifest:full-path="Object 681/settings.xml" manifest:media-type="text/xml"/>
  <manifest:file-entry manifest:full-path="Object 681/content.xml" manifest:media-type="text/xml"/>
  <manifest:file-entry manifest:full-path="Object 681/" manifest:version="1.3" manifest:media-type="application/vnd.oasis.opendocument.formula"/>
  <manifest:file-entry manifest:full-path="Object 807/Configurations2/" manifest:media-type="application/vnd.sun.xml.ui.configuration"/>
  <manifest:file-entry manifest:full-path="Object 807/content.xml" manifest:media-type="text/xml"/>
  <manifest:file-entry manifest:full-path="Object 807/settings.xml" manifest:media-type="text/xml"/>
  <manifest:file-entry manifest:full-path="Object 807/" manifest:version="1.3" manifest:media-type="application/vnd.oasis.opendocument.formula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605/settings.xml" manifest:media-type="text/xml"/>
  <manifest:file-entry manifest:full-path="Object 605/Configurations2/" manifest:media-type="application/vnd.sun.xml.ui.configuration"/>
  <manifest:file-entry manifest:full-path="Object 605/content.xml" manifest:media-type="text/xml"/>
  <manifest:file-entry manifest:full-path="Object 605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805/Configurations2/" manifest:media-type="application/vnd.sun.xml.ui.configuration"/>
  <manifest:file-entry manifest:full-path="Object 805/content.xml" manifest:media-type="text/xml"/>
  <manifest:file-entry manifest:full-path="Object 805/settings.xml" manifest:media-type="text/xml"/>
  <manifest:file-entry manifest:full-path="Object 805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94/settings.xml" manifest:media-type="text/xml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923/content.xml" manifest:media-type="text/xml"/>
  <manifest:file-entry manifest:full-path="Object 923/Configurations2/" manifest:media-type="application/vnd.sun.xml.ui.configuration"/>
  <manifest:file-entry manifest:full-path="Object 923/settings.xml" manifest:media-type="text/xml"/>
  <manifest:file-entry manifest:full-path="Object 92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613/Configurations2/" manifest:media-type="application/vnd.sun.xml.ui.configuration"/>
  <manifest:file-entry manifest:full-path="Object 613/content.xml" manifest:media-type="text/xml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833/settings.xml" manifest:media-type="text/xml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12/content.xml" manifest:media-type="text/xml"/>
  <manifest:file-entry manifest:full-path="Object 612/Configurations2/" manifest:media-type="application/vnd.sun.xml.ui.configuration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583/content.xml" manifest:media-type="text/xml"/>
  <manifest:file-entry manifest:full-path="Object 583/settings.xml" manifest:media-type="text/xml"/>
  <manifest:file-entry manifest:full-path="Object 583/Configurations2/" manifest:media-type="application/vnd.sun.xml.ui.configuration"/>
  <manifest:file-entry manifest:full-path="Object 58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11/settings.xml" manifest:media-type="text/xml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582/content.xml" manifest:media-type="text/xml"/>
  <manifest:file-entry manifest:full-path="Object 582/Configurations2/" manifest:media-type="application/vnd.sun.xml.ui.configuration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610/content.xml" manifest:media-type="text/xml"/>
  <manifest:file-entry manifest:full-path="Object 610/Configurations2/" manifest:media-type="application/vnd.sun.xml.ui.configuration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604/content.xml" manifest:media-type="text/xml"/>
  <manifest:file-entry manifest:full-path="Object 604/Configurations2/" manifest:media-type="application/vnd.sun.xml.ui.configuration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21/settings.xml" manifest:media-type="text/xml"/>
  <manifest:file-entry manifest:full-path="Object 821/Configurations2/" manifest:media-type="application/vnd.sun.xml.ui.configuration"/>
  <manifest:file-entry manifest:full-path="Object 821/content.xml" manifest:media-type="text/xml"/>
  <manifest:file-entry manifest:full-path="Object 821/" manifest:version="1.3" manifest:media-type="application/vnd.oasis.opendocument.formula"/>
  <manifest:file-entry manifest:full-path="Object 792/settings.xml" manifest:media-type="text/xml"/>
  <manifest:file-entry manifest:full-path="Object 792/content.xml" manifest:media-type="text/xml"/>
  <manifest:file-entry manifest:full-path="Object 792/Configurations2/" manifest:media-type="application/vnd.sun.xml.ui.configuration"/>
  <manifest:file-entry manifest:full-path="Object 792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616/Configurations2/" manifest:media-type="application/vnd.sun.xml.ui.configuration"/>
  <manifest:file-entry manifest:full-path="Object 616/settings.xml" manifest:media-type="text/xml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684/settings.xml" manifest:media-type="text/xml"/>
  <manifest:file-entry manifest:full-path="Object 684/Configurations2/" manifest:media-type="application/vnd.sun.xml.ui.configuration"/>
  <manifest:file-entry manifest:full-path="Object 684/content.xml" manifest:media-type="text/xml"/>
  <manifest:file-entry manifest:full-path="Object 68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811/settings.xml" manifest:media-type="text/xml"/>
  <manifest:file-entry manifest:full-path="Object 811/Configurations2/" manifest:media-type="application/vnd.sun.xml.ui.configuration"/>
  <manifest:file-entry manifest:full-path="Object 811/content.xml" manifest:media-type="text/xml"/>
  <manifest:file-entry manifest:full-path="Object 811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603/Configurations2/" manifest:media-type="application/vnd.sun.xml.ui.configuration"/>
  <manifest:file-entry manifest:full-path="Object 603/content.xml" manifest:media-type="text/xml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00/Configurations2/" manifest:media-type="application/vnd.sun.xml.ui.configuration"/>
  <manifest:file-entry manifest:full-path="Object 600/content.xml" manifest:media-type="text/xml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865/settings.xml" manifest:media-type="text/xml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Configurations2/" manifest:media-type="application/vnd.sun.xml.ui.configuration"/>
  <manifest:file-entry manifest:full-path="Object 415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564/content.xml" manifest:media-type="text/xml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913/Configurations2/" manifest:media-type="application/vnd.sun.xml.ui.configuration"/>
  <manifest:file-entry manifest:full-path="Object 913/content.xml" manifest:media-type="text/xml"/>
  <manifest:file-entry manifest:full-path="Object 913/settings.xml" manifest:media-type="text/xml"/>
  <manifest:file-entry manifest:full-path="Object 913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72/settings.xml" manifest:media-type="text/xml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02/settings.xml" manifest:media-type="text/xml"/>
  <manifest:file-entry manifest:full-path="Object 602/Configurations2/" manifest:media-type="application/vnd.sun.xml.ui.configuration"/>
  <manifest:file-entry manifest:full-path="Object 602/content.xml" manifest:media-type="text/xml"/>
  <manifest:file-entry manifest:full-path="Object 602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873/settings.xml" manifest:media-type="text/xml"/>
  <manifest:file-entry manifest:full-path="Object 873/Configurations2/" manifest:media-type="application/vnd.sun.xml.ui.configuration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903/settings.xml" manifest:media-type="text/xml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settings.xml" manifest:media-type="text/xml"/>
  <manifest:file-entry manifest:full-path="Object 679/" manifest:version="1.3" manifest:media-type="application/vnd.oasis.opendocument.formula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733/content.xml" manifest:media-type="text/xml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927/content.xml" manifest:media-type="text/xml"/>
  <manifest:file-entry manifest:full-path="Object 927/Configurations2/" manifest:media-type="application/vnd.sun.xml.ui.configuration"/>
  <manifest:file-entry manifest:full-path="Object 927/settings.xml" manifest:media-type="text/xml"/>
  <manifest:file-entry manifest:full-path="Object 92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content.xml" manifest:media-type="text/xml"/>
  <manifest:file-entry manifest:full-path="Object 586/" manifest:version="1.3" manifest:media-type="application/vnd.oasis.opendocument.formula"/>
  <manifest:file-entry manifest:full-path="Object 615/Configurations2/" manifest:media-type="application/vnd.sun.xml.ui.configuration"/>
  <manifest:file-entry manifest:full-path="Object 615/content.xml" manifest:media-type="text/xml"/>
  <manifest:file-entry manifest:full-path="Object 615/settings.xml" manifest:media-type="text/xml"/>
  <manifest:file-entry manifest:full-path="Object 615/" manifest:version="1.3" manifest:media-type="application/vnd.oasis.opendocument.formula"/>
  <manifest:file-entry manifest:full-path="Object 809/settings.xml" manifest:media-type="text/xml"/>
  <manifest:file-entry manifest:full-path="Object 809/Configurations2/" manifest:media-type="application/vnd.sun.xml.ui.configuration"/>
  <manifest:file-entry manifest:full-path="Object 809/content.xml" manifest:media-type="text/xml"/>
  <manifest:file-entry manifest:full-path="Object 80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83/Configurations2/" manifest:media-type="application/vnd.sun.xml.ui.configuration"/>
  <manifest:file-entry manifest:full-path="Object 683/content.xml" manifest:media-type="text/xml"/>
  <manifest:file-entry manifest:full-path="Object 683/settings.xml" manifest:media-type="text/xml"/>
  <manifest:file-entry manifest:full-path="Object 68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682/Configurations2/" manifest:media-type="application/vnd.sun.xml.ui.configuration"/>
  <manifest:file-entry manifest:full-path="Object 682/content.xml" manifest:media-type="text/xml"/>
  <manifest:file-entry manifest:full-path="Object 682/settings.xml" manifest:media-type="text/xml"/>
  <manifest:file-entry manifest:full-path="Object 682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666/content.xml" manifest:media-type="text/xml"/>
  <manifest:file-entry manifest:full-path="Object 666/settings.xml" manifest:media-type="text/xml"/>
  <manifest:file-entry manifest:full-path="Object 666/Configurations2/" manifest:media-type="application/vnd.sun.xml.ui.configuration"/>
  <manifest:file-entry manifest:full-path="Object 666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67/content.xml" manifest:media-type="text/xml"/>
  <manifest:file-entry manifest:full-path="Object 667/Configurations2/" manifest:media-type="application/vnd.sun.xml.ui.configuration"/>
  <manifest:file-entry manifest:full-path="Object 667/settings.xml" manifest:media-type="text/xml"/>
  <manifest:file-entry manifest:full-path="Object 667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46/settings.xml" manifest:media-type="text/xml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921/settings.xml" manifest:media-type="text/xml"/>
  <manifest:file-entry manifest:full-path="Object 921/Configurations2/" manifest:media-type="application/vnd.sun.xml.ui.configuration"/>
  <manifest:file-entry manifest:full-path="Object 921/content.xml" manifest:media-type="text/xml"/>
  <manifest:file-entry manifest:full-path="Object 921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843/settings.xml" manifest:media-type="text/xml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567/settings.xml" manifest:media-type="text/xml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51/settings.xml" manifest:media-type="text/xml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595/content.xml" manifest:media-type="text/xml"/>
  <manifest:file-entry manifest:full-path="Object 595/Configurations2/" manifest:media-type="application/vnd.sun.xml.ui.configuration"/>
  <manifest:file-entry manifest:full-path="Object 595/settings.xml" manifest:media-type="text/xml"/>
  <manifest:file-entry manifest:full-path="Object 595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" manifest:version="1.3" manifest:media-type="application/vnd.oasis.opendocument.formula"/>
  <manifest:file-entry manifest:full-path="Object 669/settings.xml" manifest:media-type="text/xml"/>
  <manifest:file-entry manifest:full-path="Object 669/Configurations2/" manifest:media-type="application/vnd.sun.xml.ui.configuration"/>
  <manifest:file-entry manifest:full-path="Object 669/content.xml" manifest:media-type="text/xml"/>
  <manifest:file-entry manifest:full-path="Object 669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56/content.xml" manifest:media-type="text/xml"/>
  <manifest:file-entry manifest:full-path="Object 656/Configurations2/" manifest:media-type="application/vnd.sun.xml.ui.configuration"/>
  <manifest:file-entry manifest:full-path="Object 656/settings.xml" manifest:media-type="text/xml"/>
  <manifest:file-entry manifest:full-path="Object 65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657/settings.xml" manifest:media-type="text/xml"/>
  <manifest:file-entry manifest:full-path="Object 657/Configurations2/" manifest:media-type="application/vnd.sun.xml.ui.configuration"/>
  <manifest:file-entry manifest:full-path="Object 657/content.xml" manifest:media-type="text/xml"/>
  <manifest:file-entry manifest:full-path="Object 657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658/settings.xml" manifest:media-type="text/xml"/>
  <manifest:file-entry manifest:full-path="Object 658/Configurations2/" manifest:media-type="application/vnd.sun.xml.ui.configuration"/>
  <manifest:file-entry manifest:full-path="Object 658/content.xml" manifest:media-type="text/xml"/>
  <manifest:file-entry manifest:full-path="Object 658/" manifest:version="1.3" manifest:media-type="application/vnd.oasis.opendocument.formula"/>
  <manifest:file-entry manifest:full-path="Object 464/settings.xml" manifest:media-type="text/xml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659/settings.xml" manifest:media-type="text/xml"/>
  <manifest:file-entry manifest:full-path="Object 659/Configurations2/" manifest:media-type="application/vnd.sun.xml.ui.configuration"/>
  <manifest:file-entry manifest:full-path="Object 659/content.xml" manifest:media-type="text/xml"/>
  <manifest:file-entry manifest:full-path="Object 659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tent.xml" manifest:media-type="text/xml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" manifest:version="1.3" manifest:media-type="application/vnd.oasis.opendocument.formula"/>
  <manifest:file-entry manifest:full-path="Object 665/settings.xml" manifest:media-type="text/xml"/>
  <manifest:file-entry manifest:full-path="Object 665/content.xml" manifest:media-type="text/xml"/>
  <manifest:file-entry manifest:full-path="Object 665/Configurations2/" manifest:media-type="application/vnd.sun.xml.ui.configuration"/>
  <manifest:file-entry manifest:full-path="Object 665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48/settings.xml" manifest:media-type="text/xml"/>
  <manifest:file-entry manifest:full-path="Object 848/Configurations2/" manifest:media-type="application/vnd.sun.xml.ui.configuration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676/content.xml" manifest:media-type="text/xml"/>
  <manifest:file-entry manifest:full-path="Object 676/Configurations2/" manifest:media-type="application/vnd.sun.xml.ui.configuration"/>
  <manifest:file-entry manifest:full-path="Object 676/settings.xml" manifest:media-type="text/xml"/>
  <manifest:file-entry manifest:full-path="Object 67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596/Configurations2/" manifest:media-type="application/vnd.sun.xml.ui.configuration"/>
  <manifest:file-entry manifest:full-path="Object 596/settings.xml" manifest:media-type="text/xml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653/Configurations2/" manifest:media-type="application/vnd.sun.xml.ui.configuration"/>
  <manifest:file-entry manifest:full-path="Object 653/settings.xml" manifest:media-type="text/xml"/>
  <manifest:file-entry manifest:full-path="Object 653/content.xml" manifest:media-type="text/xml"/>
  <manifest:file-entry manifest:full-path="Object 653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597/Configurations2/" manifest:media-type="application/vnd.sun.xml.ui.configuration"/>
  <manifest:file-entry manifest:full-path="Object 597/content.xml" manifest:media-type="text/xml"/>
  <manifest:file-entry manifest:full-path="Object 597/settings.xml" manifest:media-type="text/xml"/>
  <manifest:file-entry manifest:full-path="Object 597/" manifest:version="1.3" manifest:media-type="application/vnd.oasis.opendocument.formula"/>
  <manifest:file-entry manifest:full-path="Object 837/content.xml" manifest:media-type="text/xml"/>
  <manifest:file-entry manifest:full-path="Object 837/Configurations2/" manifest:media-type="application/vnd.sun.xml.ui.configuration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638/content.xml" manifest:media-type="text/xml"/>
  <manifest:file-entry manifest:full-path="Object 638/settings.xml" manifest:media-type="text/xml"/>
  <manifest:file-entry manifest:full-path="Object 638/Configurations2/" manifest:media-type="application/vnd.sun.xml.ui.configuration"/>
  <manifest:file-entry manifest:full-path="Object 638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861/Configurations2/" manifest:media-type="application/vnd.sun.xml.ui.configuration"/>
  <manifest:file-entry manifest:full-path="Object 861/content.xml" manifest:media-type="text/xml"/>
  <manifest:file-entry manifest:full-path="Object 861/settings.xml" manifest:media-type="text/xml"/>
  <manifest:file-entry manifest:full-path="Object 861/" manifest:version="1.3" manifest:media-type="application/vnd.oasis.opendocument.formula"/>
  <manifest:file-entry manifest:full-path="Object 473/content.xml" manifest:media-type="text/xml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27/content.xml" manifest:media-type="text/xml"/>
  <manifest:file-entry manifest:full-path="Object 827/Configurations2/" manifest:media-type="application/vnd.sun.xml.ui.configuration"/>
  <manifest:file-entry manifest:full-path="Object 827/settings.xml" manifest:media-type="text/xml"/>
  <manifest:file-entry manifest:full-path="Object 827/" manifest:version="1.3" manifest:media-type="application/vnd.oasis.opendocument.formula"/>
  <manifest:file-entry manifest:full-path="Object 862/settings.xml" manifest:media-type="text/xml"/>
  <manifest:file-entry manifest:full-path="Object 862/Configurations2/" manifest:media-type="application/vnd.sun.xml.ui.configuration"/>
  <manifest:file-entry manifest:full-path="Object 862/content.xml" manifest:media-type="text/xml"/>
  <manifest:file-entry manifest:full-path="Object 862/" manifest:version="1.3" manifest:media-type="application/vnd.oasis.opendocument.formula"/>
  <manifest:file-entry manifest:full-path="Object 935/content.xml" manifest:media-type="text/xml"/>
  <manifest:file-entry manifest:full-path="Object 935/Configurations2/" manifest:media-type="application/vnd.sun.xml.ui.configuration"/>
  <manifest:file-entry manifest:full-path="Object 935/settings.xml" manifest:media-type="text/xml"/>
  <manifest:file-entry manifest:full-path="Object 93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settings.xml" manifest:media-type="text/xml"/>
  <manifest:file-entry manifest:full-path="Object 694/content.xml" manifest:media-type="text/xml"/>
  <manifest:file-entry manifest:full-path="Object 694/" manifest:version="1.3" manifest:media-type="application/vnd.oasis.opendocument.formula"/>
  <manifest:file-entry manifest:full-path="Object 917/Configurations2/" manifest:media-type="application/vnd.sun.xml.ui.configuration"/>
  <manifest:file-entry manifest:full-path="Object 917/content.xml" manifest:media-type="text/xml"/>
  <manifest:file-entry manifest:full-path="Object 917/settings.xml" manifest:media-type="text/xml"/>
  <manifest:file-entry manifest:full-path="Object 917/" manifest:version="1.3" manifest:media-type="application/vnd.oasis.opendocument.formula"/>
  <manifest:file-entry manifest:full-path="Object 888/settings.xml" manifest:media-type="text/xml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655/settings.xml" manifest:media-type="text/xml"/>
  <manifest:file-entry manifest:full-path="Object 655/content.xml" manifest:media-type="text/xml"/>
  <manifest:file-entry manifest:full-path="Object 655/Configurations2/" manifest:media-type="application/vnd.sun.xml.ui.configuration"/>
  <manifest:file-entry manifest:full-path="Object 655/" manifest:version="1.3" manifest:media-type="application/vnd.oasis.opendocument.formula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863/Configurations2/" manifest:media-type="application/vnd.sun.xml.ui.configuration"/>
  <manifest:file-entry manifest:full-path="Object 863/settings.xml" manifest:media-type="text/xml"/>
  <manifest:file-entry manifest:full-path="Object 863/content.xml" manifest:media-type="text/xml"/>
  <manifest:file-entry manifest:full-path="Object 863/" manifest:version="1.3" manifest:media-type="application/vnd.oasis.opendocument.formula"/>
  <manifest:file-entry manifest:full-path="Object 645/content.xml" manifest:media-type="text/xml"/>
  <manifest:file-entry manifest:full-path="Object 645/Configurations2/" manifest:media-type="application/vnd.sun.xml.ui.configuration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839/content.xml" manifest:media-type="text/xml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932/content.xml" manifest:media-type="text/xml"/>
  <manifest:file-entry manifest:full-path="Object 932/settings.xml" manifest:media-type="text/xml"/>
  <manifest:file-entry manifest:full-path="Object 932/Configurations2/" manifest:media-type="application/vnd.sun.xml.ui.configuration"/>
  <manifest:file-entry manifest:full-path="Object 932/" manifest:version="1.3" manifest:media-type="application/vnd.oasis.opendocument.formula"/>
  <manifest:file-entry manifest:full-path="Object 678/settings.xml" manifest:media-type="text/xml"/>
  <manifest:file-entry manifest:full-path="Object 678/Configurations2/" manifest:media-type="application/vnd.sun.xml.ui.configuration"/>
  <manifest:file-entry manifest:full-path="Object 678/content.xml" manifest:media-type="text/xml"/>
  <manifest:file-entry manifest:full-path="Object 678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931/content.xml" manifest:media-type="text/xml"/>
  <manifest:file-entry manifest:full-path="Object 931/Configurations2/" manifest:media-type="application/vnd.sun.xml.ui.configuration"/>
  <manifest:file-entry manifest:full-path="Object 931/settings.xml" manifest:media-type="text/xml"/>
  <manifest:file-entry manifest:full-path="Object 931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8/Configurations2/" manifest:media-type="application/vnd.sun.xml.ui.configuration"/>
  <manifest:file-entry manifest:full-path="Object 938/content.xml" manifest:media-type="text/xml"/>
  <manifest:file-entry manifest:full-path="Object 938/settings.xml" manifest:media-type="text/xml"/>
  <manifest:file-entry manifest:full-path="Object 93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934/Configurations2/" manifest:media-type="application/vnd.sun.xml.ui.configuration"/>
  <manifest:file-entry manifest:full-path="Object 934/content.xml" manifest:media-type="text/xml"/>
  <manifest:file-entry manifest:full-path="Object 934/settings.xml" manifest:media-type="text/xml"/>
  <manifest:file-entry manifest:full-path="Object 934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75/content.xml" manifest:media-type="text/xml"/>
  <manifest:file-entry manifest:full-path="Object 675/Configurations2/" manifest:media-type="application/vnd.sun.xml.ui.configuration"/>
  <manifest:file-entry manifest:full-path="Object 675/settings.xml" manifest:media-type="text/xml"/>
  <manifest:file-entry manifest:full-path="Object 675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836/content.xml" manifest:media-type="text/xml"/>
  <manifest:file-entry manifest:full-path="Object 836/Configurations2/" manifest:media-type="application/vnd.sun.xml.ui.configuration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593/content.xml" manifest:media-type="text/xml"/>
  <manifest:file-entry manifest:full-path="Object 593/Configurations2/" manifest:media-type="application/vnd.sun.xml.ui.configuration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15/settings.xml" manifest:media-type="text/xml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settings.xml" manifest:media-type="text/xml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14/Configurations2/" manifest:media-type="application/vnd.sun.xml.ui.configuration"/>
  <manifest:file-entry manifest:full-path="Object 814/content.xml" manifest:media-type="text/xml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685/Configurations2/" manifest:media-type="application/vnd.sun.xml.ui.configuration"/>
  <manifest:file-entry manifest:full-path="Object 685/content.xml" manifest:media-type="text/xml"/>
  <manifest:file-entry manifest:full-path="Object 685/settings.xml" manifest:media-type="text/xml"/>
  <manifest:file-entry manifest:full-path="Object 685/" manifest:version="1.3" manifest:media-type="application/vnd.oasis.opendocument.formula"/>
  <manifest:file-entry manifest:full-path="Object 908/content.xml" manifest:media-type="text/xml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520/content.xml" manifest:media-type="text/xml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933/content.xml" manifest:media-type="text/xml"/>
  <manifest:file-entry manifest:full-path="Object 933/settings.xml" manifest:media-type="text/xml"/>
  <manifest:file-entry manifest:full-path="Object 933/Configurations2/" manifest:media-type="application/vnd.sun.xml.ui.configuration"/>
  <manifest:file-entry manifest:full-path="Object 933/" manifest:version="1.3" manifest:media-type="application/vnd.oasis.opendocument.formula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875/content.xml" manifest:media-type="text/xml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Configurations2/" manifest:media-type="application/vnd.sun.xml.ui.configuration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930/Configurations2/" manifest:media-type="application/vnd.sun.xml.ui.configuration"/>
  <manifest:file-entry manifest:full-path="Object 930/settings.xml" manifest:media-type="text/xml"/>
  <manifest:file-entry manifest:full-path="Object 930/content.xml" manifest:media-type="text/xml"/>
  <manifest:file-entry manifest:full-path="Object 930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03/content.xml" manifest:media-type="text/xml"/>
  <manifest:file-entry manifest:full-path="Object 803/Configurations2/" manifest:media-type="application/vnd.sun.xml.ui.configuration"/>
  <manifest:file-entry manifest:full-path="Object 803/settings.xml" manifest:media-type="text/xml"/>
  <manifest:file-entry manifest:full-path="Object 803/" manifest:version="1.3" manifest:media-type="application/vnd.oasis.opendocument.formula"/>
  <manifest:file-entry manifest:full-path="Object 812/content.xml" manifest:media-type="text/xml"/>
  <manifest:file-entry manifest:full-path="Object 812/Configurations2/" manifest:media-type="application/vnd.sun.xml.ui.configuration"/>
  <manifest:file-entry manifest:full-path="Object 812/settings.xml" manifest:media-type="text/xml"/>
  <manifest:file-entry manifest:full-path="Object 812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652/content.xml" manifest:media-type="text/xml"/>
  <manifest:file-entry manifest:full-path="Object 652/Configurations2/" manifest:media-type="application/vnd.sun.xml.ui.configuration"/>
  <manifest:file-entry manifest:full-path="Object 652/settings.xml" manifest:media-type="text/xml"/>
  <manifest:file-entry manifest:full-path="Object 652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10/settings.xml" manifest:media-type="text/xml"/>
  <manifest:file-entry manifest:full-path="Object 810/Configurations2/" manifest:media-type="application/vnd.sun.xml.ui.configuration"/>
  <manifest:file-entry manifest:full-path="Object 810/content.xml" manifest:media-type="text/xml"/>
  <manifest:file-entry manifest:full-path="Object 8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801/content.xml" manifest:media-type="text/xml"/>
  <manifest:file-entry manifest:full-path="Object 801/Configurations2/" manifest:media-type="application/vnd.sun.xml.ui.configuration"/>
  <manifest:file-entry manifest:full-path="Object 801/settings.xml" manifest:media-type="text/xml"/>
  <manifest:file-entry manifest:full-path="Object 80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00/Configurations2/" manifest:media-type="application/vnd.sun.xml.ui.configuration"/>
  <manifest:file-entry manifest:full-path="Object 800/settings.xml" manifest:media-type="text/xml"/>
  <manifest:file-entry manifest:full-path="Object 800/content.xml" manifest:media-type="text/xml"/>
  <manifest:file-entry manifest:full-path="Object 800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592/Configurations2/" manifest:media-type="application/vnd.sun.xml.ui.configuration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813/settings.xml" manifest:media-type="text/xml"/>
  <manifest:file-entry manifest:full-path="Object 813/content.xml" manifest:media-type="text/xml"/>
  <manifest:file-entry manifest:full-path="Object 813/Configurations2/" manifest:media-type="application/vnd.sun.xml.ui.configuration"/>
  <manifest:file-entry manifest:full-path="Object 8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924/content.xml" manifest:media-type="text/xml"/>
  <manifest:file-entry manifest:full-path="Object 924/settings.xml" manifest:media-type="text/xml"/>
  <manifest:file-entry manifest:full-path="Object 924/Configurations2/" manifest:media-type="application/vnd.sun.xml.ui.configuration"/>
  <manifest:file-entry manifest:full-path="Object 924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693/settings.xml" manifest:media-type="text/xml"/>
  <manifest:file-entry manifest:full-path="Object 693/content.xml" manifest:media-type="text/xml"/>
  <manifest:file-entry manifest:full-path="Object 693/Configurations2/" manifest:media-type="application/vnd.sun.xml.ui.configuration"/>
  <manifest:file-entry manifest:full-path="Object 693/" manifest:version="1.3" manifest:media-type="application/vnd.oasis.opendocument.formula"/>
  <manifest:file-entry manifest:full-path="Object 722/settings.xml" manifest:media-type="text/xml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916/Configurations2/" manifest:media-type="application/vnd.sun.xml.ui.configuration"/>
  <manifest:file-entry manifest:full-path="Object 916/settings.xml" manifest:media-type="text/xml"/>
  <manifest:file-entry manifest:full-path="Object 916/content.xml" manifest:media-type="text/xml"/>
  <manifest:file-entry manifest:full-path="Object 91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642/settings.xml" manifest:media-type="text/xml"/>
  <manifest:file-entry manifest:full-path="Object 642/Configurations2/" manifest:media-type="application/vnd.sun.xml.ui.configuration"/>
  <manifest:file-entry manifest:full-path="Object 642/content.xml" manifest:media-type="text/xml"/>
  <manifest:file-entry manifest:full-path="Object 642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settings.xml" manifest:media-type="text/xml"/>
  <manifest:file-entry manifest:full-path="Object 643/content.xml" manifest:media-type="text/xml"/>
  <manifest:file-entry manifest:full-path="Object 64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4/settings.xml" manifest:media-type="text/xml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688/content.xml" manifest:media-type="text/xml"/>
  <manifest:file-entry manifest:full-path="Object 688/Configurations2/" manifest:media-type="application/vnd.sun.xml.ui.configuration"/>
  <manifest:file-entry manifest:full-path="Object 688/settings.xml" manifest:media-type="text/xml"/>
  <manifest:file-entry manifest:full-path="Object 688/" manifest:version="1.3" manifest:media-type="application/vnd.oasis.opendocument.formula"/>
  <manifest:file-entry manifest:full-path="Object 717/content.xml" manifest:media-type="text/xml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" manifest:version="1.3" manifest:media-type="application/vnd.oasis.opendocument.formula"/>
  <manifest:file-entry manifest:full-path="Object 651/content.xml" manifest:media-type="text/xml"/>
  <manifest:file-entry manifest:full-path="Object 651/settings.xml" manifest:media-type="text/xml"/>
  <manifest:file-entry manifest:full-path="Object 651/Configurations2/" manifest:media-type="application/vnd.sun.xml.ui.configuration"/>
  <manifest:file-entry manifest:full-path="Object 651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3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1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4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5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6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75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76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7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8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93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9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95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9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97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3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05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07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8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09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21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2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14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6.195cm" loext:decorative="false"/>
      <style:paragraph-properties style:writing-mode="lr-tb"/>
    </style:style>
    <style:style style:name="gr2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5cm" fo:min-width="6.505cm" loext:decorative="false"/>
      <style:paragraph-properties style:writing-mode="lr-tb"/>
    </style:style>
    <style:style style:name="gr2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98cm" fo:min-width="6.505cm" loext:decorative="false"/>
      <style:paragraph-properties style:writing-mode="lr-tb"/>
    </style:style>
    <style:style style:name="gr2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96cm" fo:min-width="6.505cm" loext:decorative="false"/>
      <style:paragraph-properties style:writing-mode="lr-tb"/>
    </style:style>
    <style:style style:name="gr2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5cm" fo:min-width="6.505cm" loext:decorative="false"/>
      <style:paragraph-properties style:writing-mode="lr-tb"/>
    </style:style>
    <style:style style:name="gr2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4cm" fo:min-width="6.505cm" loext:decorative="false"/>
      <style:paragraph-properties style:writing-mode="lr-tb"/>
    </style:style>
    <style:style style:name="gr221" style:family="graphic" style:parent-style-name="Default_20_Drawing_20_Style_5f_3">
      <style:graphic-properties draw:textarea-horizontal-align="justify" draw:textarea-vertical-align="middle" draw:auto-grow-height="false" fo:min-height="4.9cm" fo:min-width="4.75cm" loext:decorative="false"/>
    </style:style>
    <style:style style:name="gr222" style:family="graphic" style:parent-style-name="Default_20_Drawing_20_Style_5f_3">
      <style:graphic-properties draw:textarea-horizontal-align="justify" draw:textarea-vertical-align="middle" draw:auto-grow-height="false" fo:min-height="4.95cm" fo:min-width="4.75cm" loext:decorative="false"/>
    </style:style>
    <style:style style:name="gr223" style:family="graphic" style:parent-style-name="Default_20_Drawing_20_Style_5f_3">
      <style:graphic-properties draw:textarea-horizontal-align="justify" draw:textarea-vertical-align="middle" draw:auto-grow-height="false" fo:min-height="5.05cm" fo:min-width="4.75cm" loext:decorative="false"/>
    </style:style>
    <style:style style:name="gr2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 loext:decorative="false"/>
      <style:paragraph-properties style:writing-mode="lr-tb"/>
    </style:style>
    <style:style style:name="gr2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 loext:decorative="false"/>
      <style:paragraph-properties style:writing-mode="lr-tb"/>
    </style:style>
    <style:style style:name="gr2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 fo:font-weight="bold"/>
    </style:style>
    <style:style style:name="P50" style:family="paragraph">
      <loext:graphic-properties draw:fill="none" draw:fill-color="#ffffff"/>
      <style:text-properties fo:font-size="8.69999980926514pt"/>
    </style:style>
    <style:style style:name="P51" style:family="paragraph">
      <loext:graphic-properties draw:fill="none" draw:fill-color="#1c1c1c"/>
      <style:paragraph-properties fo:text-align="center"/>
    </style:style>
    <style:style style:name="P52" style:family="paragraph">
      <loext:graphic-properties draw:fill="none" draw:fill-color="#ffffff"/>
      <style:text-properties fo:font-size="7pt" style:font-size-asian="16pt" style:font-size-complex="16pt"/>
    </style:style>
    <style:style style:name="P53" style:family="paragraph">
      <loext:graphic-properties draw:fill="solid" draw:fill-color="#55308d"/>
      <style:paragraph-properties fo:text-align="center"/>
    </style:style>
    <style:style style:name="P54" style:family="paragraph">
      <loext:graphic-properties draw:fill="none"/>
      <style:text-properties fo:font-size="10.1999998092651pt" style:font-size-asian="20pt" style:font-size-complex="20pt"/>
    </style:style>
    <style:style style:name="P55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6" style:family="paragraph">
      <loext:graphic-properties draw:fill="solid" draw:fill-color="#999999"/>
      <style:paragraph-properties fo:text-align="center"/>
    </style:style>
    <style:style style:name="P57" style:family="paragraph">
      <loext:graphic-properties draw:fill="none" draw:fill-color="#ffffff"/>
      <style:text-properties fo:font-size="7pt" style:font-size-asian="20pt" style:font-size-complex="20pt"/>
    </style:style>
    <style:style style:name="P58" style:family="paragraph">
      <loext:graphic-properties draw:fill="none"/>
      <style:paragraph-properties fo:text-align="center"/>
      <style:text-properties fo:font-size="6pt"/>
    </style:style>
    <style:style style:name="P59" style:family="paragraph">
      <style:paragraph-properties fo:text-align="center"/>
      <style:text-properties fo:font-size="6pt"/>
    </style:style>
    <style:style style:name="P60" style:family="paragraph">
      <loext:graphic-properties draw:fill="none"/>
      <style:text-properties fo:font-size="6pt" fo:font-weight="bold"/>
    </style:style>
    <style:style style:name="P61" style:family="paragraph">
      <style:paragraph-properties fo:text-align="center"/>
      <style:text-properties fo:font-weight="normal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9pt" style:font-size-asian="22pt" style:font-size-complex="22pt"/>
    </style:style>
    <style:style style:name="T47" style:family="text">
      <style:text-properties fo:font-size="9pt" fo:font-weight="bold" style:font-size-asian="22pt" style:font-weight-asian="bold" style:font-size-complex="22pt" style:font-weight-complex="bold"/>
    </style:style>
    <style:style style:name="T48" style:family="text">
      <style:text-properties fo:font-size="10.5pt" style:font-size-asian="26pt" style:font-size-complex="26pt"/>
    </style:style>
    <style:style style:name="T49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8.69999980926514pt" fo:font-weight="bold" style:font-weight-asian="bold" style:font-weight-complex="bold"/>
    </style:style>
    <style:style style:name="T51" style:family="text">
      <style:text-properties fo:font-size="5.40000009536743pt" style:font-size-asian="14pt" style:font-size-complex="14pt"/>
    </style:style>
    <style:style style:name="T52" style:family="text">
      <style:text-properties fo:font-size="8.69999980926514pt" fo:font-weight="normal" style:font-weight-asian="normal" style:font-weight-complex="normal"/>
    </style:style>
    <style:style style:name="T53" style:family="text">
      <style:text-properties fo:font-size="4.09999990463257pt"/>
    </style:style>
    <style:style style:name="T54" style:family="text">
      <style:text-properties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</text:span><text:span text:style-name="T3">o</text:span><text:span text:style-name="T3">d</text:span><text:span text:style-name="T3">e</text:span><text:span text:style-name="T3"> </text:span><text:span text:style-name="T3">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</text:span><text:span text:style-name="T3">lt</text:span><text:span text:style-name="T3">e</text:span><text:span text:style-name="T3">r</text:span><text:span text:style-name="T3">n</text:span><text:span text:style-name="T3">a</text:span><text:span text:style-name="T3">ti</text:span><text:span text:style-name="T3">v </text:span><text:span text:style-name="T3">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</text:span><text:span text:style-name="T3">lt</text:span><text:span text:style-name="T3">e</text:span><text:span text:style-name="T3">r</text:span><text:span text:style-name="T3">n</text:span><text:span text:style-name="T3">a</text:span><text:span text:style-name="T3">ti</text:span><text:span text:style-name="T3">v </text:span><text:span text:style-name="T3">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</text:span><text:span text:style-name="T4">l</text:span><text:span text:style-name="T4">t</text:span><text:span text:style-name="T4">e</text:span><text:span text:style-name="T4">r</text:span><text:span text:style-name="T4">n</text:span><text:span text:style-name="T4">a</text:span><text:span text:style-name="T4">t</text:span><text:span text:style-name="T4">i</text:span><text:span text:style-name="T4">v</text:span><text:span text:style-name="T4">k</text:span><text:span text:style-name="T4">o</text:span><text:span text:style-name="T4">s</text:span><text:span text:style-name="T4">t</text:span><text:span text:style-name="T4">n</text:span><text:span text:style-name="T4">a</text:span><text:span text:style-name="T4">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</text:span><text:span text:style-name="T6">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</text:span><text:span text:style-name="T4">i</text:span><text:span text:style-name="T4">k</text:span><text:span text:style-name="T4">r</text:span><text:span text:style-name="T4">o</text:span><text:span text:style-name="T4">ø</text:span><text:span text:style-name="T4">k</text:span><text:span text:style-name="T4">o</text:span><text:span text:style-name="T4">n</text:span><text:span text:style-name="T4">o</text:span><text:span text:style-name="T4">m</text:span><text:span text:style-name="T4">i </text:span><text:span text:style-name="T4">o</text:span><text:span text:style-name="T4">p</text:span><text:span text:style-name="T4">p</text:span><text:span text:style-name="T4">b</text:span><text:span text:style-name="T4">y</text:span><text:span text:style-name="T4">g</text:span><text:span text:style-name="T4">g</text:span><text:span text:style-name="T4">i</text:span><text:span text:style-name="T4">n</text:span><text:span text:style-name="T4">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</text:span><text:span text:style-name="T7">a</text:span><text:span text:style-name="T7">rt</text:span><text:span text:style-name="T7">i</text:span><text:span text:style-name="T7">e</text:span><text:span text:style-name="T7">ll</text:span></text:p>
            <text:p><text:span text:style-name="T7">L</text:span><text:span text:style-name="T7">ik</text:span><text:span text:style-name="T7">e</text:span><text:span text:style-name="T7">v</text:span><text:span text:style-name="T7">e</text:span><text:span text:style-name="T7">k</text:span><text:span text:style-name="T7">t</text:span></text:p>
            <text:p><text:span text:style-name="T7">(</text:span><text:span text:style-name="T7">e</text:span><text:span text:style-name="T7">tt </text:span><text:span text:style-name="T6">m</text:span><text:span text:style-name="T6">a</text:span><text:span text:style-name="T6">r</text:span><text:span text:style-name="T6">k</text:span><text:span text:style-name="T6">e</text:span><text:span text:style-name="T6">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</text:span><text:span text:style-name="T3">a</text:span><text:span text:style-name="T3">r</text:span><text:span text:style-name="T3">k</text:span><text:span text:style-name="T3">e</text:span><text:span text:style-name="T3">d</text:span><text:span text:style-name="T3">s</text:span><text:span text:style-name="T3">f</text:span><text:span text:style-name="T3">o</text:span><text:span text:style-name="T3">r</text:span><text:span text:style-name="T3">m</text:span><text:span text:style-name="T3">e</text:span><text:span text:style-name="T3">r</text:span><text:span text:style-name="T3">:</text:span></text:p>
            <text:list text:style-name="L1">
              <text:list-item>
                <text:p><text:span text:style-name="T3">F</text:span><text:span text:style-name="T3">u</text:span><text:span text:style-name="T3">l</text:span><text:span text:style-name="T3">l</text:span><text:span text:style-name="T3">k</text:span><text:span text:style-name="T3">o</text:span><text:span text:style-name="T3">m</text:span><text:span text:style-name="T3">m</text:span><text:span text:style-name="T3">e</text:span><text:span text:style-name="T3">n</text:span><text:span text:style-name="T3"> </text:span><text:span text:style-name="T3">k</text:span><text:span text:style-name="T3">o</text:span><text:span text:style-name="T3">n</text:span><text:span text:style-name="T3">k</text:span><text:span text:style-name="T3">u</text:span><text:span text:style-name="T3">r</text:span><text:span text:style-name="T3">r</text:span><text:span text:style-name="T3">a</text:span><text:span text:style-name="T3">n</text:span><text:span text:style-name="T3">s</text:span><text:span text:style-name="T3">e</text:span></text:p>
              </text:list-item>
              <text:list-item>
                <text:p><text:span text:style-name="T3">M</text:span><text:span text:style-name="T3">o</text:span><text:span text:style-name="T3">n</text:span><text:span text:style-name="T3">o</text:span><text:span text:style-name="T3">p</text:span><text:span text:style-name="T3">o</text:span><text:span text:style-name="T3">l</text:span></text:p>
              </text:list-item>
              <text:list-item>
                <text:p><text:span text:style-name="T3">M</text:span><text:span text:style-name="T3">o</text:span><text:span text:style-name="T3">n</text:span><text:span text:style-name="T3">o</text:span><text:span text:style-name="T3">p</text:span><text:span text:style-name="T3">o</text:span><text:span text:style-name="T3">l</text:span><text:span text:style-name="T3">i</text:span><text:span text:style-name="T3">s</text:span><text:span text:style-name="T3">t</text:span><text:span text:style-name="T3">i</text:span><text:span text:style-name="T3">s</text:span><text:span text:style-name="T3">k</text:span><text:span text:style-name="T3"> </text:span><text:span text:style-name="T3">k</text:span><text:span text:style-name="T3">o</text:span><text:span text:style-name="T3">n</text:span><text:span text:style-name="T3">k</text:span><text:span text:style-name="T3">u</text:span><text:span text:style-name="T3">r</text:span><text:span text:style-name="T3">r</text:span><text:span text:style-name="T3">a</text:span><text:span text:style-name="T3">n</text:span><text:span text:style-name="T3">s</text:span><text:span text:style-name="T3">e</text:span></text:p>
              </text:list-item>
              <text:list-item>
                <text:p><text:span text:style-name="T3">(</text:span><text:span text:style-name="T3">K</text:span><text:span text:style-name="T3">a</text:span><text:span text:style-name="T3">r</text:span><text:span text:style-name="T3">t</text:span><text:span text:style-name="T3">e</text:span><text:span text:style-name="T3">l</text:span><text:span text:style-name="T3">l</text:span><text:span text:style-name="T3">,</text:span><text:span text:style-name="T3"> </text:span><text:span text:style-name="T3">d</text:span><text:span text:style-name="T3">u</text:span><text:span text:style-name="T3">o</text:span><text:span text:style-name="T3">p</text:span><text:span text:style-name="T3">o</text:span><text:span text:style-name="T3">l</text:span><text:span text:style-name="T3">,</text:span><text:span text:style-name="T3"> </text:span><text:span text:style-name="T3">o</text:span><text:span text:style-name="T3">l</text:span><text:span text:style-name="T3">i</text:span><text:span text:style-name="T3">g</text:span><text:span text:style-name="T3">o</text:span><text:span text:style-name="T3">p</text:span><text:span text:style-name="T3">o</text:span><text:span text:style-name="T3">l</text:span><text:span text:style-name="T3">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</text:span><text:span text:style-name="T9">e</text:span><text:span text:style-name="T9">h</text:span><text:span text:style-name="T9">o</text:span><text:span text:style-name="T9">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</text:span><text:span text:style-name="T10">e</text:span><text:span text:style-name="T10">s</text:span><text:span text:style-name="T10">s</text:span><text:span text:style-name="T10">u</text:span><text:span text:style-name="T10">r</text:span><text:span text:style-name="T10">s</text:span><text:span text:style-name="T10">e</text:span><text:span text:style-name="T10">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</text:span><text:span text:style-name="T3">n</text:span><text:span text:style-name="T3">d</text:span><text:span text:style-name="T3">r</text:span><text:span text:style-name="T3">e</text:span><text:span text:style-name="T3"> </text:span><text:span text:style-name="T3">e</text:span><text:span text:style-name="T3">m</text:span><text:span text:style-name="T3">n</text:span><text:span text:style-name="T3">e</text:span><text:span text:style-name="T3">r</text:span><text:span text:style-name="T3">:</text:span></text:p>
            <text:list text:style-name="L1">
              <text:list-item>
                <text:p><text:span text:style-name="T3">P</text:span><text:span text:style-name="T3">r</text:span><text:span text:style-name="T3">i</text:span><text:span text:style-name="T3">s</text:span><text:span text:style-name="T3">d</text:span><text:span text:style-name="T3">i</text:span><text:span text:style-name="T3">s</text:span><text:span text:style-name="T3">k</text:span><text:span text:style-name="T3">r</text:span><text:span text:style-name="T3">i</text:span><text:span text:style-name="T3">m</text:span><text:span text:style-name="T3">i</text:span><text:span text:style-name="T3">n</text:span><text:span text:style-name="T3">e</text:span><text:span text:style-name="T3">r</text:span><text:span text:style-name="T3">i</text:span><text:span text:style-name="T3">n</text:span><text:span text:style-name="T3">g</text:span></text:p>
              </text:list-item>
              <text:list-item>
                <text:p text:style-name="P13"><text:span text:style-name="T3">M</text:span><text:span text:style-name="T3">a</text:span><text:span text:style-name="T3">r</text:span><text:span text:style-name="T3">k</text:span><text:span text:style-name="T3">e</text:span><text:span text:style-name="T3">d</text:span><text:span text:style-name="T3">s</text:span><text:span text:style-name="T3">s</text:span><text:span text:style-name="T3">v</text:span><text:span text:style-name="T3">i</text:span><text:span text:style-name="T3">k</text:span><text:span text:style-name="T3">t</text:span></text:p>
                <text:list>
                  <text:list-item>
                    <text:p text:style-name="P13"><text:span text:style-name="T3">M</text:span><text:span text:style-name="T3">a</text:span><text:span text:style-name="T3">r</text:span><text:span text:style-name="T3">k</text:span><text:span text:style-name="T3">e</text:span><text:span text:style-name="T3">d</text:span><text:span text:style-name="T3">s</text:span><text:span text:style-name="T3">s</text:span><text:span text:style-name="T3">v</text:span><text:span text:style-name="T3">i</text:span><text:span text:style-name="T3">k</text:span><text:span text:style-name="T3">t</text:span></text:p>
                  </text:list-item>
                  <text:list-item>
                    <text:p text:style-name="P13"><text:span text:style-name="T3">E</text:span><text:span text:style-name="T3">k</text:span><text:span text:style-name="T3">s</text:span><text:span text:style-name="T3">t</text:span><text:span text:style-name="T3">e</text:span><text:span text:style-name="T3">r</text:span><text:span text:style-name="T3">n</text:span><text:span text:style-name="T3">a</text:span><text:span text:style-name="T3">l</text:span><text:span text:style-name="T3">i</text:span><text:span text:style-name="T3">t</text:span><text:span text:style-name="T3">e</text:span><text:span text:style-name="T3">t</text:span><text:span text:style-name="T3">e</text:span><text:span text:style-name="T3">r</text:span></text:p>
                  </text:list-item>
                  <text:list-item>
                    <text:p text:style-name="P13"><text:span text:style-name="T3">K</text:span><text:span text:style-name="T3">o</text:span><text:span text:style-name="T3">l</text:span><text:span text:style-name="T3">l</text:span><text:span text:style-name="T3">e</text:span><text:span text:style-name="T3">k</text:span><text:span text:style-name="T3">t</text:span><text:span text:style-name="T3">i</text:span><text:span text:style-name="T3">v</text:span><text:span text:style-name="T3">e</text:span><text:span text:style-name="T3"> </text:span><text:span text:style-name="T3">g</text:span><text:span text:style-name="T3">o</text:span><text:span text:style-name="T3">d</text:span><text:span text:style-name="T3">e</text:span><text:span text:style-name="T3">r</text:span></text:p>
                  </text:list-item>
                </text:list>
              </text:list-item>
              <text:list-item>
                <text:p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a</text:span><text:span text:style-name="T3">s</text:span><text:span text:style-name="T3">j</text:span><text:span text:style-name="T3">o</text:span><text:span text:style-name="T3">n</text:span><text:span text:style-name="T3">a</text:span><text:span text:style-name="T3">l</text:span><text:span text:style-name="T3"> </text:span><text:span text:style-name="T3">h</text:span><text:span text:style-name="T3">a</text:span><text:span text:style-name="T3">n</text:span><text:span text:style-name="T3">d</text:span><text:span text:style-name="T3">e</text:span><text:span text:style-name="T3">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</text:span><text:span text:style-name="T11">o</text:span><text:span text:style-name="T11">n</text:span><text:span text:style-name="T11">s</text:span><text:span text:style-name="T11">u</text:span><text:span text:style-name="T11">m</text:span><text:span text:style-name="T11">e</text:span><text:span text:style-name="T11">n</text:span><text:span text:style-name="T11">t </text:span><text:span text:style-name="T11">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</text:span><text:span text:style-name="T11">o</text:span><text:span text:style-name="T11">n</text:span><text:span text:style-name="T11">s</text:span><text:span text:style-name="T11">u</text:span><text:span text:style-name="T11">m</text:span><text:span text:style-name="T11">e</text:span><text:span text:style-name="T11">n</text:span><text:span text:style-name="T11">t </text:span><text:span text:style-name="T11">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</text:span><text:span text:style-name="T11">r</text:span><text:span text:style-name="T11">o</text:span><text:span text:style-name="T11">d</text:span><text:span text:style-name="T11">u</text:span><text:span text:style-name="T11">s</text:span><text:span text:style-name="T11">e</text:span><text:span text:style-name="T11">n</text:span><text:span text:style-name="T11">t </text:span><text:span text:style-name="T11">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</text:span><text:span text:style-name="T11">r</text:span><text:span text:style-name="T11">o</text:span><text:span text:style-name="T11">d</text:span><text:span text:style-name="T11">u</text:span><text:span text:style-name="T11">s</text:span><text:span text:style-name="T11">e</text:span><text:span text:style-name="T11">n</text:span><text:span text:style-name="T11">t </text:span><text:span text:style-name="T11">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</text:span><text:span text:style-name="T12">v</text:span><text:span text:style-name="T12">g</text:span><text:span text:style-name="T12">if</text:span><text:span text:style-name="T12">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</text:span><text:span text:style-name="T12">a</text:span><text:span text:style-name="T12">k</text:span><text:span text:style-name="T12">s</text:span><text:span text:style-name="T12">i</text:span><text:span text:style-name="T12">m</text:span><text:span text:style-name="T12">a</text:span><text:span text:style-name="T12">l</text:span><text:span text:style-name="T12">p</text:span><text:span text:style-name="T12">ri</text:span><text:span text:style-name="T12">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</text:span><text:span text:style-name="T12">i</text:span><text:span text:style-name="T12">n</text:span><text:span text:style-name="T12">s</text:span><text:span text:style-name="T12">t</text:span><text:span text:style-name="T12">e</text:span><text:span text:style-name="T12">p</text:span><text:span text:style-name="T12">ri</text:span><text:span text:style-name="T12">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</text:span><text:span text:style-name="T13">ul</text:span><text:span text:style-name="T13">lk</text:span><text:span text:style-name="T13">o</text:span><text:span text:style-name="T13">m</text:span><text:span text:style-name="T13">m</text:span><text:span text:style-name="T13">e</text:span><text:span text:style-name="T13">n </text:span><text:span text:style-name="T13">k</text:span><text:span text:style-name="T13">o</text:span><text:span text:style-name="T13">n</text:span><text:span text:style-name="T13">k</text:span><text:span text:style-name="T13">ur</text:span><text:span text:style-name="T13">ra</text:span><text:span text:style-name="T13">n</text:span><text:span text:style-name="T13">s</text:span><text:span text:style-name="T13">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</text:span><text:span text:style-name="T14">k</text:span><text:span text:style-name="T14">if</text:span><text:span text:style-name="T14">t</text:span><text:span text:style-name="T14">a</text:span><text:span text:style-name="T14">n</text:span><text:span text:style-name="T14">a</text:span><text:span text:style-name="T14">l</text:span><text:span text:style-name="T14">y</text:span><text:span text:style-name="T14">s</text:span><text:span text:style-name="T14">e </text:span><text:span text:style-name="T14">(</text:span><text:span text:style-name="T14">s</text:span><text:span text:style-name="T14">l</text:span><text:span text:style-name="T14">a</text:span><text:span text:style-name="T14">k </text:span><text:span text:style-name="T14">e</text:span><text:span text:style-name="T14">tt</text:span><text:span text:style-name="T14">e</text:span><text:span text:style-name="T14">r</text:span><text:span text:style-name="T14">s</text:span><text:span text:style-name="T14">p</text:span><text:span text:style-name="T14">ø</text:span><text:span text:style-name="T14">r</text:span><text:span text:style-name="T14">s</text:span><text:span text:style-name="T14">e</text:span><text:span text:style-name="T14">l</text:span><text:span text:style-name="T14">s</text:span><text:span text:style-name="T14">k</text:span><text:span text:style-name="T14">u</text:span><text:span text:style-name="T14">r</text:span><text:span text:style-name="T14">v</text:span><text:span text:style-name="T14">e</text:span><text:span text:style-name="T14">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</text:span><text:span text:style-name="T13">ul</text:span><text:span text:style-name="T13">lk</text:span><text:span text:style-name="T13">o</text:span><text:span text:style-name="T13">m</text:span><text:span text:style-name="T13">m</text:span><text:span text:style-name="T13">e</text:span><text:span text:style-name="T13">n </text:span><text:span text:style-name="T13">k</text:span><text:span text:style-name="T13">o</text:span><text:span text:style-name="T13">n</text:span><text:span text:style-name="T13">k</text:span><text:span text:style-name="T13">ur</text:span><text:span text:style-name="T13">ra</text:span><text:span text:style-name="T13">n</text:span><text:span text:style-name="T13">s</text:span><text:span text:style-name="T13">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</text:span><text:span text:style-name="T15">ve</text:span><text:span text:style-name="T15">rs</text:span><text:span text:style-name="T15">ku</text:span><text:span text:style-name="T15">dd</text:span><text:span text:style-name="T15">s-</text:span></text:p>
            <text:p><text:span text:style-name="T15">til</text:span><text:span text:style-name="T15">bu</text:span><text:span text:style-name="T15">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</text:span><text:span text:style-name="T15">ve</text:span><text:span text:style-name="T15">rs</text:span><text:span text:style-name="T15">ku</text:span><text:span text:style-name="T15">dd</text:span><text:span text:style-name="T15">s-</text:span></text:p>
            <text:p><text:span text:style-name="T15">ett</text:span><text:span text:style-name="T15">er</text:span><text:span text:style-name="T15">sp</text:span><text:span text:style-name="T15">ør</text:span><text:span text:style-name="T15">se</text:span><text:span text:style-name="T15">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</text:span><text:span text:style-name="T14">k</text:span><text:span text:style-name="T14">if</text:span><text:span text:style-name="T14">t</text:span><text:span text:style-name="T14">a</text:span><text:span text:style-name="T14">n</text:span><text:span text:style-name="T14">a</text:span><text:span text:style-name="T14">l</text:span><text:span text:style-name="T14">y</text:span><text:span text:style-name="T14">s</text:span><text:span text:style-name="T14">e </text:span><text:span text:style-name="T14">(</text:span><text:span text:style-name="T14">b</text:span><text:span text:style-name="T14">r</text:span><text:span text:style-name="T14">a</text:span><text:span text:style-name="T14">tt </text:span><text:span text:style-name="T14">e</text:span><text:span text:style-name="T14">tt</text:span><text:span text:style-name="T14">e</text:span><text:span text:style-name="T14">r</text:span><text:span text:style-name="T14">s</text:span><text:span text:style-name="T14">p</text:span><text:span text:style-name="T14">ø</text:span><text:span text:style-name="T14">r</text:span><text:span text:style-name="T14">s</text:span><text:span text:style-name="T14">e</text:span><text:span text:style-name="T14">l</text:span><text:span text:style-name="T14">s</text:span><text:span text:style-name="T14">k</text:span><text:span text:style-name="T14">u</text:span><text:span text:style-name="T14">r</text:span><text:span text:style-name="T14">v</text:span><text:span text:style-name="T14">e</text:span><text:span text:style-name="T14">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</text:span><text:span text:style-name="T4">v</text:span><text:span text:style-name="T4">e</text:span><text:span text:style-name="T4">r</text:span><text:span text:style-name="T4">s</text:span><text:span text:style-name="T4">i</text:span><text:span text:style-name="T4">k</text:span><text:span text:style-name="T4">t</text:span><text:span text:style-name="T4">: </text:span><text:span text:style-name="T4">M</text:span><text:span text:style-name="T4">a</text:span><text:span text:style-name="T4">r</text:span><text:span text:style-name="T4">k</text:span><text:span text:style-name="T4">e</text:span><text:span text:style-name="T4">d</text:span><text:span text:style-name="T4">e</text:span><text:span text:style-name="T4">t </text:span><text:span text:style-name="T4">f</text:span><text:span text:style-name="T4">o</text:span><text:span text:style-name="T4">r </text:span><text:span text:style-name="T4">f</text:span><text:span text:style-name="T4">u</text:span><text:span text:style-name="T4">ll</text:span><text:span text:style-name="T4">k</text:span><text:span text:style-name="T4">o</text:span><text:span text:style-name="T4">m</text:span><text:span text:style-name="T4">m</text:span><text:span text:style-name="T4">e</text:span><text:span text:style-name="T4">n</text:span><text:span text:style-name="T4"> </text:span><text:span text:style-name="T4">k</text:span><text:span text:style-name="T4">o</text:span><text:span text:style-name="T4">n</text:span><text:span text:style-name="T4">k</text:span><text:span text:style-name="T4">u</text:span><text:span text:style-name="T4">r</text:span><text:span text:style-name="T4">r</text:span><text:span text:style-name="T4">a</text:span><text:span text:style-name="T4">n</text:span><text:span text:style-name="T4">s</text:span><text:span text:style-name="T4">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</text:span><text:span text:style-name="T12">y</text:span><text:span text:style-name="T12">n</text:span><text:span text:style-name="T12">d</text:span><text:span text:style-name="T12">i</text:span><text:span text:style-name="T12">g</text:span><text:span text:style-name="T12">h</text:span><text:span text:style-name="T12">e</text:span><text:span text:style-name="T12">t</text:span><text:span text:style-name="T12">e</text:span><text:span text:style-name="T12">n</text:span><text:span text:style-name="T12">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</text:span><text:span text:style-name="T16">on</text:span><text:span text:style-name="T16">su</text:span><text:span text:style-name="T16">m</text:span><text:span text:style-name="T16">en</text:span><text:span text:style-name="T16">to</text:span><text:span text:style-name="T16">ve</text:span><text:span text:style-name="T16">rs</text:span><text:span text:style-name="T16">ku</text:span><text:span text:style-name="T16">dd </text:span><text:span text:style-name="T16">(K</text:span><text:span text:style-name="T16">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</text:span><text:span text:style-name="T16">et</text:span><text:span text:style-name="T16">al</text:span><text:span text:style-name="T16">ng</text:span><text:span text:style-name="T16">sv</text:span><text:span text:style-name="T16">illi</text:span><text:span text:style-name="T16">gh</text:span><text:span text:style-name="T16">et </text:span><text:span text:style-name="T16">(B</text:span><text:span text:style-name="T16">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</text:span><text:span text:style-name="T16">ria</text:span><text:span text:style-name="T16">bl</text:span><text:span text:style-name="T16">e </text:span><text:span text:style-name="T16">ko</text:span><text:span text:style-name="T16">st</text:span><text:span text:style-name="T16">na</text:span><text:span text:style-name="T16">de</text:span><text:span text:style-name="T16">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</text:span><text:span text:style-name="T16">od</text:span><text:span text:style-name="T16">us</text:span><text:span text:style-name="T16">en</text:span><text:span text:style-name="T16">to</text:span><text:span text:style-name="T16">ve</text:span><text:span text:style-name="T16">rs</text:span><text:span text:style-name="T16">ku</text:span><text:span text:style-name="T16">dd </text:span><text:span text:style-name="T16">(K</text:span><text:span text:style-name="T16">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</text:span><text:span text:style-name="T16">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</text:span><text:span text:style-name="T16">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</text:span><text:span text:style-name="T16">ød</text:span><text:span text:style-name="T16">ve</text:span><text:span text:style-name="T16">kt</text:span><text:span text:style-name="T16">st</text:span><text:span text:style-name="T16">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</text:span><text:span text:style-name="T16">ød</text:span><text:span text:style-name="T16">ve</text:span><text:span text:style-name="T16">kt</text:span><text:span text:style-name="T16">st</text:span><text:span text:style-name="T16">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</text:span><text:span text:style-name="T16">ød</text:span><text:span text:style-name="T16">ve</text:span><text:span text:style-name="T16">kt</text:span><text:span text:style-name="T16">st</text:span><text:span text:style-name="T16">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</text:span><text:span text:style-name="T16">lg</text:span><text:span text:style-name="T16">si</text:span><text:span text:style-name="T16">nn</text:span><text:span text:style-name="T16">te</text:span><text:span text:style-name="T16">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</text:span><text:span text:style-name="T3">e</text:span><text:span text:style-name="T3">k</text:span><text:span text:style-name="T3">n</text:span><text:span text:style-name="T3">o</text:span><text:span text:style-name="T3">l</text:span><text:span text:style-name="T3">o</text:span><text:span text:style-name="T3">g</text:span><text:span text:style-name="T3">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</text:span><text:span text:style-name="T17">r</text:span><text:span text:style-name="T17">o</text:span><text:span text:style-name="T17">d</text:span><text:span text:style-name="T17">u</text:span><text:span text:style-name="T17">k</text:span><text:span text:style-name="T17">t</text:span><text:span text:style-name="T17">f</text:span><text:span text:style-name="T17">u</text:span><text:span text:style-name="T17">n</text:span><text:span text:style-name="T17">k</text:span><text:span text:style-name="T17">s</text:span><text:span text:style-name="T17">j</text:span><text:span text:style-name="T17">o</text:span><text:span text:style-name="T17">n</text:span><text:span text:style-name="T17">e</text:span><text:span text:style-name="T17">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</text:span><text:span text:style-name="T18">r</text:span><text:span text:style-name="T18">o</text:span><text:span text:style-name="T18">d</text:span><text:span text:style-name="T18">u</text:span><text:span text:style-name="T18">k</text:span><text:span text:style-name="T18">s</text:span><text:span text:style-name="T18">j</text:span><text:span text:style-name="T18">o</text:span><text:span text:style-name="T18">n </text:span><text:span text:style-name="T18">(</text:span><text:span text:style-name="T18">k</text:span><text:span text:style-name="T18">o</text:span><text:span text:style-name="T18">r</text:span><text:span text:style-name="T18">t </text:span><text:span text:style-name="T18">s</text:span><text:span text:style-name="T18">i</text:span><text:span text:style-name="T18">k</text:span><text:span text:style-name="T18">t</text:span><text:span text:style-name="T18">)</text:span></text:p>
            <text:p><text:span text:style-name="T18">u</text:span><text:span text:style-name="T18">t</text:span><text:span text:style-name="T18">e</text:span><text:span text:style-name="T18">n </text:span><text:span text:style-name="T18">f</text:span><text:span text:style-name="T18">a</text:span><text:span text:style-name="T18">s</text:span><text:span text:style-name="T18">t</text:span><text:span text:style-name="T18">e </text:span><text:span text:style-name="T18">k</text:span><text:span text:style-name="T18">o</text:span><text:span text:style-name="T18">s</text:span><text:span text:style-name="T18">t</text:span><text:span text:style-name="T18">n</text:span><text:span text:style-name="T18">a</text:span><text:span text:style-name="T18">d</text:span><text:span text:style-name="T18">e</text:span><text:span text:style-name="T18">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</text:span><text:span text:style-name="T18">r</text:span><text:span text:style-name="T18">o</text:span><text:span text:style-name="T18">d</text:span><text:span text:style-name="T18">u</text:span><text:span text:style-name="T18">k</text:span><text:span text:style-name="T18">s</text:span><text:span text:style-name="T18">j</text:span><text:span text:style-name="T18">o</text:span><text:span text:style-name="T18">n </text:span><text:span text:style-name="T18">(</text:span><text:span text:style-name="T18">k</text:span><text:span text:style-name="T18">o</text:span><text:span text:style-name="T18">r</text:span><text:span text:style-name="T18">t </text:span><text:span text:style-name="T18">s</text:span><text:span text:style-name="T18">i</text:span><text:span text:style-name="T18">k</text:span><text:span text:style-name="T18">t</text:span><text:span text:style-name="T18">)</text:span></text:p>
            <text:p text:style-name="P24"><text:span text:style-name="T19">m</text:span><text:span text:style-name="T19">e</text:span><text:span text:style-name="T19">d </text:span><text:span text:style-name="T19">f</text:span><text:span text:style-name="T19">a</text:span><text:span text:style-name="T19">s</text:span><text:span text:style-name="T19">t</text:span><text:span text:style-name="T19">e </text:span><text:span text:style-name="T19">k</text:span><text:span text:style-name="T19">o</text:span><text:span text:style-name="T19">s</text:span><text:span text:style-name="T19">t</text:span><text:span text:style-name="T19">n</text:span><text:span text:style-name="T19">a</text:span><text:span text:style-name="T19">d</text:span><text:span text:style-name="T19">e</text:span><text:span text:style-name="T19">r</text:span><text:span text:style-name="T18">T</text:span><text:span text:style-name="T18">il</text:span><text:span text:style-name="T18">b</text:span><text:span text:style-name="T18">u</text:span><text:span text:style-name="T18">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</text:span><text:span text:style-name="T18">il</text:span><text:span text:style-name="T18">b</text:span><text:span text:style-name="T18">u</text:span><text:span text:style-name="T18">d</text:span><text:span text:style-name="T18">s</text:span><text:span text:style-name="T18">f</text:span><text:span text:style-name="T18">u</text:span><text:span text:style-name="T18">n</text:span><text:span text:style-name="T18">k</text:span><text:span text:style-name="T18">s</text:span><text:span text:style-name="T18">j</text:span><text:span text:style-name="T18">o</text:span><text:span text:style-name="T18">n</text:span><text:span text:style-name="T18">e</text:span><text:span text:style-name="T18">n </text:span><text:span text:style-name="T18">f</text:span><text:span text:style-name="T18">r</text:span><text:span text:style-name="T18">a </text:span><text:span text:style-name="T18">e</text:span><text:span text:style-name="T18">n </text:span><text:span text:style-name="T18">p</text:span><text:span text:style-name="T18">r</text:span><text:span text:style-name="T18">o</text:span><text:span text:style-name="T18">d</text:span><text:span text:style-name="T18">u</text:span><text:span text:style-name="T18">s</text:span><text:span text:style-name="T18">e</text:span><text:span text:style-name="T18">n</text:span><text:span text:style-name="T18">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</text:span><text:span text:style-name="T13">te</text:span><text:span text:style-name="T13">n </text:span><text:span text:style-name="T13">fa</text:span><text:span text:style-name="T13">st</text:span><text:span text:style-name="T13">e </text:span><text:span text:style-name="T13">k</text:span><text:span text:style-name="T13">o</text:span><text:span text:style-name="T13">st</text:span><text:span text:style-name="T13">n</text:span><text:span text:style-name="T13">a</text:span><text:span text:style-name="T13">d</text:span><text:span text:style-name="T13">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</text:span><text:span text:style-name="T13">e</text:span><text:span text:style-name="T13">d </text:span><text:span text:style-name="T13">fa</text:span><text:span text:style-name="T13">st</text:span><text:span text:style-name="T13">e </text:span><text:span text:style-name="T13">k</text:span><text:span text:style-name="T13">o</text:span><text:span text:style-name="T13">st</text:span><text:span text:style-name="T13">n</text:span><text:span text:style-name="T13">a</text:span><text:span text:style-name="T13">d</text:span><text:span text:style-name="T13">er </text:span><text:span text:style-name="T13">(r</text:span><text:span text:style-name="T13">e</text:span><text:span text:style-name="T13">v</text:span><text:span text:style-name="T13">er</text:span><text:span text:style-name="T13">si</text:span><text:span text:style-name="T13">bl</text:span><text:span text:style-name="T13">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</text:span><text:span text:style-name="T17">r</text:span><text:span text:style-name="T17">o</text:span><text:span text:style-name="T17">d</text:span><text:span text:style-name="T17">u</text:span><text:span text:style-name="T17">k</text:span><text:span text:style-name="T17">s</text:span><text:span text:style-name="T17">j</text:span><text:span text:style-name="T17">o</text:span><text:span text:style-name="T17">n</text:span><text:span text:style-name="T17">s</text:span><text:span text:style-name="T17">t</text:span><text:span text:style-name="T17">e</text:span><text:span text:style-name="T17">o</text:span><text:span text:style-name="T17">r</text:span><text:span text:style-name="T17">i </text:span><text:span text:style-name="T17">p</text:span><text:span text:style-name="T17">å </text:span><text:span text:style-name="T17">k</text:span><text:span text:style-name="T17">o</text:span><text:span text:style-name="T17">r</text:span><text:span text:style-name="T17">t </text:span><text:span text:style-name="T17">s</text:span><text:span text:style-name="T17">i</text:span><text:span text:style-name="T17">k</text:span><text:span text:style-name="T17">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</text:span><text:span text:style-name="T18">r</text:span><text:span text:style-name="T18">o</text:span><text:span text:style-name="T18">d</text:span><text:span text:style-name="T18">u</text:span><text:span text:style-name="T18">k</text:span><text:span text:style-name="T18">t</text:span><text:span text:style-name="T18">f</text:span><text:span text:style-name="T18">u</text:span><text:span text:style-name="T18">n</text:span><text:span text:style-name="T18">k</text:span><text:span text:style-name="T18">s</text:span><text:span text:style-name="T18">j</text:span><text:span text:style-name="T18">o</text:span><text:span text:style-name="T18">n</text:span><text:span text:style-name="T18">e</text:span><text:span text:style-name="T18">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</text:span><text:span text:style-name="T18">n</text:span><text:span text:style-name="T18">n</text:span><text:span text:style-name="T18">t</text:span><text:span text:style-name="T18">e</text:span><text:span text:style-name="T18">k</text:span><text:span text:style-name="T18">t</text:span><text:span text:style-name="T18">e</text:span><text:span text:style-name="T18">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</text:span><text:span text:style-name="T18">e</text:span><text:span text:style-name="T18">k</text:span><text:span text:style-name="T18">n</text:span><text:span text:style-name="T18">o</text:span><text:span text:style-name="T18">l</text:span><text:span text:style-name="T18">o</text:span><text:span text:style-name="T18">g</text:span><text:span text:style-name="T18">i</text:span><text:span text:style-name="T18">s</text:span><text:span text:style-name="T18">k</text:span><text:span text:style-name="T18">e </text:span><text:span text:style-name="T18">f</text:span><text:span text:style-name="T18">o</text:span><text:span text:style-name="T18">r</text:span><text:span text:style-name="T18">h</text:span><text:span text:style-name="T18">o</text:span><text:span text:style-name="T18">l</text:span><text:span text:style-name="T18">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</text:span><text:span text:style-name="T18">o</text:span><text:span text:style-name="T18">s</text:span><text:span text:style-name="T18">t</text:span><text:span text:style-name="T18">n</text:span><text:span text:style-name="T18">a</text:span><text:span text:style-name="T18">d</text:span><text:span text:style-name="T18">e</text:span><text:span text:style-name="T18">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</text:span><text:span text:style-name="T18">il</text:span><text:span text:style-name="T18">p</text:span><text:span text:style-name="T18">a</text:span><text:span text:style-name="T18">s</text:span><text:span text:style-name="T18">n</text:span><text:span text:style-name="T18">i</text:span><text:span text:style-name="T18">n</text:span><text:span text:style-name="T18">g</text:span><text:span text:style-name="T18">e</text:span><text:span text:style-name="T18">n </text:span><text:span text:style-name="T18">i </text:span><text:span text:style-name="T18">m</text:span><text:span text:style-name="T18">a</text:span><text:span text:style-name="T18">r</text:span><text:span text:style-name="T18">k</text:span><text:span text:style-name="T18">e</text:span><text:span text:style-name="T18">d</text:span><text:span text:style-name="T18">e</text:span><text:span text:style-name="T18">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</text:span><text:span text:style-name="T18">t</text:span><text:span text:style-name="T18">t</text:span><text:span text:style-name="T18">e</text:span><text:span text:style-name="T18">r</text:span><text:span text:style-name="T18">s</text:span><text:span text:style-name="T18">p</text:span><text:span text:style-name="T18">ø</text:span><text:span text:style-name="T18">r</text:span><text:span text:style-name="T18">s</text:span><text:span text:style-name="T18">e</text:span><text:span text:style-name="T18">l</text:span><text:span text:style-name="T18">e</text:span><text:span text:style-name="T18">n </text:span><text:span text:style-name="T18">e</text:span><text:span text:style-name="T18">t</text:span><text:span text:style-name="T18">t</text:span><text:span text:style-name="T18">e</text:span><text:span text:style-name="T18">r </text:span></text:p>
            <text:p><text:span text:style-name="T18">a</text:span><text:span text:style-name="T18">r</text:span><text:span text:style-name="T18">b</text:span><text:span text:style-name="T18">e</text:span><text:span text:style-name="T18">i</text:span><text:span text:style-name="T18">d</text:span><text:span text:style-name="T18">s</text:span><text:span text:style-name="T18">k</text:span><text:span text:style-name="T18">r</text:span><text:span text:style-name="T18">a</text:span><text:span text:style-name="T18">f</text:span><text:span text:style-name="T18">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</text:span><text:span text:style-name="T17">r</text:span><text:span text:style-name="T17">o</text:span><text:span text:style-name="T17">d</text:span><text:span text:style-name="T17">u</text:span><text:span text:style-name="T17">k</text:span><text:span text:style-name="T17">s</text:span><text:span text:style-name="T17">j</text:span><text:span text:style-name="T17">o</text:span><text:span text:style-name="T17">n</text:span><text:span text:style-name="T17">s</text:span><text:span text:style-name="T17">t</text:span><text:span text:style-name="T17">e</text:span><text:span text:style-name="T17">o</text:span><text:span text:style-name="T17">r</text:span><text:span text:style-name="T17">i </text:span><text:span text:style-name="T17">p</text:span><text:span text:style-name="T17">å </text:span><text:span text:style-name="T17">l</text:span><text:span text:style-name="T17">a</text:span><text:span text:style-name="T17">n</text:span><text:span text:style-name="T17">g</text:span><text:span text:style-name="T17"> </text:span><text:span text:style-name="T17">s</text:span><text:span text:style-name="T17">i</text:span><text:span text:style-name="T17">k</text:span><text:span text:style-name="T17">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</text:span><text:span text:style-name="T18">e</text:span><text:span text:style-name="T18">k</text:span><text:span text:style-name="T18">n</text:span><text:span text:style-name="T18">i</text:span><text:span text:style-name="T18">s</text:span><text:span text:style-name="T18">k</text:span><text:span text:style-name="T18">e </text:span><text:span text:style-name="T18">s</text:span><text:span text:style-name="T18">u</text:span><text:span text:style-name="T18">b</text:span><text:span text:style-name="T18">s</text:span><text:span text:style-name="T18">ti</text:span><text:span text:style-name="T18">t</text:span><text:span text:style-name="T18">u</text:span><text:span text:style-name="T18">s</text:span><text:span text:style-name="T18">j</text:span><text:span text:style-name="T18">o</text:span><text:span text:style-name="T18">n</text:span><text:span text:style-name="T18">s</text:span><text:span text:style-name="T18">m</text:span><text:span text:style-name="T18">u</text:span><text:span text:style-name="T18">li</text:span><text:span text:style-name="T18">g</text:span><text:span text:style-name="T18">h</text:span><text:span text:style-name="T18">e</text:span><text:span text:style-name="T18">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</text:span><text:span text:style-name="T13">o</text:span><text:span text:style-name="T13">k</text:span><text:span text:style-name="T13">v</text:span><text:span text:style-name="T13">a</text:span><text:span text:style-name="T13">nt</text:span><text:span text:style-name="T13">er </text:span><text:span text:style-name="T13">(n</text:span><text:span text:style-name="T13">iv</text:span><text:span text:style-name="T13">å</text:span><text:span text:style-name="T13">k</text:span><text:span text:style-name="T13">ur</text:span><text:span text:style-name="T13">v</text:span><text:span text:style-name="T13">er</text:span><text:span text:style-name="T13">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</text:span><text:span text:style-name="T13">vt</text:span><text:span text:style-name="T13">a</text:span><text:span text:style-name="T13">g</text:span><text:span text:style-name="T13">e</text:span><text:span text:style-name="T13">n</text:span><text:span text:style-name="T13">d</text:span><text:span text:style-name="T13">e</text:span></text:p>
            <text:p><text:span text:style-name="T13">s</text:span><text:span text:style-name="T13">k</text:span><text:span text:style-name="T13">al</text:span><text:span text:style-name="T13">a</text:span><text:span text:style-name="T13">ut</text:span><text:span text:style-name="T13">b</text:span><text:span text:style-name="T13">yt</text:span><text:span text:style-name="T13">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</text:span><text:span text:style-name="T13">o</text:span><text:span text:style-name="T13">n</text:span><text:span text:style-name="T13">st</text:span><text:span text:style-name="T13">a</text:span><text:span text:style-name="T13">nt</text:span></text:p>
            <text:p><text:span text:style-name="T13">s</text:span><text:span text:style-name="T13">k</text:span><text:span text:style-name="T13">al</text:span><text:span text:style-name="T13">a</text:span><text:span text:style-name="T13">ut</text:span><text:span text:style-name="T13">b</text:span><text:span text:style-name="T13">yt</text:span><text:span text:style-name="T13">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</text:span><text:span text:style-name="T13">k</text:span><text:span text:style-name="T13">e</text:span><text:span text:style-name="T13">n</text:span><text:span text:style-name="T13">d</text:span><text:span text:style-name="T13">e</text:span></text:p>
            <text:p><text:span text:style-name="T13">s</text:span><text:span text:style-name="T13">k</text:span><text:span text:style-name="T13">al</text:span><text:span text:style-name="T13">a</text:span><text:span text:style-name="T13">ut</text:span><text:span text:style-name="T13">b</text:span><text:span text:style-name="T13">yt</text:span><text:span text:style-name="T13">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</text:span><text:span text:style-name="T20">T</text:span><text:span text:style-name="T20">S</text:span><text:span text:style-name="T20">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</text:span><text:span text:style-name="T13">or</text:span><text:span text:style-name="T13">m</text:span><text:span text:style-name="T13">al</text:span><text:span text:style-name="T13">e </text:span></text:p>
            <text:p><text:span text:style-name="T13">s</text:span><text:span text:style-name="T13">u</text:span><text:span text:style-name="T13">b</text:span><text:span text:style-name="T13">st</text:span><text:span text:style-name="T13">it</text:span><text:span text:style-name="T13">u</text:span><text:span text:style-name="T13">sj</text:span><text:span text:style-name="T13">o</text:span><text:span text:style-name="T13">n</text:span><text:span text:style-name="T13">s</text:span><text:span text:style-name="T13">m</text:span><text:span text:style-name="T13">ul</text:span><text:span text:style-name="T13">ig</text:span><text:span text:style-name="T13">h</text:span><text:span text:style-name="T13">et</text:span><text:span text:style-name="T13">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</text:span><text:span text:style-name="T13">er</text:span><text:span text:style-name="T13">fe</text:span><text:span text:style-name="T13">kt</text:span><text:span text:style-name="T13">e</text:span></text:p>
            <text:p text:style-name="P24"><text:span text:style-name="T13">s</text:span><text:span text:style-name="T13">u</text:span><text:span text:style-name="T13">b</text:span><text:span text:style-name="T13">st</text:span><text:span text:style-name="T13">it</text:span><text:span text:style-name="T13">u</text:span><text:span text:style-name="T13">sj</text:span><text:span text:style-name="T13">o</text:span><text:span text:style-name="T13">n</text:span><text:span text:style-name="T13">s</text:span><text:span text:style-name="T13">m</text:span><text:span text:style-name="T13">ul</text:span><text:span text:style-name="T13">ig</text:span><text:span text:style-name="T13">h</text:span><text:span text:style-name="T13">et</text:span><text:span text:style-name="T13">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</text:span><text:span text:style-name="T13">g</text:span><text:span text:style-name="T13">e</text:span><text:span text:style-name="T13">n</text:span></text:p>
            <text:p text:style-name="P24"><text:span text:style-name="T13">s</text:span><text:span text:style-name="T13">u</text:span><text:span text:style-name="T13">b</text:span><text:span text:style-name="T13">st</text:span><text:span text:style-name="T13">it</text:span><text:span text:style-name="T13">u</text:span><text:span text:style-name="T13">sj</text:span><text:span text:style-name="T13">o</text:span><text:span text:style-name="T13">n</text:span><text:span text:style-name="T13">s</text:span><text:span text:style-name="T13">m</text:span><text:span text:style-name="T13">ul</text:span><text:span text:style-name="T13">ig</text:span><text:span text:style-name="T13">h</text:span><text:span text:style-name="T13">et</text:span><text:span text:style-name="T13">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</text:span><text:span text:style-name="T18">k</text:span><text:span text:style-name="T18">a</text:span><text:span text:style-name="T18">l</text:span><text:span text:style-name="T18">a</text:span><text:span text:style-name="T18">e</text:span><text:span text:style-name="T18">g</text:span><text:span text:style-name="T18">e</text:span><text:span text:style-name="T18">n</text:span><text:span text:style-name="T18">s</text:span><text:span text:style-name="T18">k</text:span><text:span text:style-name="T18">a</text:span><text:span text:style-name="T18">p</text:span><text:span text:style-name="T18">e</text:span><text:span text:style-name="T18">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</text:span><text:span text:style-name="T22">o</text:span><text:span text:style-name="T22">k</text:span><text:span text:style-name="T22">v</text:span><text:span text:style-name="T22">a</text:span><text:span text:style-name="T22">n</text:span><text:span text:style-name="T22">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</text:span><text:span text:style-name="T14">s</text:span><text:span text:style-name="T14">o</text:span><text:span text:style-name="T14">k</text:span><text:span text:style-name="T14">o</text:span><text:span text:style-name="T14">s</text:span><text:span text:style-name="T14">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</text:span><text:span text:style-name="T23">u</text:span><text:span text:style-name="T23">bs</text:span><text:span text:style-name="T23">tit</text:span><text:span text:style-name="T23">u</text:span><text:span text:style-name="T23">m</text:span><text:span text:style-name="T23">al</text:span><text:span text:style-name="T23">e</text:span><text:span text:style-name="T23">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</text:span><text:span text:style-name="T12">o</text:span><text:span text:style-name="T12">s</text:span><text:span text:style-name="T12">t</text:span><text:span text:style-name="T12">n</text:span><text:span text:style-name="T12">a</text:span><text:span text:style-name="T12">d</text:span><text:span text:style-name="T12">e</text:span><text:span text:style-name="T12">r </text:span><text:span text:style-name="T12">(l</text:span><text:span text:style-name="T12">a</text:span><text:span text:style-name="T12">n</text:span><text:span text:style-name="T12">g </text:span><text:span text:style-name="T12">s</text:span><text:span text:style-name="T12">i</text:span><text:span text:style-name="T12">k</text:span><text:span text:style-name="T12">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</text:span><text:span text:style-name="T24">o</text:span><text:span text:style-name="T24">s</text:span><text:span text:style-name="T24">t</text:span><text:span text:style-name="T24">n</text:span><text:span text:style-name="T24">a</text:span><text:span text:style-name="T24">d</text:span><text:span text:style-name="T24">s</text:span><text:span text:style-name="T24">m</text:span><text:span text:style-name="T24">i</text:span><text:span text:style-name="T24">n</text:span><text:span text:style-name="T24">i</text:span><text:span text:style-name="T24">m</text:span><text:span text:style-name="T24">e</text:span><text:span text:style-name="T24">r</text:span><text:span text:style-name="T24">i</text:span><text:span text:style-name="T24">n</text:span><text:span text:style-name="T24">g </text:span><text:span text:style-name="T24">(l</text:span><text:span text:style-name="T24">a</text:span><text:span text:style-name="T24">n</text:span><text:span text:style-name="T24">g </text:span><text:span text:style-name="T24">s</text:span><text:span text:style-name="T24">i</text:span><text:span text:style-name="T24">k</text:span><text:span text:style-name="T24">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</text:span><text:span text:style-name="T25">B</text:span><text:span text:style-name="T25">ill</text:span><text:span text:style-name="T25">i</text:span><text:span text:style-name="T25">g</text:span><text:span text:style-name="T25">e</text:span><text:span text:style-name="T25">r</text:span><text:span text:style-name="T25">e </text:span><text:span text:style-name="T25">a</text:span><text:span text:style-name="T25">r</text:span><text:span text:style-name="T25">b</text:span><text:span text:style-name="T25">e</text:span><text:span text:style-name="T25">i</text:span><text:span text:style-name="T25">d</text:span><text:span text:style-name="T25">s</text:span><text:span text:style-name="T25">k</text:span><text:span text:style-name="T25">r</text:span><text:span text:style-name="T25">a</text:span><text:span text:style-name="T25">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</text:span><text:span text:style-name="T25">B</text:span><text:span text:style-name="T25">ill</text:span><text:span text:style-name="T25">i</text:span><text:span text:style-name="T25">g</text:span><text:span text:style-name="T25">e</text:span><text:span text:style-name="T25">r</text:span><text:span text:style-name="T25">e </text:span><text:span text:style-name="T25">k</text:span><text:span text:style-name="T25">a</text:span><text:span text:style-name="T25">p</text:span><text:span text:style-name="T25">it</text:span><text:span text:style-name="T25">a</text:span><text:span text:style-name="T25">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</text:span><text:span text:style-name="T26">o</text:span><text:span text:style-name="T26">s</text:span><text:span text:style-name="T26">t</text:span><text:span text:style-name="T26">n</text:span><text:span text:style-name="T26">a</text:span><text:span text:style-name="T26">d</text:span><text:span text:style-name="T26">s</text:span><text:span text:style-name="T26">f</text:span><text:span text:style-name="T26">u</text:span><text:span text:style-name="T26">n</text:span><text:span text:style-name="T26">k</text:span><text:span text:style-name="T26">s</text:span><text:span text:style-name="T26">j</text:span><text:span text:style-name="T26">o</text:span><text:span text:style-name="T26">n</text:span><text:span text:style-name="T26">e</text:span><text:span text:style-name="T26">n</text:span><text:span text:style-name="T26"> </text:span><text:span text:style-name="T26">f</text:span><text:span text:style-name="T26">o</text:span><text:span text:style-name="T26">r </text:span><text:span text:style-name="T26">u</text:span><text:span text:style-name="T26">li</text:span><text:span text:style-name="T26">k</text:span><text:span text:style-name="T26">e </text:span><text:span text:style-name="T26">a</text:span><text:span text:style-name="T26">n</text:span><text:span text:style-name="T26">t</text:span><text:span text:style-name="T26">a</text:span><text:span text:style-name="T26">g</text:span><text:span text:style-name="T26">e</text:span><text:span text:style-name="T26">l</text:span><text:span text:style-name="T26">s</text:span><text:span text:style-name="T26">e</text:span><text:span text:style-name="T26">r</text:span></text:p>
            <text:p><text:span text:style-name="T26">o</text:span><text:span text:style-name="T26">m</text:span><text:span text:style-name="T26"> </text:span><text:span text:style-name="T26">s</text:span><text:span text:style-name="T26">k</text:span><text:span text:style-name="T26">a</text:span><text:span text:style-name="T26">l</text:span><text:span text:style-name="T26">a</text:span><text:span text:style-name="T26">u</text:span><text:span text:style-name="T26">t</text:span><text:span text:style-name="T26">b</text:span><text:span text:style-name="T26">y</text:span><text:span text:style-name="T26">t</text:span><text:span text:style-name="T26">t</text:span><text:span text:style-name="T26">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</text:span><text:span text:style-name="T18">o</text:span><text:span text:style-name="T18">s</text:span><text:span text:style-name="T18">t</text:span><text:span text:style-name="T18">n</text:span><text:span text:style-name="T18">a</text:span><text:span text:style-name="T18">d</text:span><text:span text:style-name="T18">s</text:span><text:span text:style-name="T18">m</text:span><text:span text:style-name="T18">i</text:span><text:span text:style-name="T18">n</text:span><text:span text:style-name="T18">i</text:span><text:span text:style-name="T18">m</text:span><text:span text:style-name="T18">e</text:span><text:span text:style-name="T18">r</text:span><text:span text:style-name="T18">i</text:span><text:span text:style-name="T18">n</text:span><text:span text:style-name="T18">g</text:span></text:p>
            <text:p><text:span text:style-name="T18">F</text:span><text:span text:style-name="T18">o</text:span><text:span text:style-name="T18">r </text:span><text:span text:style-name="T18">e</text:span><text:span text:style-name="T18">t </text:span><text:span text:style-name="T18">g</text:span><text:span text:style-name="T18">it</text:span><text:span text:style-name="T18">t </text:span><text:span text:style-name="T18">b</text:span><text:span text:style-name="T18">u</text:span><text:span text:style-name="T18">d</text:span><text:span text:style-name="T18">s</text:span><text:span text:style-name="T18">j</text:span><text:span text:style-name="T18">e</text:span><text:span text:style-name="T18">t</text:span><text:span text:style-name="T18">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</text:span><text:span text:style-name="T17">r</text:span><text:span text:style-name="T17">o</text:span><text:span text:style-name="T17">d</text:span><text:span text:style-name="T17">u</text:span><text:span text:style-name="T17">k</text:span><text:span text:style-name="T17">s</text:span><text:span text:style-name="T17">j</text:span><text:span text:style-name="T17">o</text:span><text:span text:style-name="T17">n</text:span><text:span text:style-name="T17">s</text:span><text:span text:style-name="T17">t</text:span><text:span text:style-name="T17">e</text:span><text:span text:style-name="T17">o</text:span><text:span text:style-name="T17">r</text:span><text:span text:style-name="T17">i </text:span><text:span text:style-name="T17">p</text:span><text:span text:style-name="T17">å </text:span><text:span text:style-name="T17">l</text:span><text:span text:style-name="T17">a</text:span><text:span text:style-name="T17">n</text:span><text:span text:style-name="T17">g</text:span><text:span text:style-name="T17"> </text:span><text:span text:style-name="T17">s</text:span><text:span text:style-name="T17">i</text:span><text:span text:style-name="T17">k</text:span><text:span text:style-name="T17">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</text:span><text:span text:style-name="T18">r</text:span><text:span text:style-name="T18">o</text:span><text:span text:style-name="T18">d</text:span><text:span text:style-name="T18">u</text:span><text:span text:style-name="T18">k</text:span><text:span text:style-name="T18">s</text:span><text:span text:style-name="T18">j</text:span><text:span text:style-name="T18">o</text:span><text:span text:style-name="T18">n </text:span><text:span text:style-name="T18">(</text:span><text:span text:style-name="T18">k</text:span><text:span text:style-name="T18">o</text:span><text:span text:style-name="T18">r</text:span><text:span text:style-name="T18">t </text:span><text:span text:style-name="T18">s</text:span><text:span text:style-name="T18">i</text:span><text:span text:style-name="T18">k</text:span><text:span text:style-name="T18">t</text:span><text:span text:style-name="T18">)</text:span></text:p>
            <text:p><text:span text:style-name="T18">u</text:span><text:span text:style-name="T18">t</text:span><text:span text:style-name="T18">e</text:span><text:span text:style-name="T18">n </text:span><text:span text:style-name="T18">f</text:span><text:span text:style-name="T18">a</text:span><text:span text:style-name="T18">s</text:span><text:span text:style-name="T18">t</text:span><text:span text:style-name="T18">e </text:span><text:span text:style-name="T18">k</text:span><text:span text:style-name="T18">o</text:span><text:span text:style-name="T18">s</text:span><text:span text:style-name="T18">t</text:span><text:span text:style-name="T18">n</text:span><text:span text:style-name="T18">a</text:span><text:span text:style-name="T18">d</text:span><text:span text:style-name="T18">e</text:span><text:span text:style-name="T18">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</text:span><text:span text:style-name="T18">r</text:span><text:span text:style-name="T18">o</text:span><text:span text:style-name="T18">d</text:span><text:span text:style-name="T18">u</text:span><text:span text:style-name="T18">k</text:span><text:span text:style-name="T18">s</text:span><text:span text:style-name="T18">j</text:span><text:span text:style-name="T18">o</text:span><text:span text:style-name="T18">n </text:span><text:span text:style-name="T18">(</text:span><text:span text:style-name="T18">k</text:span><text:span text:style-name="T18">o</text:span><text:span text:style-name="T18">r</text:span><text:span text:style-name="T18">t </text:span><text:span text:style-name="T18">s</text:span><text:span text:style-name="T18">i</text:span><text:span text:style-name="T18">k</text:span><text:span text:style-name="T18">t</text:span><text:span text:style-name="T18">)</text:span></text:p>
            <text:p text:style-name="P24"><text:span text:style-name="T19">m</text:span><text:span text:style-name="T19">e</text:span><text:span text:style-name="T19">d </text:span><text:span text:style-name="T19">f</text:span><text:span text:style-name="T19">a</text:span><text:span text:style-name="T19">s</text:span><text:span text:style-name="T19">t</text:span><text:span text:style-name="T19">e </text:span><text:span text:style-name="T19">k</text:span><text:span text:style-name="T19">o</text:span><text:span text:style-name="T19">s</text:span><text:span text:style-name="T19">t</text:span><text:span text:style-name="T19">n</text:span><text:span text:style-name="T19">a</text:span><text:span text:style-name="T19">d</text:span><text:span text:style-name="T19">e</text:span><text:span text:style-name="T19">r</text:span><text:span text:style-name="T18">T</text:span><text:span text:style-name="T18">il</text:span><text:span text:style-name="T18">b</text:span><text:span text:style-name="T18">u</text:span><text:span text:style-name="T18">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</text:span><text:span text:style-name="T18">il</text:span><text:span text:style-name="T18">b</text:span><text:span text:style-name="T18">u</text:span><text:span text:style-name="T18">d</text:span><text:span text:style-name="T18">s</text:span><text:span text:style-name="T18">f</text:span><text:span text:style-name="T18">u</text:span><text:span text:style-name="T18">n</text:span><text:span text:style-name="T18">k</text:span><text:span text:style-name="T18">s</text:span><text:span text:style-name="T18">j</text:span><text:span text:style-name="T18">o</text:span><text:span text:style-name="T18">n</text:span><text:span text:style-name="T18">e</text:span><text:span text:style-name="T18">n </text:span><text:span text:style-name="T18">f</text:span><text:span text:style-name="T18">r</text:span><text:span text:style-name="T18">a </text:span><text:span text:style-name="T18">e</text:span><text:span text:style-name="T18">n </text:span><text:span text:style-name="T18">p</text:span><text:span text:style-name="T18">r</text:span><text:span text:style-name="T18">o</text:span><text:span text:style-name="T18">d</text:span><text:span text:style-name="T18">u</text:span><text:span text:style-name="T18">s</text:span><text:span text:style-name="T18">e</text:span><text:span text:style-name="T18">n</text:span><text:span text:style-name="T18">t </text:span></text:p>
            <text:p><text:span text:style-name="T18">(</text:span><text:span text:style-name="T18">k</text:span><text:span text:style-name="T18">o</text:span><text:span text:style-name="T18">r</text:span><text:span text:style-name="T18">t </text:span><text:span text:style-name="T18">o</text:span><text:span text:style-name="T18">g </text:span><text:span text:style-name="T18">l</text:span><text:span text:style-name="T18">a</text:span><text:span text:style-name="T18">n</text:span><text:span text:style-name="T18">g </text:span><text:span text:style-name="T18">s</text:span><text:span text:style-name="T18">i</text:span><text:span text:style-name="T18">k</text:span><text:span text:style-name="T18">t</text:span><text:span text:style-name="T18">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</text:span><text:span text:style-name="T18">r</text:span><text:span text:style-name="T18">u</text:span><text:span text:style-name="T18">k </text:span><text:span text:style-name="T18">a</text:span><text:span text:style-name="T18">v </text:span><text:span text:style-name="T18">a</text:span><text:span text:style-name="T18">r</text:span><text:span text:style-name="T18">b</text:span><text:span text:style-name="T18">e</text:span><text:span text:style-name="T18">i</text:span><text:span text:style-name="T18">d</text:span><text:span text:style-name="T18">s</text:span><text:span text:style-name="T18">k</text:span><text:span text:style-name="T18">r</text:span><text:span text:style-name="T18">a</text:span><text:span text:style-name="T18">f</text:span><text:span text:style-name="T18">t</text:span></text:p>
            <text:p><text:span text:style-name="T18"><text:s/></text:span><text:span text:style-name="T18">(</text:span><text:span text:style-name="T18">k</text:span><text:span text:style-name="T18">o</text:span><text:span text:style-name="T18">r</text:span><text:span text:style-name="T18">t </text:span><text:span text:style-name="T18">s</text:span><text:span text:style-name="T18">i</text:span><text:span text:style-name="T18">k</text:span><text:span text:style-name="T18">t</text:span><text:span text:style-name="T18">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</text:span><text:span text:style-name="T18">t</text:span><text:span text:style-name="T18">t</text:span><text:span text:style-name="T18">e</text:span><text:span text:style-name="T18">r</text:span><text:span text:style-name="T18">s</text:span><text:span text:style-name="T18">p</text:span><text:span text:style-name="T18">ø</text:span><text:span text:style-name="T18">r</text:span><text:span text:style-name="T18">s</text:span><text:span text:style-name="T18">e</text:span><text:span text:style-name="T18">l</text:span><text:span text:style-name="T18">e</text:span><text:span text:style-name="T18">n</text:span><text:span text:style-name="T18">s</text:span><text:span text:style-name="T18">f</text:span><text:span text:style-name="T18">u</text:span><text:span text:style-name="T18">n</text:span><text:span text:style-name="T18">k</text:span><text:span text:style-name="T18">s</text:span><text:span text:style-name="T18">j</text:span><text:span text:style-name="T18">o</text:span><text:span text:style-name="T18">n</text:span><text:span text:style-name="T18">e</text:span><text:span text:style-name="T18">n </text:span></text:p>
            <text:p><text:span text:style-name="T18">e</text:span><text:span text:style-name="T18">t</text:span><text:span text:style-name="T18">t</text:span><text:span text:style-name="T18">e</text:span><text:span text:style-name="T18">r </text:span><text:span text:style-name="T18">a</text:span><text:span text:style-name="T18">r</text:span><text:span text:style-name="T18">b</text:span><text:span text:style-name="T18">e</text:span><text:span text:style-name="T18">i</text:span><text:span text:style-name="T18">d</text:span><text:span text:style-name="T18">s</text:span><text:span text:style-name="T18">k</text:span><text:span text:style-name="T18">r</text:span><text:span text:style-name="T18">a</text:span><text:span text:style-name="T18">f</text:span><text:span text:style-name="T18">t </text:span></text:p>
            <text:p><text:span text:style-name="T18">f</text:span><text:span text:style-name="T18">r</text:span><text:span text:style-name="T18">a </text:span><text:span text:style-name="T18">e</text:span><text:span text:style-name="T18">n </text:span><text:span text:style-name="T18">p</text:span><text:span text:style-name="T18">r</text:span><text:span text:style-name="T18">o</text:span><text:span text:style-name="T18">d</text:span><text:span text:style-name="T18">u</text:span><text:span text:style-name="T18">s</text:span><text:span text:style-name="T18">e</text:span><text:span text:style-name="T18">n</text:span><text:span text:style-name="T18">t </text:span></text:p>
            <text:p><text:span text:style-name="T18">(</text:span><text:span text:style-name="T18">k</text:span><text:span text:style-name="T18">o</text:span><text:span text:style-name="T18">r</text:span><text:span text:style-name="T18">t </text:span><text:span text:style-name="T18">o</text:span><text:span text:style-name="T18">g </text:span><text:span text:style-name="T18">l</text:span><text:span text:style-name="T18">a</text:span><text:span text:style-name="T18">n</text:span><text:span text:style-name="T18">g </text:span><text:span text:style-name="T18">s</text:span><text:span text:style-name="T18">i</text:span><text:span text:style-name="T18">k</text:span><text:span text:style-name="T18">t</text:span><text:span text:style-name="T18">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</text:span><text:span text:style-name="T18">r</text:span><text:span text:style-name="T18">u</text:span><text:span text:style-name="T18">k </text:span><text:span text:style-name="T18">a</text:span><text:span text:style-name="T18">v </text:span><text:span text:style-name="T18">a</text:span><text:span text:style-name="T18">r</text:span><text:span text:style-name="T18">b</text:span><text:span text:style-name="T18">e</text:span><text:span text:style-name="T18">i</text:span><text:span text:style-name="T18">d</text:span><text:span text:style-name="T18">s</text:span><text:span text:style-name="T18">k</text:span><text:span text:style-name="T18">r</text:span><text:span text:style-name="T18">a</text:span><text:span text:style-name="T18">f</text:span><text:span text:style-name="T18">t </text:span></text:p>
            <text:p><text:span text:style-name="T18">(l</text:span><text:span text:style-name="T18">a</text:span><text:span text:style-name="T18">n</text:span><text:span text:style-name="T18">g </text:span><text:span text:style-name="T18">s</text:span><text:span text:style-name="T18">i</text:span><text:span text:style-name="T18">k</text:span><text:span text:style-name="T18">t</text:span><text:span text:style-name="T18">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</text:span><text:span text:style-name="T18">r</text:span><text:span text:style-name="T18">o</text:span><text:span text:style-name="T18">d</text:span><text:span text:style-name="T18">u</text:span><text:span text:style-name="T18">k</text:span><text:span text:style-name="T18">s</text:span><text:span text:style-name="T18">j</text:span><text:span text:style-name="T18">o</text:span><text:span text:style-name="T18">n </text:span><text:span text:style-name="T18">(l</text:span><text:span text:style-name="T18">a</text:span><text:span text:style-name="T18">n</text:span><text:span text:style-name="T18">g </text:span><text:span text:style-name="T18">s</text:span><text:span text:style-name="T18">i</text:span><text:span text:style-name="T18">k</text:span><text:span text:style-name="T18">t</text:span><text:span text:style-name="T18">), </text:span><text:span text:style-name="T18">m</text:span><text:span text:style-name="T18">e</text:span><text:span text:style-name="T18">d </text:span></text:p>
            <text:p><text:span text:style-name="T18">k</text:span><text:span text:style-name="T18">o</text:span><text:span text:style-name="T18">n</text:span><text:span text:style-name="T18">s</text:span><text:span text:style-name="T18">t</text:span><text:span text:style-name="T18">a</text:span><text:span text:style-name="T18">n</text:span><text:span text:style-name="T18">t </text:span><text:span text:style-name="T18">s</text:span><text:span text:style-name="T18">k</text:span><text:span text:style-name="T18">a</text:span><text:span text:style-name="T18">l</text:span><text:span text:style-name="T18">a</text:span><text:span text:style-name="T18">u</text:span><text:span text:style-name="T18">t</text:span><text:span text:style-name="T18">b</text:span><text:span text:style-name="T18">y</text:span><text:span text:style-name="T18">t</text:span><text:span text:style-name="T18">t</text:span><text:span text:style-name="T18">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</text:span><text:span text:style-name="T27">ng </text:span><text:span text:style-name="T27">sik</text:span><text:span text:style-name="T27">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</text:span><text:span text:style-name="T27">rt </text:span><text:span text:style-name="T27">sik</text:span><text:span text:style-name="T27">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</text:span><text:span text:style-name="T17">r</text:span><text:span text:style-name="T17">o</text:span><text:span text:style-name="T17">d</text:span><text:span text:style-name="T17">u</text:span><text:span text:style-name="T17">k</text:span><text:span text:style-name="T17">s</text:span><text:span text:style-name="T17">j</text:span><text:span text:style-name="T17">o</text:span><text:span text:style-name="T17">n</text:span><text:span text:style-name="T17">s</text:span><text:span text:style-name="T17">t</text:span><text:span text:style-name="T17">e</text:span><text:span text:style-name="T17">o</text:span><text:span text:style-name="T17">r</text:span><text:span text:style-name="T17">i</text:span><text:span text:style-name="T17">:</text:span><text:span text:style-name="T17">P</text:span><text:span text:style-name="T17">r</text:span><text:span text:style-name="T17">o</text:span><text:span text:style-name="T17">d</text:span><text:span text:style-name="T17">u</text:span><text:span text:style-name="T17">s</text:span><text:span text:style-name="T17">e</text:span><text:span text:style-name="T17">n</text:span><text:span text:style-name="T17">t</text:span><text:span text:style-name="T17">e</text:span><text:span text:style-name="T17">n</text:span><text:span text:style-name="T17">s </text:span><text:span text:style-name="T17">ø</text:span><text:span text:style-name="T17">k</text:span><text:span text:style-name="T17">o</text:span><text:span text:style-name="T17">n</text:span><text:span text:style-name="T17">o</text:span><text:span text:style-name="T17">m</text:span><text:span text:style-name="T17">i</text:span><text:span text:style-name="T17">s</text:span><text:span text:style-name="T17">k</text:span><text:span text:style-name="T17">e </text:span><text:span text:style-name="T17">a</text:span><text:span text:style-name="T17">d</text:span><text:span text:style-name="T17">f</text:span><text:span text:style-name="T17">e</text:span><text:span text:style-name="T17">r</text:span><text:span text:style-name="T17">d</text:span><text:span text:style-name="T17"> i </text:span><text:span text:style-name="T17">g</text:span><text:span text:style-name="T17">o</text:span><text:span text:style-name="T17">d</text:span><text:span text:style-name="T17">e</text:span><text:span text:style-name="T17">- </text:span><text:span text:style-name="T17">o</text:span><text:span text:style-name="T17">g</text:span><text:span text:style-name="T17"> </text:span><text:span text:style-name="T17">a</text:span><text:span text:style-name="T17">r</text:span><text:span text:style-name="T17">b</text:span><text:span text:style-name="T17">e</text:span><text:span text:style-name="T17">i</text:span><text:span text:style-name="T17">d</text:span><text:span text:style-name="T17">s</text:span><text:span text:style-name="T17">m</text:span><text:span text:style-name="T17">a</text:span><text:span text:style-name="T17">r</text:span><text:span text:style-name="T17">k</text:span><text:span text:style-name="T17">e</text:span><text:span text:style-name="T17">d</text:span><text:span text:style-name="T17">e</text:span><text:span text:style-name="T17">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</text:span><text:span text:style-name="T13">te</text:span><text:span text:style-name="T13">n </text:span><text:span text:style-name="T13">fa</text:span><text:span text:style-name="T13">st</text:span><text:span text:style-name="T13">e </text:span><text:span text:style-name="T13">k</text:span><text:span text:style-name="T13">o</text:span><text:span text:style-name="T13">st</text:span><text:span text:style-name="T13">n</text:span><text:span text:style-name="T13">a</text:span><text:span text:style-name="T13">d</text:span><text:span text:style-name="T13">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</text:span><text:span text:style-name="T13">e</text:span><text:span text:style-name="T13">d </text:span><text:span text:style-name="T13">fa</text:span><text:span text:style-name="T13">st</text:span><text:span text:style-name="T13">e </text:span><text:span text:style-name="T13">k</text:span><text:span text:style-name="T13">o</text:span><text:span text:style-name="T13">st</text:span><text:span text:style-name="T13">n</text:span><text:span text:style-name="T13">a</text:span><text:span text:style-name="T13">d</text:span><text:span text:style-name="T13">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</text:span><text:span text:style-name="T28">o</text:span><text:span text:style-name="T28">n</text:span><text:span text:style-name="T28">s</text:span><text:span text:style-name="T28">u</text:span><text:span text:style-name="T28">m</text:span><text:span text:style-name="T28">e</text:span><text:span text:style-name="T28">n</text:span><text:span text:style-name="T28">t</text:span><text:span text:style-name="T28">e</text:span><text:span text:style-name="T28">r: </text:span><text:span text:style-name="T28">G</text:span><text:span text:style-name="T28">r</text:span><text:span text:style-name="T28">u</text:span><text:span text:style-name="T28">p</text:span><text:span text:style-name="T28">p</text:span><text:span text:style-name="T28">e </text:span><text:span text:style-name="T28">a</text:span><text:span text:style-name="T28">v </text:span><text:span text:style-name="T28">i</text:span><text:span text:style-name="T28">n</text:span><text:span text:style-name="T28">d</text:span><text:span text:style-name="T28">i</text:span><text:span text:style-name="T28">v</text:span><text:span text:style-name="T28">i</text:span><text:span text:style-name="T28">d</text:span><text:span text:style-name="T28">e</text:span><text:span text:style-name="T28">r </text:span><text:span text:style-name="T28">m</text:span><text:span text:style-name="T28">e</text:span><text:span text:style-name="T28">d </text:span><text:span text:style-name="T28">s</text:span><text:span text:style-name="T28">a</text:span><text:span text:style-name="T28">m</text:span><text:span text:style-name="T28">m</text:span><text:span text:style-name="T28">e </text:span><text:span text:style-name="T28">p</text:span><text:span text:style-name="T28">r</text:span><text:span text:style-name="T28">e</text:span><text:span text:style-name="T28">f</text:span><text:span text:style-name="T28">e</text:span><text:span text:style-name="T28">r</text:span><text:span text:style-name="T28">a</text:span><text:span text:style-name="T28">n</text:span><text:span text:style-name="T28">s</text:span><text:span text:style-name="T28">e</text:span><text:span text:style-name="T28">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</text:span><text:span text:style-name="T18">e</text:span><text:span text:style-name="T18">r</text:span><text:span text:style-name="T18">f</text:span><text:span text:style-name="T18">e</text:span><text:span text:style-name="T18">k</text:span><text:span text:style-name="T18">t</text:span><text:span text:style-name="T18">e </text:span></text:p>
            <text:p><text:span text:style-name="T18">s</text:span><text:span text:style-name="T18">u</text:span><text:span text:style-name="T18">b</text:span><text:span text:style-name="T18">s</text:span><text:span text:style-name="T18">ti</text:span><text:span text:style-name="T18">t</text:span><text:span text:style-name="T18">u</text:span><text:span text:style-name="T18">s</text:span><text:span text:style-name="T18">j</text:span><text:span text:style-name="T18">o</text:span><text:span text:style-name="T18">s</text:span><text:span text:style-name="T18">m</text:span><text:span text:style-name="T18">u</text:span><text:span text:style-name="T18">li</text:span><text:span text:style-name="T18">g</text:span><text:span text:style-name="T18">h</text:span><text:span text:style-name="T18">e</text:span><text:span text:style-name="T18">t</text:span><text:span text:style-name="T18">e</text:span><text:span text:style-name="T18">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</text:span><text:span text:style-name="T18">u</text:span><text:span text:style-name="T18">d</text:span><text:span text:style-name="T18">s</text:span><text:span text:style-name="T18">j</text:span><text:span text:style-name="T18">e</text:span><text:span text:style-name="T18">t</text:span><text:span text:style-name="T18">t</text:span><text:span text:style-name="T18">b</text:span><text:span text:style-name="T18">e</text:span><text:span text:style-name="T18">ti</text:span><text:span text:style-name="T18">n</text:span><text:span text:style-name="T18">g</text:span><text:span text:style-name="T18">e</text:span><text:span text:style-name="T18">l</text:span><text:span text:style-name="T18">s</text:span><text:span text:style-name="T18">e</text:span><text:span text:style-name="T18">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</text:span><text:span text:style-name="T18">p</text:span><text:span text:style-name="T18">ti</text:span><text:span text:style-name="T18">m</text:span><text:span text:style-name="T18">a</text:span><text:span text:style-name="T18">l </text:span><text:span text:style-name="T18">ti</text:span><text:span text:style-name="T18">l</text:span><text:span text:style-name="T18">p</text:span><text:span text:style-name="T18">a</text:span><text:span text:style-name="T18">s</text:span><text:span text:style-name="T18">n</text:span><text:span text:style-name="T18">i</text:span><text:span text:style-name="T18">n</text:span><text:span text:style-name="T18">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</text:span><text:span text:style-name="T18">n</text:span><text:span text:style-name="T18">d</text:span><text:span text:style-name="T18">if</text:span><text:span text:style-name="T18">f</text:span><text:span text:style-name="T18">e</text:span><text:span text:style-name="T18">r</text:span><text:span text:style-name="T18">e</text:span><text:span text:style-name="T18">n</text:span><text:span text:style-name="T18">s</text:span><text:span text:style-name="T18">k</text:span><text:span text:style-name="T18">u</text:span><text:span text:style-name="T18">r</text:span><text:span text:style-name="T18">v</text:span><text:span text:style-name="T18">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</text:span><text:span text:style-name="T18">y</text:span><text:span text:style-name="T18">t</text:span><text:span text:style-name="T18">t</text:span><text:span text:style-name="T18">e</text:span><text:span text:style-name="T18">f</text:span><text:span text:style-name="T18">u</text:span><text:span text:style-name="T18">n</text:span><text:span text:style-name="T18">k</text:span><text:span text:style-name="T18">s</text:span><text:span text:style-name="T18">j</text:span><text:span text:style-name="T18">o</text:span><text:span text:style-name="T18">n</text:span><text:span text:style-name="T18">e</text:span><text:span text:style-name="T18">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</text:span><text:span text:style-name="T18">n</text:span><text:span text:style-name="T18">d</text:span><text:span text:style-name="T18">if</text:span><text:span text:style-name="T18">f</text:span><text:span text:style-name="T18">e</text:span><text:span text:style-name="T18">r</text:span><text:span text:style-name="T18">e</text:span><text:span text:style-name="T18">n</text:span><text:span text:style-name="T18">s</text:span><text:span text:style-name="T18">k</text:span><text:span text:style-name="T18">a</text:span><text:span text:style-name="T18">r</text:span><text:span text:style-name="T18">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</text:span><text:span text:style-name="T18">a</text:span><text:span text:style-name="T18">n</text:span><text:span text:style-name="T18">li</text:span><text:span text:style-name="T18">g</text:span><text:span text:style-name="T18">e </text:span><text:span text:style-name="T18"><text:s/></text:span><text:span text:style-name="T18">s</text:span><text:span text:style-name="T18">u</text:span><text:span text:style-name="T18">b</text:span><text:span text:style-name="T18">s</text:span><text:span text:style-name="T18">ti</text:span><text:span text:style-name="T18">t</text:span><text:span text:style-name="T18">u</text:span><text:span text:style-name="T18">s</text:span><text:span text:style-name="T18">j</text:span><text:span text:style-name="T18">o</text:span><text:span text:style-name="T18">n</text:span><text:span text:style-name="T18">s</text:span><text:span text:style-name="T18">m</text:span><text:span text:style-name="T18">u</text:span><text:span text:style-name="T18">li</text:span><text:span text:style-name="T18">g</text:span><text:span text:style-name="T18">h</text:span><text:span text:style-name="T18">e</text:span><text:span text:style-name="T18">t</text:span><text:span text:style-name="T18">e</text:span><text:span text:style-name="T18">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</text:span><text:span text:style-name="T18">n</text:span><text:span text:style-name="T18">g</text:span><text:span text:style-name="T18">e</text:span><text:span text:style-name="T18">n </text:span></text:p>
            <text:p><text:span text:style-name="T18">s</text:span><text:span text:style-name="T18">u</text:span><text:span text:style-name="T18">b</text:span><text:span text:style-name="T18">s</text:span><text:span text:style-name="T18">ti</text:span><text:span text:style-name="T18">t</text:span><text:span text:style-name="T18">u</text:span><text:span text:style-name="T18">s</text:span><text:span text:style-name="T18">j</text:span><text:span text:style-name="T18">o</text:span><text:span text:style-name="T18">n</text:span><text:span text:style-name="T18">s</text:span><text:span text:style-name="T18">m</text:span><text:span text:style-name="T18">u</text:span><text:span text:style-name="T18">li</text:span><text:span text:style-name="T18">g</text:span><text:span text:style-name="T18">h</text:span><text:span text:style-name="T18">e</text:span><text:span text:style-name="T18">t</text:span><text:span text:style-name="T18">e</text:span><text:span text:style-name="T18">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</text:span><text:span text:style-name="T20">S</text:span><text:span text:style-name="T20">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</text:span><text:span text:style-name="T13">di</text:span><text:span text:style-name="T13">ff</text:span><text:span text:style-name="T13">er</text:span><text:span text:style-name="T13">e</text:span><text:span text:style-name="T13">n</text:span><text:span text:style-name="T13">s</text:span><text:span text:style-name="T13">k</text:span><text:span text:style-name="T13">ur</text:span><text:span text:style-name="T13">v</text:span><text:span text:style-name="T13">e </text:span><text:span text:style-name="T13">(i</text:span><text:span text:style-name="T13">s</text:span><text:span text:style-name="T13">o</text:span><text:span text:style-name="T13">n</text:span><text:span text:style-name="T13">yt</text:span><text:span text:style-name="T13">te</text:span><text:span text:style-name="T13">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</text:span><text:span text:style-name="T13">k</text:span><text:span text:style-name="T13">e </text:span><text:span text:style-name="T13">m</text:span><text:span text:style-name="T13">et</text:span><text:span text:style-name="T13">ni</text:span><text:span text:style-name="T13">n</text:span><text:span text:style-name="T13">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</text:span><text:span text:style-name="T13">u</text:span><text:span text:style-name="T13">d</text:span><text:span text:style-name="T13">sj</text:span><text:span text:style-name="T13">et</text:span><text:span text:style-name="T13">tli</text:span><text:span text:style-name="T13">nj</text:span><text:span text:style-name="T13">e</text:span><text:span text:style-name="T13">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</text:span><text:span text:style-name="T17">o</text:span><text:span text:style-name="T17">n</text:span><text:span text:style-name="T17">s</text:span><text:span text:style-name="T17">u</text:span><text:span text:style-name="T17">m</text:span><text:span text:style-name="T17">e</text:span><text:span text:style-name="T17">n</text:span><text:span text:style-name="T17">t</text:span><text:span text:style-name="T17">e</text:span><text:span text:style-name="T17">o</text:span><text:span text:style-name="T17">r</text:span><text:span text:style-name="T17">i</text:span><text:span text:style-name="T17">: </text:span><text:span text:style-name="T17">K</text:span><text:span text:style-name="T17">o</text:span><text:span text:style-name="T17">n</text:span><text:span text:style-name="T17">s</text:span><text:span text:style-name="T17">u</text:span><text:span text:style-name="T17">m</text:span><text:span text:style-name="T17">e</text:span><text:span text:style-name="T17">n</text:span><text:span text:style-name="T17">t</text:span><text:span text:style-name="T17">e</text:span><text:span text:style-name="T17">n</text:span><text:span text:style-name="T17">s </text:span><text:span text:style-name="T17">v</text:span><text:span text:style-name="T17">a</text:span><text:span text:style-name="T17">l</text:span><text:span text:style-name="T17">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</text:span><text:span text:style-name="T18">g</text:span><text:span text:style-name="T18">e</text:span><text:span text:style-name="T18">n</text:span><text:span text:style-name="T18">p</text:span><text:span text:style-name="T18">r</text:span><text:span text:style-name="T18">i</text:span><text:span text:style-name="T18">s</text:span><text:span text:style-name="T18">e</text:span><text:span text:style-name="T18">l</text:span><text:span text:style-name="T18">a</text:span><text:span text:style-name="T18">s</text:span><text:span text:style-name="T18">ti</text:span><text:span text:style-name="T18">s</text:span><text:span text:style-name="T18">it</text:span><text:span text:style-name="T18">e</text:span><text:span text:style-name="T18">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</text:span><text:span text:style-name="T18">r</text:span><text:span text:style-name="T18">y</text:span><text:span text:style-name="T18">s</text:span><text:span text:style-name="T18">s</text:span><text:span text:style-name="T18">p</text:span><text:span text:style-name="T18">r</text:span><text:span text:style-name="T18">i</text:span><text:span text:style-name="T18">s</text:span><text:span text:style-name="T18">e</text:span><text:span text:style-name="T18">l</text:span><text:span text:style-name="T18">a</text:span><text:span text:style-name="T18">s</text:span><text:span text:style-name="T18">ti</text:span><text:span text:style-name="T18">s</text:span><text:span text:style-name="T18">it</text:span><text:span text:style-name="T18">e</text:span><text:span text:style-name="T18">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</text:span><text:span text:style-name="T18">n</text:span><text:span text:style-name="T18">n</text:span><text:span text:style-name="T18">t</text:span><text:span text:style-name="T18">e</text:span><text:span text:style-name="T18">k</text:span><text:span text:style-name="T18">t</text:span><text:span text:style-name="T18">s</text:span><text:span text:style-name="T18">e</text:span><text:span text:style-name="T18">l</text:span><text:span text:style-name="T18">a</text:span><text:span text:style-name="T18">s</text:span><text:span text:style-name="T18">ti</text:span><text:span text:style-name="T18">s</text:span><text:span text:style-name="T18">it</text:span><text:span text:style-name="T18">e</text:span><text:span text:style-name="T18">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</text:span><text:span text:style-name="T18">tl</text:span><text:span text:style-name="T18">e</text:span><text:span text:style-name="T18">d</text:span><text:span text:style-name="T18">n</text:span><text:span text:style-name="T18">i</text:span><text:span text:style-name="T18">n</text:span><text:span text:style-name="T18">g </text:span><text:span text:style-name="T18">a</text:span><text:span text:style-name="T18">v </text:span><text:span text:style-name="T18">e</text:span><text:span text:style-name="T18">t</text:span><text:span text:style-name="T18">t</text:span><text:span text:style-name="T18">e</text:span><text:span text:style-name="T18">r</text:span><text:span text:style-name="T18">s</text:span><text:span text:style-name="T18">p</text:span><text:span text:style-name="T18">ø</text:span><text:span text:style-name="T18">r</text:span><text:span text:style-name="T18">s</text:span><text:span text:style-name="T18">e</text:span><text:span text:style-name="T18">l</text:span><text:span text:style-name="T18">s</text:span><text:span text:style-name="T18">k</text:span><text:span text:style-name="T18">u</text:span><text:span text:style-name="T18">r</text:span><text:span text:style-name="T18">v</text:span><text:span text:style-name="T18">e</text:span><text:span text:style-name="T18">n</text:span></text:p>
            <text:p><text:span text:style-name="T18">f</text:span><text:span text:style-name="T18">o</text:span><text:span text:style-name="T18">r </text:span><text:span text:style-name="T18">g</text:span><text:span text:style-name="T18">o</text:span><text:span text:style-name="T18">d</text:span><text:span text:style-name="T18">e </text:span><text:span text:style-name="T18">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</text:span><text:span text:style-name="T18">tl</text:span><text:span text:style-name="T18">e</text:span><text:span text:style-name="T18">d</text:span><text:span text:style-name="T18">n</text:span><text:span text:style-name="T18">i</text:span><text:span text:style-name="T18">n</text:span><text:span text:style-name="T18">g </text:span><text:span text:style-name="T18">a</text:span><text:span text:style-name="T18">v </text:span><text:span text:style-name="T18">ti</text:span><text:span text:style-name="T18">l</text:span><text:span text:style-name="T18">b</text:span><text:span text:style-name="T18">u</text:span><text:span text:style-name="T18">d</text:span><text:span text:style-name="T18">s</text:span><text:span text:style-name="T18">k</text:span><text:span text:style-name="T18">u</text:span><text:span text:style-name="T18">r</text:span><text:span text:style-name="T18">v</text:span><text:span text:style-name="T18">e</text:span><text:span text:style-name="T18">n </text:span><text:span text:style-name="T18">f</text:span><text:span text:style-name="T18">o</text:span><text:span text:style-name="T18">r</text:span></text:p>
            <text:p><text:span text:style-name="T18">a</text:span><text:span text:style-name="T18">r</text:span><text:span text:style-name="T18">b</text:span><text:span text:style-name="T18">e</text:span><text:span text:style-name="T18">i</text:span><text:span text:style-name="T18">d</text:span><text:span text:style-name="T18">s</text:span><text:span text:style-name="T18">k</text:span><text:span text:style-name="T18">r</text:span><text:span text:style-name="T18">a</text:span><text:span text:style-name="T18">f</text:span><text:span text:style-name="T18">t </text:span><text:span text:style-name="T18">(i</text:span><text:span text:style-name="T18">k</text:span><text:span text:style-name="T18">k</text:span><text:span text:style-name="T18">e </text:span><text:span text:style-name="T18">p</text:span><text:span text:style-name="T18">e</text:span><text:span text:style-name="T18">n</text:span><text:span text:style-name="T18">s</text:span><text:span text:style-name="T18">u</text:span><text:span text:style-name="T18">m</text:span><text:span text:style-name="T18">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</text:span><text:span text:style-name="T13">ri</text:span><text:span text:style-name="T13">s</text:span><text:span text:style-name="T13">u</text:span><text:span text:style-name="T13">el</text:span><text:span text:style-name="T13">a</text:span><text:span text:style-name="T13">st</text:span><text:span text:style-name="T13">is</text:span><text:span text:style-name="T13">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</text:span><text:span text:style-name="T13">ri</text:span><text:span text:style-name="T13">s</text:span><text:span text:style-name="T13">el</text:span><text:span text:style-name="T13">a</text:span><text:span text:style-name="T13">st</text:span><text:span text:style-name="T13">is</text:span><text:span text:style-name="T13">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</text:span><text:span text:style-name="T13">G</text:span><text:span text:style-name="T13">iff</text:span><text:span text:style-name="T13">e</text:span><text:span text:style-name="T13">n </text:span><text:span text:style-name="T13">g</text:span><text:span text:style-name="T13">o</text:span><text:span text:style-name="T13">d</text:span><text:span text:style-name="T13">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</text:span><text:span text:style-name="T13">ri</text:span><text:span text:style-name="T13">s-</text:span></text:p>
            <text:p><text:span text:style-name="T13">n</text:span><text:span text:style-name="T13">ø</text:span><text:span text:style-name="T13">yt</text:span><text:span text:style-name="T13">ra</text:span><text:span text:style-name="T13">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</text:span><text:span text:style-name="T13">ri</text:span><text:span text:style-name="T13">s-</text:span></text:p>
            <text:p><text:span text:style-name="T13">u</text:span><text:span text:style-name="T13">a</text:span><text:span text:style-name="T13">v</text:span><text:span text:style-name="T13">h</text:span><text:span text:style-name="T13">e</text:span><text:span text:style-name="T13">n</text:span><text:span text:style-name="T13">gi</text:span><text:span text:style-name="T13">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</text:span><text:span text:style-name="T13">o</text:span><text:span text:style-name="T13">m</text:span><text:span text:style-name="T13">pl</text:span><text:span text:style-name="T13">e</text:span><text:span text:style-name="T13">m</text:span><text:span text:style-name="T13">e</text:span><text:span text:style-name="T13">nt</text:span><text:span text:style-name="T13">æ</text:span><text:span text:style-name="T13">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</text:span><text:span text:style-name="T13">te</text:span><text:span text:style-name="T13">rn</text:span><text:span text:style-name="T13">at</text:span><text:span text:style-name="T13">iv</text:span><text:span text:style-name="T13">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</text:span><text:span text:style-name="T13">nt</text:span><text:span text:style-name="T13">e</text:span><text:span text:style-name="T13">kt</text:span><text:span text:style-name="T13">s-</text:span></text:p>
            <text:p><text:span text:style-name="T13">u</text:span><text:span text:style-name="T13">el</text:span><text:span text:style-name="T13">a</text:span><text:span text:style-name="T13">st</text:span><text:span text:style-name="T13">is</text:span><text:span text:style-name="T13">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</text:span><text:span text:style-name="T13">in</text:span><text:span text:style-name="T13">dr</text:span><text:span text:style-name="T13">e</text:span><text:span text:style-name="T13">v</text:span><text:span text:style-name="T13">er</text:span><text:span text:style-name="T13">di</text:span><text:span text:style-name="T13">g</text:span></text:p>
            <text:p><text:span text:style-name="T13">g</text:span><text:span text:style-name="T13">o</text:span><text:span text:style-name="T13">d</text:span><text:span text:style-name="T13">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</text:span><text:span text:style-name="T13">nt</text:span><text:span text:style-name="T13">e</text:span><text:span text:style-name="T13">kt</text:span><text:span text:style-name="T13">s-</text:span></text:p>
            <text:p><text:span text:style-name="T13">n</text:span><text:span text:style-name="T13">ø</text:span><text:span text:style-name="T13">yt</text:span><text:span text:style-name="T13">ra</text:span><text:span text:style-name="T13">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</text:span><text:span text:style-name="T13">nt</text:span><text:span text:style-name="T13">e</text:span><text:span text:style-name="T13">kt</text:span><text:span text:style-name="T13">s-</text:span></text:p>
            <text:p><text:span text:style-name="T13">el</text:span><text:span text:style-name="T13">a</text:span><text:span text:style-name="T13">st</text:span><text:span text:style-name="T13">is</text:span><text:span text:style-name="T13">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</text:span><text:span text:style-name="T13">n</text:span><text:span text:style-name="T13">g</text:span><text:span text:style-name="T13">el</text:span><text:span text:style-name="T13">-</text:span><text:span text:style-name="T13">k</text:span><text:span text:style-name="T13">ur</text:span><text:span text:style-name="T13">v</text:span><text:span text:style-name="T13">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</text:span><text:span text:style-name="T13">n</text:span><text:span text:style-name="T13">g</text:span><text:span text:style-name="T13">el</text:span><text:span text:style-name="T13">-</text:span><text:span text:style-name="T13">k</text:span><text:span text:style-name="T13">ur</text:span><text:span text:style-name="T13">v</text:span><text:span text:style-name="T13">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</text:span><text:span text:style-name="T13">E </text:span><text:span text:style-name="T13">(-</text:span><text:span text:style-name="T13">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</text:span><text:span text:style-name="T13">E </text:span><text:span text:style-name="T13">(</text:span><text:span text:style-name="T13">+/</text:span><text:span text:style-name="T13">-,</text:span><text:span text:style-name="T13">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</text:span><text:span text:style-name="T13">tt</text:span><text:span text:style-name="T13">er</text:span><text:span text:style-name="T13">s</text:span><text:span text:style-name="T13">p</text:span><text:span text:style-name="T13">ø</text:span><text:span text:style-name="T13">rs</text:span><text:span text:style-name="T13">el</text:span><text:span text:style-name="T13">s</text:span><text:span text:style-name="T13">k</text:span><text:span text:style-name="T13">ur</text:span><text:span text:style-name="T13">v</text:span><text:span text:style-name="T13">e </text:span></text:p>
            <text:p><text:span text:style-name="T13">(s</text:span><text:span text:style-name="T13">u</text:span><text:span text:style-name="T13">b</text:span><text:span text:style-name="T13">s</text:span><text:span text:style-name="T13">ef</text:span><text:span text:style-name="T13">fe</text:span><text:span text:style-name="T13">kt </text:span><text:span text:style-name="T13">o</text:span><text:span text:style-name="T13">v</text:span><text:span text:style-name="T13">er</text:span><text:span text:style-name="T13">st</text:span><text:span text:style-name="T13">ig</text:span><text:span text:style-name="T13">er</text:span></text:p>
            <text:p><text:span text:style-name="T13">in</text:span><text:span text:style-name="T13">nt</text:span><text:span text:style-name="T13">e</text:span><text:span text:style-name="T13">kt</text:span><text:span text:style-name="T13">s</text:span><text:span text:style-name="T13">ef</text:span><text:span text:style-name="T13">fe</text:span><text:span text:style-name="T13">kt</text:span><text:span text:style-name="T13">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</text:span><text:span text:style-name="T13">B</text:span><text:span text:style-name="T13">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</text:span><text:span text:style-name="T13">lb</text:span><text:span text:style-name="T13">u</text:span><text:span text:style-name="T13">d</text:span><text:span text:style-name="T13">s</text:span><text:span text:style-name="T13">k</text:span><text:span text:style-name="T13">ur</text:span><text:span text:style-name="T13">v</text:span><text:span text:style-name="T13">e </text:span></text:p>
            <text:p><text:span text:style-name="T13">(i</text:span><text:span text:style-name="T13">k</text:span><text:span text:style-name="T13">k</text:span><text:span text:style-name="T13">e </text:span><text:span text:style-name="T13">al</text:span><text:span text:style-name="T13">lti</text:span><text:span text:style-name="T13">d </text:span><text:span text:style-name="T13">s</text:span><text:span text:style-name="T13">u</text:span><text:span text:style-name="T13">b</text:span><text:span text:style-name="T13">s</text:span><text:span text:style-name="T13">ef</text:span><text:span text:style-name="T13">fe</text:span><text:span text:style-name="T13">kt </text:span></text:p>
            <text:p><text:span text:style-name="T13">o</text:span><text:span text:style-name="T13">v</text:span><text:span text:style-name="T13">er</text:span><text:span text:style-name="T13">st</text:span><text:span text:style-name="T13">ig</text:span><text:span text:style-name="T13">er</text:span></text:p>
            <text:p><text:span text:style-name="T13">in</text:span><text:span text:style-name="T13">nt</text:span><text:span text:style-name="T13">e</text:span><text:span text:style-name="T13">kt</text:span><text:span text:style-name="T13">s</text:span><text:span text:style-name="T13">ef</text:span><text:span text:style-name="T13">fe</text:span><text:span text:style-name="T13">kt</text:span><text:span text:style-name="T13">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</text:span><text:span text:style-name="T13">E </text:span><text:span text:style-name="T13">(-</text:span><text:span text:style-name="T13">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</text:span><text:span text:style-name="T13">E </text:span><text:span text:style-name="T13">(</text:span><text:span text:style-name="T13">+</text:span><text:span text:style-name="T13">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</text:span><text:span text:style-name="T17">o</text:span><text:span text:style-name="T17">n</text:span><text:span text:style-name="T17">s</text:span><text:span text:style-name="T17">u</text:span><text:span text:style-name="T17">m</text:span><text:span text:style-name="T17">e</text:span><text:span text:style-name="T17">n</text:span><text:span text:style-name="T17">t</text:span><text:span text:style-name="T17">e</text:span><text:span text:style-name="T17">o</text:span><text:span text:style-name="T17">r</text:span><text:span text:style-name="T17">i</text:span><text:span text:style-name="T17">: </text:span><text:span text:style-name="T17">K</text:span><text:span text:style-name="T17">o</text:span><text:span text:style-name="T17">n</text:span><text:span text:style-name="T17">s</text:span><text:span text:style-name="T17">u</text:span><text:span text:style-name="T17">m</text:span><text:span text:style-name="T17">e</text:span><text:span text:style-name="T17">n</text:span><text:span text:style-name="T17">t</text:span><text:span text:style-name="T17">e</text:span><text:span text:style-name="T17">n</text:span><text:span text:style-name="T17">s </text:span><text:span text:style-name="T17">ø</text:span><text:span text:style-name="T17">k</text:span><text:span text:style-name="T17">o</text:span><text:span text:style-name="T17">n</text:span><text:span text:style-name="T17">o</text:span><text:span text:style-name="T17">m</text:span><text:span text:style-name="T17">i</text:span><text:span text:style-name="T17">s</text:span><text:span text:style-name="T17">k</text:span><text:span text:style-name="T17">e </text:span><text:span text:style-name="T17">a</text:span><text:span text:style-name="T17">d</text:span><text:span text:style-name="T17">f</text:span><text:span text:style-name="T17">e</text:span><text:span text:style-name="T17">r</text:span><text:span text:style-name="T17">d</text:span><text:span text:style-name="T17"> i </text:span><text:span text:style-name="T17">g</text:span><text:span text:style-name="T17">o</text:span><text:span text:style-name="T17">d</text:span><text:span text:style-name="T17">e</text:span><text:span text:style-name="T17">- </text:span><text:span text:style-name="T17">o</text:span><text:span text:style-name="T17">g</text:span><text:span text:style-name="T17"> </text:span><text:span text:style-name="T17">a</text:span><text:span text:style-name="T17">r</text:span><text:span text:style-name="T17">b</text:span><text:span text:style-name="T17">e</text:span><text:span text:style-name="T17">i</text:span><text:span text:style-name="T17">d</text:span><text:span text:style-name="T17">s</text:span><text:span text:style-name="T17">m</text:span><text:span text:style-name="T17">a</text:span><text:span text:style-name="T17">r</text:span><text:span text:style-name="T17">k</text:span><text:span text:style-name="T17">e</text:span><text:span text:style-name="T17">d</text:span><text:span text:style-name="T17">e</text:span><text:span text:style-name="T17">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</text:span><text:span text:style-name="T31">O</text:span><text:span text:style-name="T31">R</text:span><text:span text:style-name="T31">U</text:span><text:span text:style-name="T31">T</text:span><text:span text:style-name="T31">S</text:span><text:span text:style-name="T31">E</text:span><text:span text:style-name="T31">T</text:span><text:span text:style-name="T31">N</text:span><text:span text:style-name="T31">I</text:span><text:span text:style-name="T31">N</text:span><text:span text:style-name="T31">G</text:span><text:span text:style-name="T31">E</text:span><text:span text:style-name="T31">R</text:span><text:span text:style-name="T31"> </text:span><text:span text:style-name="T31">B</text:span><text:span text:style-name="T31">A</text:span><text:span text:style-name="T31">K</text:span><text:span text:style-name="T31"> </text:span><text:span text:style-name="T31">F</text:span><text:span text:style-name="T31">U</text:span><text:span text:style-name="T31">L</text:span><text:span text:style-name="T31">K</text:span><text:span text:style-name="T31">O</text:span><text:span text:style-name="T31">M</text:span><text:span text:style-name="T31">M</text:span><text:span text:style-name="T31">E</text:span><text:span text:style-name="T31">N</text:span><text:span text:style-name="T31"> </text:span><text:span text:style-name="T31">K</text:span><text:span text:style-name="T31">O</text:span><text:span text:style-name="T31">N</text:span><text:span text:style-name="T31">K</text:span><text:span text:style-name="T31">U</text:span><text:span text:style-name="T31">R</text:span><text:span text:style-name="T31">R</text:span><text:span text:style-name="T31">A</text:span><text:span text:style-name="T31">N</text:span><text:span text:style-name="T31">S</text:span><text:span text:style-name="T31">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</text:span><text:span text:style-name="T33">a</text:span><text:span text:style-name="T33">n</text:span><text:span text:style-name="T33">g</text:span><text:span text:style-name="T33">e</text:span><text:span text:style-name="T33"> </text:span><text:span text:style-name="T33">a</text:span><text:span text:style-name="T33">k</text:span><text:span text:style-name="T33">t</text:span><text:span text:style-name="T33">ø</text:span><text:span text:style-name="T33">r</text:span><text:span text:style-name="T33">e</text:span><text:span text:style-name="T33">r</text:span><text:span text:style-name="T33"> </text:span><text:span text:style-name="T33">p</text:span><text:span text:style-name="T33">å</text:span><text:span text:style-name="T33"> </text:span><text:span text:style-name="T33">b</text:span><text:span text:style-name="T33">å</text:span><text:span text:style-name="T33">d</text:span><text:span text:style-name="T33">e</text:span><text:span text:style-name="T33"> </text:span><text:span text:style-name="T33">t</text:span><text:span text:style-name="T33">i</text:span><text:span text:style-name="T33">l</text:span><text:span text:style-name="T33">b</text:span><text:span text:style-name="T33">u</text:span><text:span text:style-name="T33">d</text:span><text:span text:style-name="T33">s</text:span><text:span text:style-name="T33">-</text:span><text:span text:style-name="T33"> </text:span><text:span text:style-name="T33">o</text:span><text:span text:style-name="T33">g</text:span><text:span text:style-name="T33"> </text:span><text:span text:style-name="T33">e</text:span><text:span text:style-name="T33">t</text:span><text:span text:style-name="T33">t</text:span><text:span text:style-name="T33">e</text:span><text:span text:style-name="T33">r</text:span><text:span text:style-name="T33">s</text:span><text:span text:style-name="T33">p</text:span><text:span text:style-name="T33">ø</text:span><text:span text:style-name="T33">r</text:span><text:span text:style-name="T33">s</text:span><text:span text:style-name="T33">e</text:span><text:span text:style-name="T33">l</text:span><text:span text:style-name="T33">s</text:span><text:span text:style-name="T33">s</text:span><text:span text:style-name="T33">i</text:span><text:span text:style-name="T33">d</text:span><text:span text:style-name="T33">e</text:span><text:span text:style-name="T33">n</text:span></text:p>
              </text:list-item>
              <text:list-item>
                <text:p><text:span text:style-name="T33">P</text:span><text:span text:style-name="T33">r</text:span><text:span text:style-name="T33">i</text:span><text:span text:style-name="T33">s</text:span><text:span text:style-name="T33">e</text:span><text:span text:style-name="T33">n</text:span><text:span text:style-name="T33"> </text:span><text:span text:style-name="T33">b</text:span><text:span text:style-name="T33">l</text:span><text:span text:style-name="T33">i</text:span><text:span text:style-name="T33">r</text:span><text:span text:style-name="T33"> </text:span><text:span text:style-name="T33">b</text:span><text:span text:style-name="T33">e</text:span><text:span text:style-name="T33">s</text:span><text:span text:style-name="T33">t</text:span><text:span text:style-name="T33">e</text:span><text:span text:style-name="T33">m</text:span><text:span text:style-name="T33">t</text:span><text:span text:style-name="T33"> </text:span><text:span text:style-name="T33">i</text:span><text:span text:style-name="T33"> </text:span><text:span text:style-name="T33">e</text:span><text:span text:style-name="T33">t</text:span><text:span text:style-name="T33"> </text:span><text:span text:style-name="T33">s</text:span><text:span text:style-name="T33">a</text:span><text:span text:style-name="T33">m</text:span><text:span text:style-name="T33">s</text:span><text:span text:style-name="T33">p</text:span><text:span text:style-name="T33">i</text:span><text:span text:style-name="T33">l</text:span><text:span text:style-name="T33">l</text:span><text:span text:style-name="T33"> </text:span><text:span text:style-name="T33">m</text:span><text:span text:style-name="T33">e</text:span><text:span text:style-name="T33">l</text:span><text:span text:style-name="T33">l</text:span><text:span text:style-name="T33">o</text:span><text:span text:style-name="T33">m</text:span><text:span text:style-name="T33"> </text:span><text:span text:style-name="T33">t</text:span><text:span text:style-name="T33">i</text:span><text:span text:style-name="T33">l</text:span><text:span text:style-name="T33">b</text:span><text:span text:style-name="T33">y</text:span><text:span text:style-name="T33">d</text:span><text:span text:style-name="T33">e</text:span><text:span text:style-name="T33">r</text:span><text:span text:style-name="T33">e</text:span><text:span text:style-name="T33"> </text:span><text:span text:style-name="T33">o</text:span><text:span text:style-name="T33">g</text:span><text:span text:style-name="T33"> </text:span><text:span text:style-name="T33">e</text:span><text:span text:style-name="T33">t</text:span><text:span text:style-name="T33">t</text:span><text:span text:style-name="T33">e</text:span><text:span text:style-name="T33">r</text:span><text:span text:style-name="T33">s</text:span><text:span text:style-name="T33">p</text:span><text:span text:style-name="T33">ø</text:span><text:span text:style-name="T33">r</text:span><text:span text:style-name="T33">e</text:span><text:span text:style-name="T33">r</text:span><text:span text:style-name="T33">e</text:span><text:span text:style-name="T33"> </text:span></text:p>
              </text:list-item>
              <text:list-item>
                <text:p text:style-name="P24"><text:span text:style-name="T33">H</text:span><text:span text:style-name="T33">o</text:span><text:span text:style-name="T33">m</text:span><text:span text:style-name="T33">o</text:span><text:span text:style-name="T33">g</text:span><text:span text:style-name="T33">e</text:span><text:span text:style-name="T33">n</text:span><text:span text:style-name="T33">e</text:span><text:span text:style-name="T33"> </text:span><text:span text:style-name="T33">v</text:span><text:span text:style-name="T33">a</text:span><text:span text:style-name="T33">r</text:span><text:span text:style-name="T33">e</text:span><text:span text:style-name="T33">r</text:span></text:p>
              </text:list-item>
              <text:list-item>
                <text:p text:style-name="P24"><text:span text:style-name="T33">R</text:span><text:span text:style-name="T33">a</text:span><text:span text:style-name="T33">s</text:span><text:span text:style-name="T33">j</text:span><text:span text:style-name="T33">o</text:span><text:span text:style-name="T33">n</text:span><text:span text:style-name="T33">e</text:span><text:span text:style-name="T33">l</text:span><text:span text:style-name="T33">l</text:span><text:span text:style-name="T33">e</text:span><text:span text:style-name="T33"> </text:span><text:span text:style-name="T33">a</text:span><text:span text:style-name="T33">k</text:span><text:span text:style-name="T33">t</text:span><text:span text:style-name="T33">ø</text:span><text:span text:style-name="T33">r</text:span><text:span text:style-name="T33">e</text:span><text:span text:style-name="T33">r</text:span><text:span text:style-name="T33">:</text:span><text:span text:style-name="T33"> </text:span><text:span text:style-name="T33">M</text:span><text:span text:style-name="T33">a</text:span><text:span text:style-name="T33">k</text:span><text:span text:style-name="T33">s</text:span><text:span text:style-name="T33"> </text:span><text:span text:style-name="T33">n</text:span><text:span text:style-name="T33">y</text:span><text:span text:style-name="T33">t</text:span><text:span text:style-name="T33">t</text:span><text:span text:style-name="T33">e</text:span><text:span text:style-name="T33"> </text:span><text:span text:style-name="T33">o</text:span><text:span text:style-name="T33">g</text:span><text:span text:style-name="T33"> </text:span><text:span text:style-name="T33">p</text:span><text:span text:style-name="T33">r</text:span><text:span text:style-name="T33">o</text:span><text:span text:style-name="T33">f</text:span><text:span text:style-name="T33">i</text:span><text:span text:style-name="T33">t</text:span><text:span text:style-name="T33">t</text:span></text:p>
              </text:list-item>
              <text:list-item>
                <text:p text:style-name="P24"><text:span text:style-name="T33">B</text:span><text:span text:style-name="T33">r</text:span><text:span text:style-name="T33">u</text:span><text:span text:style-name="T33">k</text:span><text:span text:style-name="T33">e</text:span><text:span text:style-name="T33">r</text:span><text:span text:style-name="T33"> </text:span><text:span text:style-name="T33">a</text:span><text:span text:style-name="T33">l</text:span><text:span text:style-name="T33">l</text:span><text:span text:style-name="T33"> </text:span><text:span text:style-name="T33">r</text:span><text:span text:style-name="T33">e</text:span><text:span text:style-name="T33">l</text:span><text:span text:style-name="T33">e</text:span><text:span text:style-name="T33">v</text:span><text:span text:style-name="T33">a</text:span><text:span text:style-name="T33">n</text:span><text:span text:style-name="T33">t</text:span><text:span text:style-name="T33"> </text:span><text:span text:style-name="T33">i</text:span><text:span text:style-name="T33">n</text:span><text:span text:style-name="T33">f</text:span><text:span text:style-name="T33">o</text:span><text:span text:style-name="T33">r</text:span><text:span text:style-name="T33">m</text:span><text:span text:style-name="T33">a</text:span><text:span text:style-name="T33">s</text:span><text:span text:style-name="T33">j</text:span><text:span text:style-name="T33">o</text:span><text:span text:style-name="T33">n</text:span></text:p>
              </text:list-item>
              <text:list-item>
                <text:p text:style-name="P24"><text:span text:style-name="T33">I</text:span><text:span text:style-name="T33">n</text:span><text:span text:style-name="T33">g</text:span><text:span text:style-name="T33">e</text:span><text:span text:style-name="T33">n</text:span><text:span text:style-name="T33"> </text:span><text:span text:style-name="T33">t</text:span><text:span text:style-name="T33">r</text:span><text:span text:style-name="T33">a</text:span><text:span text:style-name="T33">n</text:span><text:span text:style-name="T33">s</text:span><text:span text:style-name="T33">a</text:span><text:span text:style-name="T33">k</text:span><text:span text:style-name="T33">s</text:span><text:span text:style-name="T33">j</text:span><text:span text:style-name="T33">o</text:span><text:span text:style-name="T33">n</text:span><text:span text:style-name="T33">s</text:span><text:span text:style-name="T33">k</text:span><text:span text:style-name="T33">o</text:span><text:span text:style-name="T33">s</text:span><text:span text:style-name="T33">t</text:span><text:span text:style-name="T33">n</text:span><text:span text:style-name="T33">a</text:span><text:span text:style-name="T33">d</text:span><text:span text:style-name="T33">e</text:span><text:span text:style-name="T33">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</text:span><text:span text:style-name="T1">B</text:span><text:span text:style-name="T1">V</text:span><text:span text:style-name="T1">=</text:span><text:span text:style-name="T1">G</text:span><text:span text:style-name="T1">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</text:span><text:span text:style-name="T16">ar</text:span><text:span text:style-name="T16">ke</text:span><text:span text:style-name="T16">ds</text:span><text:span text:style-name="T16">lik</text:span><text:span text:style-name="T16">ev</text:span><text:span text:style-name="T16">ek</text:span><text:span text:style-name="T16">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</text:span><text:span text:style-name="T16">ve</text:span><text:span text:style-name="T16">rs</text:span><text:span text:style-name="T16">ku</text:span><text:span text:style-name="T16">dd</text:span><text:span text:style-name="T16">sti</text:span><text:span text:style-name="T16">lb</text:span><text:span text:style-name="T16">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</text:span><text:span text:style-name="T16">ve</text:span><text:span text:style-name="T16">rs</text:span><text:span text:style-name="T16">ku</text:span><text:span text:style-name="T16">dd</text:span><text:span text:style-name="T16">se</text:span><text:span text:style-name="T16">tte</text:span><text:span text:style-name="T16">rs</text:span><text:span text:style-name="T16">pø</text:span><text:span text:style-name="T16">rs</text:span><text:span text:style-name="T16">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</text:span><text:span text:style-name="T1">ød</text:span><text:span text:style-name="T1">ve</text:span><text:span text:style-name="T1">kt</text:span><text:span text:style-name="T1">st</text:span><text:span text:style-name="T1">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</text:span><text:span text:style-name="T16">on</text:span><text:span text:style-name="T16">su</text:span><text:span text:style-name="T16">m</text:span><text:span text:style-name="T16">en</text:span><text:span text:style-name="T16">to</text:span><text:span text:style-name="T16">ve</text:span><text:span text:style-name="T16">rs</text:span><text:span text:style-name="T16">ku</text:span><text:span text:style-name="T16">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</text:span><text:span text:style-name="T1">od</text:span><text:span text:style-name="T1">us</text:span><text:span text:style-name="T1">en</text:span><text:span text:style-name="T1">to</text:span><text:span text:style-name="T1">ve</text:span><text:span text:style-name="T1">rs</text:span><text:span text:style-name="T1">ku</text:span><text:span text:style-name="T1">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</text:span><text:span text:style-name="T16">et</text:span><text:span text:style-name="T16">al</text:span><text:span text:style-name="T16">ng</text:span><text:span text:style-name="T16">sv</text:span><text:span text:style-name="T16">illi</text:span><text:span text:style-name="T16">gh</text:span><text:span text:style-name="T16">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</text:span><text:span text:style-name="T16">ria</text:span><text:span text:style-name="T16">bl</text:span><text:span text:style-name="T16">e </text:span><text:span text:style-name="T16">ko</text:span><text:span text:style-name="T16">st</text:span><text:span text:style-name="T16">na</text:span><text:span text:style-name="T16">de</text:span><text:span text:style-name="T16">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</text:span><text:span text:style-name="T1">od</text:span><text:span text:style-name="T1">us</text:span><text:span text:style-name="T1">en</text:span><text:span text:style-name="T1">to</text:span><text:span text:style-name="T1">ve</text:span><text:span text:style-name="T1">rs</text:span><text:span text:style-name="T1">ku</text:span><text:span text:style-name="T1">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</text:span><text:span text:style-name="T1">gif</text:span><text:span text:style-name="T1">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</text:span><text:span text:style-name="T1">ak</text:span><text:span text:style-name="T1">sp</text:span><text:span text:style-name="T1">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</text:span><text:span text:style-name="T1">ns</text:span><text:span text:style-name="T1">te</text:span><text:span text:style-name="T1">pri</text:span><text:span text:style-name="T1">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</text:span><text:span text:style-name="T16">te</text:span><text:span text:style-name="T16">rs</text:span><text:span text:style-name="T16">pø</text:span><text:span text:style-name="T16">rs</text:span><text:span text:style-name="T16">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</text:span><text:span text:style-name="T16">bu</text:span><text:span text:style-name="T16">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</text:span><text:span text:style-name="T1">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</text:span><text:span text:style-name="T17">u</text:span><text:span text:style-name="T17">ll</text:span><text:span text:style-name="T17">k</text:span><text:span text:style-name="T17">o</text:span><text:span text:style-name="T17">m</text:span><text:span text:style-name="T17">m</text:span><text:span text:style-name="T17">e</text:span><text:span text:style-name="T17">n</text:span><text:span text:style-name="T17"> </text:span><text:span text:style-name="T17">k</text:span><text:span text:style-name="T17">o</text:span><text:span text:style-name="T17">n</text:span><text:span text:style-name="T17">k</text:span><text:span text:style-name="T17">u</text:span><text:span text:style-name="T17">r</text:span><text:span text:style-name="T17">r</text:span><text:span text:style-name="T17">a</text:span><text:span text:style-name="T17">n</text:span><text:span text:style-name="T17">s</text:span><text:span text:style-name="T17">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</text:span><text:span text:style-name="T1">B</text:span><text:span text:style-name="T1">V</text:span><text:span text:style-name="T1">=</text:span><text:span text:style-name="T1">G</text:span><text:span text:style-name="T1">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</text:span><text:span text:style-name="T1">ve</text:span><text:span text:style-name="T1">rs</text:span><text:span text:style-name="T1">ku</text:span><text:span text:style-name="T1">dd</text:span><text:span text:style-name="T1">se</text:span><text:span text:style-name="T1">tte</text:span><text:span text:style-name="T1">rs</text:span><text:span text:style-name="T1">pø</text:span><text:span text:style-name="T1">rs</text:span><text:span text:style-name="T1">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</text:span><text:span text:style-name="T1">ns</text:span><text:span text:style-name="T1">u</text:span><text:span text:style-name="T1">m</text:span><text:span text:style-name="T1">en</text:span><text:span text:style-name="T1">to</text:span><text:span text:style-name="T1">ve</text:span><text:span text:style-name="T1">rs</text:span><text:span text:style-name="T1">ku</text:span><text:span text:style-name="T1">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</text:span><text:span text:style-name="T1">od</text:span><text:span text:style-name="T1">us</text:span><text:span text:style-name="T1">en</text:span><text:span text:style-name="T1">to</text:span><text:span text:style-name="T1">ve</text:span><text:span text:style-name="T1">rs</text:span><text:span text:style-name="T1">ku</text:span><text:span text:style-name="T1">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</text:span><text:span text:style-name="T34">=</text:span><text:span text:style-name="T34">G</text:span><text:span text:style-name="T34">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</text:span><text:span text:style-name="T35">T</text:span><text:span text:style-name="T35">A</text:span><text:span text:style-name="T35">B</text:span><text:span text:style-name="T35">L</text:span><text:span text:style-name="T35">E</text:span><text:span text:style-name="T35">R</text:span><text:span text:style-name="T35">I</text:span><text:span text:style-name="T35">N</text:span><text:span text:style-name="T35">G</text:span><text:span text:style-name="T35">S</text:span><text:span text:style-name="T35">H</text:span><text:span text:style-name="T35">I</text:span><text:span text:style-name="T35">N</text:span><text:span text:style-name="T35">D</text:span><text:span text:style-name="T35">R</text:span><text:span text:style-name="T35">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</text:span><text:span text:style-name="T37">o</text:span><text:span text:style-name="T37">v</text:span><text:span text:style-name="T37">e</text:span><text:span text:style-name="T37">r</text:span><text:span text:style-name="T37"> </text:span><text:span text:style-name="T37">o</text:span><text:span text:style-name="T37">g</text:span><text:span text:style-name="T37"> </text:span><text:span text:style-name="T37">r</text:span><text:span text:style-name="T37">e</text:span><text:span text:style-name="T37">g</text:span><text:span text:style-name="T37">l</text:span><text:span text:style-name="T37">e</text:span><text:span text:style-name="T37">r</text:span></text:p>
              </text:list-item>
              <text:list-item>
                <text:p><text:span text:style-name="T37">P</text:span><text:span text:style-name="T37">a</text:span><text:span text:style-name="T37">t</text:span><text:span text:style-name="T37">e</text:span><text:span text:style-name="T37">n</text:span><text:span text:style-name="T37">t</text:span><text:span text:style-name="T37">e</text:span><text:span text:style-name="T37">r</text:span><text:span text:style-name="T37"> </text:span><text:span text:style-name="T37">o</text:span><text:span text:style-name="T37">g</text:span><text:span text:style-name="T37"> </text:span><text:span text:style-name="T37">r</text:span><text:span text:style-name="T37">e</text:span><text:span text:style-name="T37">t</text:span><text:span text:style-name="T37">t</text:span><text:span text:style-name="T37">i</text:span><text:span text:style-name="T37">g</text:span><text:span text:style-name="T37">h</text:span><text:span text:style-name="T37">e</text:span><text:span text:style-name="T37">t</text:span><text:span text:style-name="T37">e</text:span><text:span text:style-name="T37">r</text:span></text:p>
              </text:list-item>
              <text:list-item>
                <text:p><text:span text:style-name="T37">T</text:span><text:span text:style-name="T37">i</text:span><text:span text:style-name="T37">l</text:span><text:span text:style-name="T37">g</text:span><text:span text:style-name="T37">a</text:span><text:span text:style-name="T37">n</text:span><text:span text:style-name="T37">g</text:span><text:span text:style-name="T37"> </text:span><text:span text:style-name="T37">t</text:span><text:span text:style-name="T37">i</text:span><text:span text:style-name="T37">l</text:span><text:span text:style-name="T37"> </text:span><text:span text:style-name="T37">r</text:span><text:span text:style-name="T37">å</text:span><text:span text:style-name="T37">v</text:span><text:span text:style-name="T37">a</text:span><text:span text:style-name="T37">r</text:span><text:span text:style-name="T37">e</text:span><text:span text:style-name="T37">r</text:span></text:p>
              </text:list-item>
              <text:list-item>
                <text:p><text:span text:style-name="T37">G</text:span><text:span text:style-name="T37">e</text:span><text:span text:style-name="T37">o</text:span><text:span text:style-name="T37">g</text:span><text:span text:style-name="T37">r</text:span><text:span text:style-name="T37">a</text:span><text:span text:style-name="T37">f</text:span><text:span text:style-name="T37">i</text:span><text:span text:style-name="T37">s</text:span><text:span text:style-name="T37">k</text:span><text:span text:style-name="T37"> </text:span><text:span text:style-name="T37">a</text:span><text:span text:style-name="T37">v</text:span><text:span text:style-name="T37">s</text:span><text:span text:style-name="T37">t</text:span><text:span text:style-name="T37">a</text:span><text:span text:style-name="T37">n</text:span><text:span text:style-name="T37">d</text:span><text:span text:style-name="T37"> </text:span><text:span text:style-name="T37">o</text:span><text:span text:style-name="T37">g</text:span><text:span text:style-name="T37"> </text:span><text:span text:style-name="T37">a</text:span><text:span text:style-name="T37">n</text:span><text:span text:style-name="T37">d</text:span><text:span text:style-name="T37">r</text:span><text:span text:style-name="T37">e</text:span><text:span text:style-name="T37"> </text:span><text:span text:style-name="T37">h</text:span><text:span text:style-name="T37">i</text:span><text:span text:style-name="T37">n</text:span><text:span text:style-name="T37">d</text:span><text:span text:style-name="T37">r</text:span><text:span text:style-name="T37">e</text:span></text:p>
              </text:list-item>
              <text:list-item>
                <text:p><text:span text:style-name="T37">F</text:span><text:span text:style-name="T37">a</text:span><text:span text:style-name="T37">l</text:span><text:span text:style-name="T37">l</text:span><text:span text:style-name="T37">e</text:span><text:span text:style-name="T37">n</text:span><text:span text:style-name="T37">d</text:span><text:span text:style-name="T37">e</text:span><text:span text:style-name="T37"> </text:span><text:span text:style-name="T37">e</text:span><text:span text:style-name="T37">n</text:span><text:span text:style-name="T37">h</text:span><text:span text:style-name="T37">e</text:span><text:span text:style-name="T37">t</text:span><text:span text:style-name="T37">s</text:span><text:span text:style-name="T37">k</text:span><text:span text:style-name="T37">o</text:span><text:span text:style-name="T37">s</text:span><text:span text:style-name="T37">t</text:span><text:span text:style-name="T37">n</text:span><text:span text:style-name="T37">a</text:span><text:span text:style-name="T37">d</text:span><text:span text:style-name="T37">e</text:span><text:span text:style-name="T37">r</text:span><text:span text:style-name="T37">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</text:span><text:span text:style-name="T39">O</text:span><text:span text:style-name="T39">R</text:span><text:span text:style-name="T39">M</text:span><text:span text:style-name="T39">EL</text:span><text:span text:style-name="T39">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</text:span><text:span text:style-name="T35">r</text:span><text:span text:style-name="T35">a </text:span><text:span text:style-name="T35">f</text:span><text:span text:style-name="T35">ul</text:span><text:span text:style-name="T35">lk</text:span><text:span text:style-name="T35">o</text:span><text:span text:style-name="T35">m</text:span><text:span text:style-name="T35">m</text:span><text:span text:style-name="T35">e</text:span><text:span text:style-name="T35">n </text:span><text:span text:style-name="T35">k</text:span><text:span text:style-name="T35">o</text:span><text:span text:style-name="T35">n</text:span><text:span text:style-name="T35">k</text:span><text:span text:style-name="T35">u</text:span><text:span text:style-name="T35">rr</text:span><text:span text:style-name="T35">a</text:span><text:span text:style-name="T35">n</text:span><text:span text:style-name="T35">s</text:span><text:span text:style-name="T35">e </text:span><text:span text:style-name="T35">til </text:span><text:span text:style-name="T35">m</text:span><text:span text:style-name="T35">o</text:span><text:span text:style-name="T35">n</text:span><text:span text:style-name="T35">o</text:span><text:span text:style-name="T35">p</text:span><text:span text:style-name="T35">ol</text:span></text:p>
            <text:list text:style-name="L1">
              <text:list-item>
                <text:p text:style-name="P24"><text:span text:style-name="T37">R</text:span><text:span text:style-name="T37">e</text:span><text:span text:style-name="T37">d</text:span><text:span text:style-name="T37">u</text:span><text:span text:style-name="T37">s</text:span><text:span text:style-name="T37">e</text:span><text:span text:style-name="T37">r</text:span><text:span text:style-name="T37">t</text:span><text:span text:style-name="T37"> </text:span><text:span text:style-name="T37">S</text:span><text:span text:style-name="T37">O</text:span><text:span text:style-name="T37"> </text:span><text:span text:style-name="T37">(</text:span><text:span text:style-name="T37">d</text:span><text:span text:style-name="T37">ø</text:span><text:span text:style-name="T37">d</text:span><text:span text:style-name="T37">v</text:span><text:span text:style-name="T37">e</text:span><text:span text:style-name="T37">k</text:span><text:span text:style-name="T37">t</text:span><text:span text:style-name="T37">s</text:span><text:span text:style-name="T37">t</text:span><text:span text:style-name="T37">a</text:span><text:span text:style-name="T37">p</text:span><text:span text:style-name="T37">)</text:span></text:p>
              </text:list-item>
              <text:list-item>
                <text:p text:style-name="P24"><text:span text:style-name="T37">O</text:span><text:span text:style-name="T37">m</text:span><text:span text:style-name="T37">f</text:span><text:span text:style-name="T37">o</text:span><text:span text:style-name="T37">r</text:span><text:span text:style-name="T37">d</text:span><text:span text:style-name="T37">e</text:span><text:span text:style-name="T37">l</text:span><text:span text:style-name="T37">i</text:span><text:span text:style-name="T37">n</text:span><text:span text:style-name="T37">g</text:span></text:p>
                <text:list>
                  <text:list-item>
                    <text:p text:style-name="P24"><text:span text:style-name="T37">F</text:span><text:span text:style-name="T37">r</text:span><text:span text:style-name="T37">a</text:span><text:span text:style-name="T37"> </text:span><text:span text:style-name="T37">K</text:span><text:span text:style-name="T37">o</text:span><text:span text:style-name="T37">n</text:span><text:span text:style-name="T37">s</text:span><text:span text:style-name="T37">u</text:span><text:span text:style-name="T37">m</text:span><text:span text:style-name="T37">e</text:span><text:span text:style-name="T37">n</text:span><text:span text:style-name="T37">t</text:span><text:span text:style-name="T37">(</text:span><text:span text:style-name="T37">K</text:span><text:span text:style-name="T37">O</text:span><text:span text:style-name="T37">)</text:span></text:p>
                  </text:list-item>
                  <text:list-item>
                    <text:p text:style-name="P24"><text:span text:style-name="T37">T</text:span><text:span text:style-name="T37">i</text:span><text:span text:style-name="T37">l</text:span><text:span text:style-name="T37"> </text:span><text:span text:style-name="T37">P</text:span><text:span text:style-name="T37">r</text:span><text:span text:style-name="T37">o</text:span><text:span text:style-name="T37">d</text:span><text:span text:style-name="T37">u</text:span><text:span text:style-name="T37">s</text:span><text:span text:style-name="T37">e</text:span><text:span text:style-name="T37">n</text:span><text:span text:style-name="T37">t</text:span><text:span text:style-name="T37"> </text:span><text:span text:style-name="T37">(</text:span><text:span text:style-name="T37">P</text:span><text:span text:style-name="T37">O</text:span><text:span text:style-name="T37">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</text:span><text:span text:style-name="T34">=</text:span><text:span text:style-name="T34">G</text:span><text:span text:style-name="T34">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</text:span><text:span text:style-name="T34">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</text:span><text:span text:style-name="T34">=</text:span><text:span text:style-name="T34">M</text:span><text:span text:style-name="T34">B</text:span><text:span text:style-name="T34">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</text:span><text:span text:style-name="T34">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</text:span><text:span text:style-name="T1">nn</text:span><text:span text:style-name="T1">er </text:span><text:span text:style-name="T1">se</text:span><text:span text:style-name="T1">g </text:span><text:span text:style-name="T1">å </text:span><text:span text:style-name="T1">øk</text:span><text:span text:style-name="T1">e </text:span><text:span text:style-name="T1">pr</text:span><text:span text:style-name="T1">od</text:span><text:span text:style-name="T1">uk</text:span><text:span text:style-name="T1">sj</text:span><text:span text:style-name="T1">on</text:span><text:span text:style-name="T1">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</text:span><text:span text:style-name="T1">ns</text:span><text:span text:style-name="T1">u</text:span><text:span text:style-name="T1">m</text:span><text:span text:style-name="T1">en</text:span><text:span text:style-name="T1">to</text:span><text:span text:style-name="T1">ve</text:span><text:span text:style-name="T1">rs</text:span><text:span text:style-name="T1">ku</text:span><text:span text:style-name="T1">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</text:span><text:span text:style-name="T1">nn</text:span><text:span text:style-name="T1">er </text:span><text:span text:style-name="T1">se</text:span><text:span text:style-name="T1">g </text:span><text:span text:style-name="T1">å </text:span><text:span text:style-name="T1">re</text:span><text:span text:style-name="T1">du</text:span><text:span text:style-name="T1">se</text:span><text:span text:style-name="T1">re </text:span><text:span text:style-name="T1">pr</text:span><text:span text:style-name="T1">od</text:span><text:span text:style-name="T1">uk</text:span><text:span text:style-name="T1">sj</text:span><text:span text:style-name="T1">on</text:span><text:span text:style-name="T1">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</text:span><text:span text:style-name="T1">pti</text:span><text:span text:style-name="T1">m</text:span><text:span text:style-name="T1">al </text:span><text:span text:style-name="T1">pr</text:span><text:span text:style-name="T1">od</text:span><text:span text:style-name="T1">uk</text:span><text:span text:style-name="T1">sj</text:span><text:span text:style-name="T1">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</text:span><text:span text:style-name="T16">ed </text:span><text:span text:style-name="T16">ko</text:span><text:span text:style-name="T16">ns</text:span><text:span text:style-name="T16">ta</text:span><text:span text:style-name="T16">nt</text:span><text:span text:style-name="T16">e </text:span><text:span text:style-name="T16">gr</text:span><text:span text:style-name="T16">en</text:span><text:span text:style-name="T16">se</text:span><text:span text:style-name="T16">ko</text:span><text:span text:style-name="T16">st</text:span><text:span text:style-name="T16">na</text:span><text:span text:style-name="T16">de</text:span><text:span text:style-name="T16">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</text:span><text:span text:style-name="T40">P</text:span><text:span text:style-name="T40">TI</text:span><text:span text:style-name="T40">M</text:span><text:span text:style-name="T40">A</text:span><text:span text:style-name="T40">L </text:span><text:span text:style-name="T40">TI</text:span><text:span text:style-name="T40">L</text:span><text:span text:style-name="T40">P</text:span><text:span text:style-name="T40">A</text:span><text:span text:style-name="T40">S</text:span><text:span text:style-name="T40">NI</text:span><text:span text:style-name="T40">N</text:span><text:span text:style-name="T40">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</text:span><text:span text:style-name="T41">i</text:span><text:span text:style-name="T41">n</text:span><text:span text:style-name="T41">n</text:span><text:span text:style-name="T41">e</text:span><text:span text:style-name="T41"> </text:span><text:span text:style-name="T41">d</text:span><text:span text:style-name="T41">e</text:span><text:span text:style-name="T41">t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k</text:span><text:span text:style-name="T41">s</text:span><text:span text:style-name="T41">j</text:span><text:span text:style-name="T41">o</text:span><text:span text:style-name="T41">n</text:span><text:span text:style-name="T41">s</text:span><text:span text:style-name="T41">n</text:span><text:span text:style-name="T41">i</text:span><text:span text:style-name="T41">v</text:span><text:span text:style-name="T41">å</text:span><text:span text:style-name="T41">e</text:span><text:span text:style-name="T41">t</text:span><text:span text:style-name="T41"> </text:span><text:span text:style-name="T41">s</text:span><text:span text:style-name="T41">o</text:span><text:span text:style-name="T41">m</text:span><text:span text:style-name="T41"> </text:span><text:span text:style-name="T41">g</text:span><text:span text:style-name="T41">i</text:span><text:span text:style-name="T41">r</text:span><text:span text:style-name="T41"> </text:span><text:span text:style-name="T41">m</text:span><text:span text:style-name="T41">a</text:span><text:span text:style-name="T41">k</text:span><text:span text:style-name="T41">s</text:span><text:span text:style-name="T41">i</text:span><text:span text:style-name="T41">m</text:span><text:span text:style-name="T41">a</text:span><text:span text:style-name="T41">l</text:span><text:span text:style-name="T41"> </text:span><text:span text:style-name="T41">f</text:span><text:span text:style-name="T41">o</text:span><text:span text:style-name="T41">r</text:span><text:span text:style-name="T41">t</text:span><text:span text:style-name="T41">t</text:span><text:span text:style-name="T41">j</text:span><text:span text:style-name="T41">e</text:span><text:span text:style-name="T41">n</text:span><text:span text:style-name="T41">e</text:span><text:span text:style-name="T41">s</text:span><text:span text:style-name="T41">t</text:span><text:span text:style-name="T41">e</text:span></text:p>
              </text:list-item>
              <text:list-item>
                <text:p><text:span text:style-name="T41">R</text:span><text:span text:style-name="T41">’</text:span><text:span text:style-name="T41">(</text:span><text:span text:style-name="T41">x</text:span><text:span text:style-name="T41">)</text:span><text:span text:style-name="T41"> </text:span><text:span text:style-name="T41">E</text:span><text:span text:style-name="T41">n</text:span><text:span text:style-name="T41">d</text:span><text:span text:style-name="T41">r</text:span><text:span text:style-name="T41">i</text:span><text:span text:style-name="T41">n</text:span><text:span text:style-name="T41">g</text:span><text:span text:style-name="T41"> </text:span><text:span text:style-name="T41">i</text:span><text:span text:style-name="T41"> </text:span><text:span text:style-name="T41">i</text:span><text:span text:style-name="T41">n</text:span><text:span text:style-name="T41">n</text:span><text:span text:style-name="T41">t</text:span><text:span text:style-name="T41">e</text:span><text:span text:style-name="T41">k</text:span><text:span text:style-name="T41">t</text:span><text:span text:style-name="T41"> </text:span><text:span text:style-name="T41">v</text:span><text:span text:style-name="T41">e</text:span><text:span text:style-name="T41">d</text:span><text:span text:style-name="T41"> </text:span><text:span text:style-name="T41">å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s</text:span><text:span text:style-name="T41">e</text:span><text:span text:style-name="T41">r</text:span><text:span text:style-name="T41">e</text:span><text:span text:style-name="T41"> </text:span><text:span text:style-name="T41">é</text:span><text:span text:style-name="T41">n</text:span><text:span text:style-name="T41"> </text:span><text:span text:style-name="T41">e</text:span><text:span text:style-name="T41">n</text:span><text:span text:style-name="T41">h</text:span><text:span text:style-name="T41">e</text:span><text:span text:style-name="T41">t</text:span><text:span text:style-name="T41"> </text:span><text:span text:style-name="T41">m</text:span><text:span text:style-name="T41">e</text:span><text:span text:style-name="T41">r</text:span></text:p>
                <text:list>
                  <text:list-item>
                    <text:p text:style-name="P24"><text:span text:style-name="T41">H</text:span><text:span text:style-name="T41">ø</text:span><text:span text:style-name="T41">y</text:span><text:span text:style-name="T41">e</text:span><text:span text:style-name="T41">r</text:span><text:span text:style-name="T41">e</text:span><text:span text:style-name="T41"> </text:span><text:span text:style-name="T41">o</text:span><text:span text:style-name="T41">m</text:span><text:span text:style-name="T41">s</text:span><text:span text:style-name="T41">e</text:span><text:span text:style-name="T41">t</text:span><text:span text:style-name="T41">n</text:span><text:span text:style-name="T41">i</text:span><text:span text:style-name="T41">n</text:span><text:span text:style-name="T41">g</text:span><text:span text:style-name="T41"> </text:span><text:span text:style-name="T41">(</text:span><text:span text:style-name="T41">+</text:span><text:span text:style-name="T41">)</text:span></text:p>
                  </text:list-item>
                  <text:list-item>
                    <text:p text:style-name="P24"><text:span text:style-name="T41">T</text:span><text:span text:style-name="T41">i</text:span><text:span text:style-name="T41">d</text:span><text:span text:style-name="T41">l</text:span><text:span text:style-name="T41">i</text:span><text:span text:style-name="T41">g</text:span><text:span text:style-name="T41">e</text:span><text:span text:style-name="T41">r</text:span><text:span text:style-name="T41">e</text:span><text:span text:style-name="T41"> </text:span><text:span text:style-name="T41">e</text:span><text:span text:style-name="T41">n</text:span><text:span text:style-name="T41">h</text:span><text:span text:style-name="T41">e</text:span><text:span text:style-name="T41">t</text:span><text:span text:style-name="T41">e</text:span><text:span text:style-name="T41">r</text:span><text:span text:style-name="T41"> </text:span><text:span text:style-name="T41">b</text:span><text:span text:style-name="T41">l</text:span><text:span text:style-name="T41">i</text:span><text:span text:style-name="T41">r</text:span><text:span text:style-name="T41"> </text:span><text:span text:style-name="T41">s</text:span><text:span text:style-name="T41">o</text:span><text:span text:style-name="T41">l</text:span><text:span text:style-name="T41">g</text:span><text:span text:style-name="T41"> </text:span><text:span text:style-name="T41">t</text:span><text:span text:style-name="T41">i</text:span><text:span text:style-name="T41">l</text:span><text:span text:style-name="T41"> </text:span><text:span text:style-name="T41">e</text:span><text:span text:style-name="T41">n</text:span><text:span text:style-name="T41"> </text:span><text:span text:style-name="T41">l</text:span><text:span text:style-name="T41">a</text:span><text:span text:style-name="T41">v</text:span><text:span text:style-name="T41">e</text:span><text:span text:style-name="T41">r</text:span><text:span text:style-name="T41">e</text:span><text:span text:style-name="T41"> </text:span><text:span text:style-name="T41">p</text:span><text:span text:style-name="T41">r</text:span><text:span text:style-name="T41">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</text:span><text:span text:style-name="T41">’</text:span><text:span text:style-name="T41">(</text:span><text:span text:style-name="T41">x</text:span><text:span text:style-name="T41">)</text:span><text:span text:style-name="T41"> </text:span><text:span text:style-name="T41">E</text:span><text:span text:style-name="T41">n</text:span><text:span text:style-name="T41">d</text:span><text:span text:style-name="T41">r</text:span><text:span text:style-name="T41">i</text:span><text:span text:style-name="T41">n</text:span><text:span text:style-name="T41">g</text:span><text:span text:style-name="T41"> </text:span><text:span text:style-name="T41">i</text:span><text:span text:style-name="T41"> </text:span><text:span text:style-name="T41">k</text:span><text:span text:style-name="T41">o</text:span><text:span text:style-name="T41">s</text:span><text:span text:style-name="T41">t</text:span><text:span text:style-name="T41">n</text:span><text:span text:style-name="T41">a</text:span><text:span text:style-name="T41">d</text:span><text:span text:style-name="T41"> </text:span><text:span text:style-name="T41">v</text:span><text:span text:style-name="T41">e</text:span><text:span text:style-name="T41">d</text:span><text:span text:style-name="T41"> </text:span><text:span text:style-name="T41">å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s</text:span><text:span text:style-name="T41">e</text:span><text:span text:style-name="T41">r</text:span><text:span text:style-name="T41">e</text:span><text:span text:style-name="T41"> </text:span><text:span text:style-name="T41">e</text:span><text:span text:style-name="T41">n</text:span><text:span text:style-name="T41"> </text:span><text:span text:style-name="T41">e</text:span><text:span text:style-name="T41">n</text:span><text:span text:style-name="T41">h</text:span><text:span text:style-name="T41">e</text:span><text:span text:style-name="T41">t</text:span><text:span text:style-name="T41"> </text:span><text:span text:style-name="T41">m</text:span><text:span text:style-name="T41">e</text:span><text:span text:style-name="T41">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</text:span><text:span text:style-name="T16">ed </text:span><text:span text:style-name="T16">sti</text:span><text:span text:style-name="T16">ge</text:span><text:span text:style-name="T16">nd</text:span><text:span text:style-name="T16">e </text:span><text:span text:style-name="T16">gr</text:span><text:span text:style-name="T16">en</text:span><text:span text:style-name="T16">se</text:span><text:span text:style-name="T16">ko</text:span><text:span text:style-name="T16">st</text:span><text:span text:style-name="T16">na</text:span><text:span text:style-name="T16">de</text:span><text:span text:style-name="T16">r </text:span><text:span text:style-name="T16">(m</text:span><text:span text:style-name="T16">er </text:span><text:span text:style-name="T16">de</text:span><text:span text:style-name="T16">lta</text:span><text:span text:style-name="T16">jer</text:span><text:span text:style-name="T16">t </text:span><text:span text:style-name="T16">fig</text:span><text:span text:style-name="T16">ur</text:span><text:span text:style-name="T16">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</text:span><text:span text:style-name="T1">mf</text:span><text:span text:style-name="T1">un</text:span><text:span text:style-name="T1">ns</text:span><text:span text:style-name="T1">øk</text:span><text:span text:style-name="T1">on</text:span><text:span text:style-name="T1">o</text:span><text:span text:style-name="T1">mi</text:span><text:span text:style-name="T1">sk </text:span><text:span text:style-name="T1">(d</text:span><text:span text:style-name="T1">ød</text:span><text:span text:style-name="T1">ve</text:span><text:span text:style-name="T1">kt</text:span><text:span text:style-name="T1">s) </text:span><text:span text:style-name="T1">ta</text:span><text:span text:style-name="T1">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</text:span><text:span text:style-name="T17">o</text:span><text:span text:style-name="T17">n</text:span><text:span text:style-name="T17">o</text:span><text:span text:style-name="T17">p</text:span><text:span text:style-name="T17">o</text:span><text:span text:style-name="T17">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8" draw:text-style-name="P22" draw:layer="layout" svg:width="20.298cm" svg:height="1.275cm" svg:x="0.952cm" svg:y="0.356cm">
          <draw:text-box>
            <text:p><text:span text:style-name="T17">U</text:span><text:span text:style-name="T17">f</text:span><text:span text:style-name="T17">u</text:span><text:span text:style-name="T17">ll</text:span><text:span text:style-name="T17">k</text:span><text:span text:style-name="T17">o</text:span><text:span text:style-name="T17">m</text:span><text:span text:style-name="T17">m</text:span><text:span text:style-name="T17">e</text:span><text:span text:style-name="T17">n</text:span><text:span text:style-name="T17"> </text:span><text:span text:style-name="T17">k</text:span><text:span text:style-name="T17">o</text:span><text:span text:style-name="T17">n</text:span><text:span text:style-name="T17">k</text:span><text:span text:style-name="T17">u</text:span><text:span text:style-name="T17">r</text:span><text:span text:style-name="T17">r</text:span><text:span text:style-name="T17">a</text:span><text:span text:style-name="T17">n</text:span><text:span text:style-name="T17">s</text:span><text:span text:style-name="T17">e</text:span><text:span text:style-name="T17">: </text:span><text:span text:style-name="T17">K</text:span><text:span text:style-name="T17">a</text:span><text:span text:style-name="T17">r</text:span><text:span text:style-name="T17">t</text:span><text:span text:style-name="T17">e</text:span><text:span text:style-name="T17">l, </text:span><text:span text:style-name="T17">d</text:span><text:span text:style-name="T17">u</text:span><text:span text:style-name="T17">o</text:span><text:span text:style-name="T17">p</text:span><text:span text:style-name="T17">o</text:span><text:span text:style-name="T17">l, </text:span><text:span text:style-name="T17">o</text:span><text:span text:style-name="T17">li</text:span><text:span text:style-name="T17">g</text:span><text:span text:style-name="T17">i</text:span><text:span text:style-name="T17">o</text:span><text:span text:style-name="T17">p</text:span><text:span text:style-name="T17">o</text:span><text:span text:style-name="T17">l </text:span><text:span text:style-name="T17">o</text:span><text:span text:style-name="T17">g</text:span><text:span text:style-name="T17"> </text:span><text:span text:style-name="T17">m</text:span><text:span text:style-name="T17">o</text:span><text:span text:style-name="T17">n</text:span><text:span text:style-name="T17">o</text:span><text:span text:style-name="T17">p</text:span><text:span text:style-name="T17">o</text:span><text:span text:style-name="T17">li</text:span><text:span text:style-name="T17">s</text:span><text:span text:style-name="T17">t</text:span><text:span text:style-name="T17">i</text:span><text:span text:style-name="T17">k</text:span><text:span text:style-name="T17">s </text:span><text:span text:style-name="T17">k</text:span><text:span text:style-name="T17">o</text:span><text:span text:style-name="T17">n</text:span><text:span text:style-name="T17">k</text:span><text:span text:style-name="T17">u</text:span><text:span text:style-name="T17">r</text:span><text:span text:style-name="T17">r</text:span><text:span text:style-name="T17">a</text:span><text:span text:style-name="T17">n</text:span><text:span text:style-name="T17">s</text:span><text:span text:style-name="T17">e</text:span></text:p>
          </draw:text-box>
        </draw:frame>
        <draw:frame draw:style-name="gr15" draw:text-style-name="P38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6" draw:text-style-name="P3" draw:layer="layout" svg:x1="17.502cm" svg:y1="4.951cm" svg:x2="17.502cm" svg:y2="2.201cm">
          <text:p/>
        </draw:line>
        <draw:line draw:style-name="gr97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39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2" draw:text-style-name="P40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3" draw:text-style-name="P14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39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4" draw:text-style-name="P9" draw:layer="layout" svg:width="1.387cm" svg:height="0.489cm" svg:x="18.65cm" svg:y="3.429cm">
          <draw:text-box>
            <text:p><text:span text:style-name="T1">M</text:span><text:span text:style-name="T1">B</text:span><text:span text:style-name="T1">V</text:span><text:span text:style-name="T1">=</text:span><text:span text:style-name="T1">G</text:span><text:span text:style-name="T1">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5" draw:text-style-name="P40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frame draw:style-name="gr146" draw:text-style-name="P40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6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7" draw:text-style-name="P40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48" draw:text-style-name="P49" draw:layer="layout" svg:width="4.497cm" svg:height="1.057cm" svg:x="2.255cm" svg:y="16.234cm">
          <draw:text-box>
            <text:p><text:span text:style-name="T43">C</text:span><text:span text:style-name="T43">o</text:span><text:span text:style-name="T43">u</text:span><text:span text:style-name="T43">r</text:span><text:span text:style-name="T43">n</text:span><text:span text:style-name="T43">o</text:span><text:span text:style-name="T43">t</text:span></text:p>
          </draw:text-box>
        </draw:frame>
        <draw:frame draw:style-name="gr148" draw:text-style-name="P49" draw:layer="layout" svg:width="4.497cm" svg:height="1.057cm" svg:x="8.453cm" svg:y="16.3cm">
          <draw:text-box>
            <text:p><text:span text:style-name="T43">S</text:span><text:span text:style-name="T43">t</text:span><text:span text:style-name="T43">a</text:span><text:span text:style-name="T43">c</text:span><text:span text:style-name="T43">k</text:span><text:span text:style-name="T43">e</text:span><text:span text:style-name="T43">l</text:span><text:span text:style-name="T43">b</text:span><text:span text:style-name="T43">e</text:span><text:span text:style-name="T43">r</text:span><text:span text:style-name="T43">g</text:span></text:p>
          </draw:text-box>
        </draw:frame>
        <draw:frame draw:style-name="gr148" draw:text-style-name="P49" draw:layer="layout" svg:width="4.497cm" svg:height="1.057cm" svg:x="14.156cm" svg:y="16.235cm">
          <draw:text-box>
            <text:p><text:span text:style-name="T43">B</text:span><text:span text:style-name="T43">e</text:span><text:span text:style-name="T43">rt</text:span><text:span text:style-name="T43">r</text:span><text:span text:style-name="T43">a</text:span><text:span text:style-name="T43">n</text:span><text:span text:style-name="T43">d</text:span></text:p>
          </draw:text-box>
        </draw:frame>
        <draw:frame draw:style-name="gr149" draw:text-style-name="P50" draw:layer="layout" svg:width="4.497cm" svg:height="1.057cm" svg:x="3.056cm" svg:y="21.535cm">
          <draw:text-box>
            <text:p><text:span text:style-name="T44">K</text:span><text:span text:style-name="T44">o</text:span><text:span text:style-name="T44">rt </text:span><text:span text:style-name="T44">si</text:span><text:span text:style-name="T44">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0" draw:text-style-name="P3" draw:layer="layout" svg:x1="20.25cm" svg:y1="23.5cm" svg:x2="19.75cm" svg:y2="25.5cm">
          <text:p/>
        </draw:line>
        <draw:line draw:style-name="gr151" draw:text-style-name="P51" draw:layer="layout" svg:x1="16.5cm" svg:y1="22.75cm" svg:x2="16.253cm" svg:y2="25.6cm">
          <text:p/>
        </draw:line>
        <draw:frame draw:style-name="gr152" draw:text-style-name="P9" draw:layer="layout" svg:width="1.721cm" svg:height="0.965cm" svg:x="18.901cm" svg:y="22.3cm">
          <draw:text-box>
            <text:p><text:span text:style-name="T1">Fu</text:span><text:span text:style-name="T1">llk</text:span><text:span text:style-name="T1">o</text:span><text:span text:style-name="T1">m</text:span><text:span text:style-name="T1">m</text:span><text:span text:style-name="T1">en </text:span></text:p>
            <text:p><text:span text:style-name="T1">Ko</text:span><text:span text:style-name="T1">nk</text:span><text:span text:style-name="T1">urr</text:span><text:span text:style-name="T1">an</text:span><text:span text:style-name="T1">se</text:span></text:p>
            <text:p><text:span text:style-name="T1">(k</text:span><text:span text:style-name="T1">ap</text:span><text:span text:style-name="T1">itt</text:span><text:span text:style-name="T1">el </text:span><text:span text:style-name="T1">9)</text:span></text:p>
          </draw:text-box>
        </draw:frame>
        <draw:frame draw:style-name="gr153" draw:text-style-name="P9" draw:layer="layout" svg:width="4.913cm" svg:height="1.203cm" svg:x="16.902cm" svg:y="22.601cm">
          <draw:text-box>
            <text:p><text:span text:style-name="T1">D</text:span><text:span text:style-name="T1">uo</text:span><text:span text:style-name="T1">po</text:span><text:span text:style-name="T1">l:</text:span></text:p>
            <text:p><text:span text:style-name="T1">- </text:span><text:span text:style-name="T1">C</text:span><text:span text:style-name="T1">ou</text:span><text:span text:style-name="T1">rn</text:span><text:span text:style-name="T1">ot, </text:span></text:p>
            <text:p><text:span text:style-name="T1">- </text:span><text:span text:style-name="T1">St</text:span><text:span text:style-name="T1">ac</text:span><text:span text:style-name="T1">ke</text:span><text:span text:style-name="T1">lb</text:span><text:span text:style-name="T1">er</text:span><text:span text:style-name="T1">g</text:span></text:p>
            <text:p><text:span text:style-name="T1">- </text:span><text:span text:style-name="T1">Be</text:span><text:span text:style-name="T1">rtr</text:span><text:span text:style-name="T1">an</text:span><text:span text:style-name="T1">d</text:span></text:p>
          </draw:text-box>
        </draw:frame>
        <draw:custom-shape draw:style-name="gr154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5" draw:text-style-name="P50" draw:layer="layout" svg:width="3.859cm" svg:height="0.71cm" draw:transform="rotate (-1.58790055346444) translate (15.607cm 22.413cm)">
          <draw:text-box>
            <text:p><text:span text:style-name="T44">G</text:span><text:span text:style-name="T44">r</text:span><text:span text:style-name="T44">a</text:span><text:span text:style-name="T44">d </text:span><text:span text:style-name="T44">a</text:span><text:span text:style-name="T44">v </text:span><text:span text:style-name="T44">di</text:span><text:span text:style-name="T44">ff</text:span><text:span text:style-name="T44">e</text:span><text:span text:style-name="T44">r</text:span><text:span text:style-name="T44">e</text:span><text:span text:style-name="T44">n</text:span><text:span text:style-name="T44">si</text:span><text:span text:style-name="T44">e</text:span><text:span text:style-name="T44">ri</text:span><text:span text:style-name="T44">n</text:span><text:span text:style-name="T44">g</text:span></text:p>
          </draw:text-box>
        </draw:frame>
        <draw:custom-shape draw:style-name="gr154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5.749cm" svg:y1="25.635cm" svg:x2="19.251cm" svg:y2="25.614cm">
          <text:p/>
        </draw:line>
        <draw:frame draw:style-name="gr156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6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7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5" draw:text-style-name="P52" draw:layer="layout" svg:width="3.859cm" svg:height="0.71cm" svg:x="15.989cm" svg:y="26.487cm">
          <draw:text-box>
            <text:p><text:span text:style-name="T45">A</text:span><text:span text:style-name="T45">nt</text:span><text:span text:style-name="T45">all </text:span><text:span text:style-name="T45">ko</text:span><text:span text:style-name="T45">nk</text:span><text:span text:style-name="T45">ur</text:span><text:span text:style-name="T45">re</text:span><text:span text:style-name="T45">nt</text:span><text:span text:style-name="T45">er</text:span></text:p>
          </draw:text-box>
        </draw:frame>
        <draw:frame draw:style-name="gr158" draw:text-style-name="P9" draw:layer="layout" svg:width="1.154cm" svg:height="0.489cm" svg:x="19.05cm" svg:y="26.2cm">
          <draw:text-box>
            <text:p><text:span text:style-name="T1">M</text:span><text:span text:style-name="T1">an</text:span><text:span text:style-name="T1">ge</text:span></text:p>
          </draw:text-box>
        </draw:frame>
        <draw:frame draw:style-name="gr159" draw:text-style-name="P9" draw:layer="layout" svg:width="2.492cm" svg:height="0.489cm" svg:x="15.902cm" svg:y="22.202cm">
          <draw:text-box>
            <text:p><text:span text:style-name="T1">M</text:span><text:span text:style-name="T1">on</text:span><text:span text:style-name="T1">op</text:span><text:span text:style-name="T1">ol </text:span><text:span text:style-name="T1">(k</text:span><text:span text:style-name="T1">ap</text:span><text:span text:style-name="T1">itt</text:span><text:span text:style-name="T1">el </text:span><text:span text:style-name="T1">10</text:span><text:span text:style-name="T1">)</text:span></text:p>
          </draw:text-box>
        </draw:frame>
        <draw:line draw:style-name="gr150" draw:text-style-name="P3" draw:layer="layout" svg:x1="17.5cm" svg:y1="23.5cm" svg:x2="16.899cm" svg:y2="25.512cm">
          <text:p/>
        </draw:line>
        <draw:line draw:style-name="gr150" draw:text-style-name="P3" draw:layer="layout" svg:x1="18.5cm" svg:y1="24cm" svg:x2="17.471cm" svg:y2="25.512cm">
          <text:p/>
        </draw:line>
        <draw:line draw:style-name="gr96" draw:text-style-name="P3" draw:layer="layout" svg:x1="2.652cm" svg:y1="20.751cm" svg:x2="2.656cm" svg:y2="17.352cm">
          <text:p/>
        </draw:line>
        <draw:line draw:style-name="gr97" draw:text-style-name="P3" draw:layer="layout" svg:x1="2.55cm" svg:y1="20.723cm" svg:x2="6.4cm" svg:y2="20.772cm">
          <text:p/>
        </draw:line>
        <draw:line draw:style-name="gr96" draw:text-style-name="P3" draw:layer="layout" svg:x1="14.427cm" svg:y1="20.824cm" svg:x2="14.431cm" svg:y2="17.425cm">
          <text:p/>
        </draw:line>
        <draw:line draw:style-name="gr97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6" draw:text-style-name="P3" draw:layer="layout" svg:x1="2.727cm" svg:y1="26.325cm" svg:x2="2.731cm" svg:y2="22.926cm">
          <text:p/>
        </draw:line>
        <draw:line draw:style-name="gr97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0" draw:text-style-name="P9" draw:layer="layout" svg:width="4.913cm" svg:height="0.489cm" svg:x="17.803cm" svg:y="23.502cm">
          <draw:text-box>
            <text:p><text:span text:style-name="T1">Oli</text:span><text:span text:style-name="T1">go</text:span><text:span text:style-name="T1">po</text:span><text:span text:style-name="T1">l</text:span></text:p>
          </draw:text-box>
        </draw:frame>
        <draw:frame draw:style-name="gr159" draw:text-style-name="P9" draw:layer="layout" svg:width="2.492cm" svg:height="0.489cm" svg:x="15.302cm" svg:y="21.803cm">
          <draw:text-box>
            <text:p><text:span text:style-name="T1">1 </text:span><text:span text:style-name="T1">(fu</text:span><text:span text:style-name="T1">llst</text:span><text:span text:style-name="T1">en</text:span><text:span text:style-name="T1">di</text:span><text:span text:style-name="T1">g)</text:span></text:p>
          </draw:text-box>
        </draw:frame>
        <draw:frame draw:style-name="gr159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1" draw:text-style-name="P53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6" draw:text-style-name="P3" draw:layer="layout" svg:x1="2.801cm" svg:y1="24.439cm" svg:x2="3.95cm" svg:y2="24.5cm">
          <text:p/>
        </draw:line>
        <draw:line draw:style-name="gr76" draw:text-style-name="P3" draw:layer="layout" svg:x1="2.801cm" svg:y1="24.46cm" svg:x2="3.951cm" svg:y2="24.481cm">
          <text:p/>
        </draw:line>
        <draw:line draw:style-name="gr76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49" draw:text-style-name="P50" draw:layer="layout" svg:width="4.497cm" svg:height="1.057cm" svg:x="9.056cm" svg:y="21.536cm">
          <draw:text-box>
            <text:p><text:span text:style-name="T44">L</text:span><text:span text:style-name="T44">a</text:span><text:span text:style-name="T44">n</text:span><text:span text:style-name="T44">g </text:span><text:span text:style-name="T44">si</text:span><text:span text:style-name="T44">kt</text:span></text:p>
          </draw:text-box>
        </draw:frame>
        <draw:line draw:style-name="gr96" draw:text-style-name="P3" draw:layer="layout" svg:x1="8.727cm" svg:y1="26.326cm" svg:x2="8.731cm" svg:y2="22.927cm">
          <text:p/>
        </draw:line>
        <draw:line draw:style-name="gr97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6" draw:text-style-name="P3" draw:layer="layout" svg:x1="8.792cm" svg:y1="24.927cm" svg:x2="9.261cm" svg:y2="24.935cm">
          <text:p/>
        </draw:line>
        <draw:line draw:style-name="gr76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2" draw:text-style-name="P9" draw:layer="layout" svg:width="1.789cm" svg:height="0.965cm" svg:x="13.597cm" svg:y="22.419cm">
          <draw:text-box>
            <text:p><text:span text:style-name="T1">M</text:span><text:span text:style-name="T1">on</text:span><text:span text:style-name="T1">op</text:span><text:span text:style-name="T1">oli</text:span><text:span text:style-name="T1">sti</text:span><text:span text:style-name="T1">sk</text:span></text:p>
            <text:p><text:span text:style-name="T1">Ko</text:span><text:span text:style-name="T1">nk</text:span><text:span text:style-name="T1">urr</text:span><text:span text:style-name="T1">an</text:span><text:span text:style-name="T1">se</text:span></text:p>
            <text:p><text:span text:style-name="T1">(k</text:span><text:span text:style-name="T1">ort </text:span><text:span text:style-name="T1">sik</text:span><text:span text:style-name="T1">t)</text:span>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3" draw:text-style-name="P3" draw:layer="layout" svg:x1="4.75cm" svg:y1="18.7cm" svg:x2="3.75cm" svg:y2="19.7cm">
          <text:p/>
        </draw:line>
        <draw:frame draw:style-name="gr149" draw:text-style-name="P50" draw:layer="layout" svg:width="4.497cm" svg:height="1.057cm" svg:x="4.657cm" svg:y="18.036cm">
          <draw:text-box>
            <text:p><text:span text:style-name="T44">C</text:span><text:span text:style-name="T44">o</text:span><text:span text:style-name="T44">u</text:span><text:span text:style-name="T44">r</text:span><text:span text:style-name="T44">n</text:span><text:span text:style-name="T44">o</text:span><text:span text:style-name="T44">tli</text:span><text:span text:style-name="T44">k</text:span><text:span text:style-name="T44">e</text:span><text:span text:style-name="T44">v</text:span><text:span text:style-name="T44">e</text:span><text:span text:style-name="T44">kt</text:span></text:p>
          </draw:text-box>
        </draw:frame>
        <draw:line draw:style-name="gr96" draw:text-style-name="P3" draw:layer="layout" svg:x1="8.752cm" svg:y1="20.751cm" svg:x2="8.756cm" svg:y2="17.352cm">
          <text:p/>
        </draw:line>
        <draw:line draw:style-name="gr97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3" draw:text-style-name="P3" draw:layer="layout" svg:x1="11.45cm" svg:y1="18.8cm" svg:x2="10.45cm" svg:y2="19.8cm">
          <text:p/>
        </draw:line>
        <draw:line draw:style-name="gr164" draw:text-style-name="P3" draw:layer="layout" svg:x1="10.305cm" svg:y1="20.754cm" svg:x2="10.297cm" svg:y2="19.997cm">
          <text:p/>
        </draw:line>
        <draw:frame draw:style-name="gr149" draw:text-style-name="P50" draw:layer="layout" svg:width="4.497cm" svg:height="1.057cm" svg:x="10.158cm" svg:y="17.837cm">
          <draw:text-box>
            <text:p><text:span text:style-name="T44">S</text:span><text:span text:style-name="T44">t</text:span><text:span text:style-name="T44">a</text:span><text:span text:style-name="T44">c</text:span><text:span text:style-name="T44">k</text:span><text:span text:style-name="T44">el</text:span><text:span text:style-name="T44">b</text:span><text:span text:style-name="T44">e</text:span><text:span text:style-name="T44">r</text:span><text:span text:style-name="T44">gl</text:span><text:span text:style-name="T44">ik</text:span><text:span text:style-name="T44">e</text:span><text:span text:style-name="T44">v</text:span><text:span text:style-name="T44">e</text:span><text:span text:style-name="T44">kt</text:span></text:p>
          </draw:text-box>
        </draw:frame>
        <draw:line draw:style-name="gr76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29" draw:text-style-name="P3" draw:layer="layout" svg:x1="14.5cm" svg:y1="19.05cm" svg:x2="17.75cm" svg:y2="19.05cm">
          <text:p/>
        </draw:line>
        <draw:line draw:style-name="gr129" draw:text-style-name="P3" draw:layer="layout" svg:x1="14.5cm" svg:y1="19.65cm" svg:x2="17.75cm" svg:y2="19.65cm">
          <text:p/>
        </draw:line>
        <draw:line draw:style-name="gr165" draw:text-style-name="P3" draw:layer="layout" svg:x1="16.724cm" svg:y1="18.998cm" svg:x2="16.723cm" svg:y2="19.352cm">
          <text:p/>
        </draw:line>
        <draw:line draw:style-name="gr165" draw:text-style-name="P3" draw:layer="layout" svg:x1="15.325cm" svg:y1="18.998cm" svg:x2="15.324cm" svg:y2="19.352cm">
          <text:p/>
        </draw:line>
        <draw:line draw:style-name="gr165" draw:text-style-name="P3" draw:layer="layout" svg:x1="15.35cm" svg:y1="19.65cm" svg:x2="15.35cm" svg:y2="19.4cm">
          <text:p/>
        </draw:line>
        <draw:line draw:style-name="gr165" draw:text-style-name="P3" draw:layer="layout" svg:x1="16.725cm" svg:y1="18.998cm" svg:x2="16.724cm" svg:y2="19.352cm">
          <text:p/>
        </draw:line>
        <draw:line draw:style-name="gr165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6" draw:text-style-name="P53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0" draw:text-style-name="P3" draw:layer="layout" svg:x1="14.25cm" svg:y1="23.54cm" svg:x2="16.451cm" svg:y2="24.04cm">
          <text:p/>
        </draw:line>
        <draw:frame draw:style-name="gr162" draw:text-style-name="P9" draw:layer="layout" svg:width="1.789cm" svg:height="0.965cm" svg:x="13.598cm" svg:y="23.92cm">
          <draw:text-box>
            <text:p><text:span text:style-name="T1">M</text:span><text:span text:style-name="T1">on</text:span><text:span text:style-name="T1">op</text:span><text:span text:style-name="T1">oli</text:span><text:span text:style-name="T1">sti</text:span><text:span text:style-name="T1">sk</text:span></text:p>
            <text:p><text:span text:style-name="T1">Ko</text:span><text:span text:style-name="T1">nk</text:span><text:span text:style-name="T1">urr</text:span><text:span text:style-name="T1">an</text:span><text:span text:style-name="T1">se</text:span></text:p>
            <text:p><text:span text:style-name="T1">(la</text:span><text:span text:style-name="T1">ng </text:span><text:span text:style-name="T1">sik</text:span><text:span text:style-name="T1">t)</text:span></text:p>
          </draw:text-box>
        </draw:frame>
        <draw:line draw:style-name="gr76" draw:text-style-name="P3" draw:layer="layout" svg:x1="2.75cm" svg:y1="19.214cm" svg:x2="3.5cm" svg:y2="19.25cm">
          <text:p/>
        </draw:line>
        <draw:line draw:style-name="gr76" draw:text-style-name="P3" draw:layer="layout" svg:x1="3.45cm" svg:y1="19.314cm" svg:x2="3.45cm" svg:y2="19.6cm">
          <text:p/>
        </draw:line>
        <draw:line draw:style-name="gr76" draw:text-style-name="P3" draw:layer="layout" svg:x1="3.441cm" svg:y1="19.56cm" svg:x2="3.762cm" svg:y2="19.555cm">
          <text:p/>
        </draw:line>
        <draw:line draw:style-name="gr76" draw:text-style-name="P3" draw:layer="layout" svg:x1="3.701cm" svg:y1="19.488cm" svg:x2="3.699cm" svg:y2="19.712cm">
          <text:p/>
        </draw:line>
        <draw:line draw:style-name="gr164" draw:text-style-name="P3" draw:layer="layout" svg:x1="4.205cm" svg:y1="20.755cm" svg:x2="4.197cm" svg:y2="19.998cm">
          <text:p/>
        </draw:line>
        <draw:line draw:style-name="gr76" draw:text-style-name="P3" draw:layer="layout" svg:x1="3.841cm" svg:y1="20.06cm" svg:x2="4.162cm" svg:y2="20.055cm">
          <text:p/>
        </draw:line>
        <draw:line draw:style-name="gr76" draw:text-style-name="P3" draw:layer="layout" svg:x1="3.901cm" svg:y1="19.888cm" svg:x2="3.899cm" svg:y2="20.112cm">
          <text:p/>
        </draw:line>
        <draw:line draw:style-name="gr76" draw:text-style-name="P3" draw:layer="layout" svg:x1="3.739cm" svg:y1="19.803cm" svg:x2="3.975cm" svg:y2="19.805cm">
          <text:p/>
        </draw:line>
        <draw:line draw:style-name="gr76" draw:text-style-name="P3" draw:layer="layout" svg:x1="2.749cm" svg:y1="19.788cm" svg:x2="3.751cm" svg:y2="19.776cm">
          <text:p/>
        </draw:line>
        <draw:line draw:style-name="gr164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7" draw:text-style-name="P40" draw:layer="layout" svg:width="1.073cm" svg:height="6.376cm" svg:x="0.953cm" svg:y="7.4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6.88cm" svg:y1="7.651cm" svg:x2="6.88cm" svg:y2="14.558cm">
          <text:p/>
        </draw:line>
        <draw:line draw:style-name="gr2" draw:text-style-name="P3" draw:layer="layout" svg:x1="6.88cm" svg:y1="14.558cm" svg:x2="15.23cm" svg:y2="14.558cm">
          <text:p/>
        </draw:line>
        <draw:line draw:style-name="gr2" draw:text-style-name="P3" draw:layer="layout" svg:x1="6.88cm" svg:y1="7.651cm" svg:x2="15.23cm" svg:y2="14.558cm">
          <text:p/>
        </draw:line>
        <draw:frame draw:style-name="gr155" draw:text-style-name="P50" draw:layer="layout" svg:width="3.859cm" svg:height="0.71cm" draw:transform="rotate (-1.58790055346444) translate (6.606cm 9.213cm)">
          <draw:text-box>
            <text:p><text:span text:style-name="T44">G</text:span><text:span text:style-name="T44">r</text:span><text:span text:style-name="T44">a</text:span><text:span text:style-name="T44">d </text:span><text:span text:style-name="T44">a</text:span><text:span text:style-name="T44">v </text:span><text:span text:style-name="T44">di</text:span><text:span text:style-name="T44">ff</text:span><text:span text:style-name="T44">e</text:span><text:span text:style-name="T44">r</text:span><text:span text:style-name="T44">e</text:span><text:span text:style-name="T44">n</text:span><text:span text:style-name="T44">si</text:span><text:span text:style-name="T44">e</text:span><text:span text:style-name="T44">ri</text:span><text:span text:style-name="T44">n</text:span><text:span text:style-name="T44">g</text:span></text:p>
          </draw:text-box>
        </draw:frame>
        <draw:frame draw:style-name="gr168" draw:text-style-name="P50" draw:layer="layout" svg:width="2.223cm" svg:height="0.711cm" svg:x="5.853cm" svg:y="6.781cm">
          <draw:text-box>
            <text:p><text:span text:style-name="T44">F</text:span><text:span text:style-name="T44">ul</text:span><text:span text:style-name="T44">ls</text:span><text:span text:style-name="T44">t</text:span><text:span text:style-name="T44">e</text:span><text:span text:style-name="T44">n</text:span><text:span text:style-name="T44">di</text:span><text:span text:style-name="T44">g</text:span></text:p>
          </draw:text-box>
        </draw:frame>
        <draw:frame draw:style-name="gr15" draw:text-style-name="P10" draw:layer="layout" svg:width="0.41cm" svg:height="0.47cm" svg:x="6.315cm" svg:y="7.51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line draw:style-name="gr150" draw:text-style-name="P3" draw:layer="layout" svg:x1="14.8cm" svg:y1="8.4cm" svg:x2="8.197cm" svg:y2="14.412cm">
          <text:p/>
        </draw:line>
        <draw:line draw:style-name="gr150" draw:text-style-name="P3" draw:layer="layout" svg:x1="18.717cm" svg:y1="10.777cm" svg:x2="15.159cm" svg:y2="14.412cm">
          <text:p/>
        </draw:line>
        <draw:line draw:style-name="gr151" draw:text-style-name="P51" draw:layer="layout" svg:x1="14.25cm" svg:y1="7.857cm" svg:x2="7.352cm" svg:y2="14.4cm">
          <text:p/>
        </draw:line>
        <draw:frame draw:style-name="gr155" draw:text-style-name="P50" draw:layer="layout" svg:width="3.859cm" svg:height="0.71cm" svg:x="8.887cm" svg:y="15.387cm">
          <draw:text-box>
            <text:p><text:span text:style-name="T44">A</text:span><text:span text:style-name="T44">n</text:span><text:span text:style-name="T44">t</text:span><text:span text:style-name="T44">al</text:span><text:span text:style-name="T44">l </text:span><text:span text:style-name="T44">k</text:span><text:span text:style-name="T44">o</text:span><text:span text:style-name="T44">n</text:span><text:span text:style-name="T44">k</text:span><text:span text:style-name="T44">u</text:span><text:span text:style-name="T44">rr</text:span><text:span text:style-name="T44">e</text:span><text:span text:style-name="T44">n</text:span><text:span text:style-name="T44">t</text:span><text:span text:style-name="T44">e</text:span><text:span text:style-name="T44">r</text:span></text:p>
          </draw:text-box>
        </draw:frame>
        <draw:frame draw:style-name="gr155" draw:text-style-name="P50" draw:layer="layout" svg:width="3.859cm" svg:height="0.71cm" svg:x="8.088cm" svg:y="14.787cm">
          <draw:text-box>
            <text:p><text:span text:style-name="T44">F</text:span><text:span text:style-name="T44">å</text:span></text:p>
          </draw:text-box>
        </draw:frame>
        <draw:frame draw:style-name="gr155" draw:text-style-name="P50" draw:layer="layout" svg:width="3.859cm" svg:height="0.71cm" svg:x="6.889cm" svg:y="14.787cm">
          <draw:text-box>
            <text:p><text:span text:style-name="T44">1</text:span></text:p>
          </draw:text-box>
        </draw:frame>
        <draw:frame draw:style-name="gr169" draw:text-style-name="P45" draw:layer="layout" svg:width="1.721cm" svg:height="0.965cm" svg:x="18.1cm" svg:y="9.8cm">
          <draw:text-box>
            <text:p>Fullkommen </text:p>
            <text:p>Konkurranse</text:p>
            <text:p>(kapittel 9)</text:p>
          </draw:text-box>
        </draw:frame>
        <draw:frame draw:style-name="gr155" draw:text-style-name="P50" draw:layer="layout" svg:width="3.859cm" svg:height="0.71cm" svg:x="7.59cm" svg:y="14.787cm">
          <draw:text-box>
            <text:p><text:span text:style-name="T44">2</text:span></text:p>
          </draw:text-box>
        </draw:frame>
        <draw:line draw:style-name="gr150" draw:text-style-name="P3" draw:layer="layout" svg:x1="15.601cm" svg:y1="8.4cm" svg:x2="8.998cm" svg:y2="14.412cm">
          <text:p/>
        </draw:line>
        <draw:frame draw:style-name="gr170" draw:text-style-name="P45" draw:layer="layout" svg:width="2.492cm" svg:height="0.489cm" svg:x="13.701cm" svg:y="7.201cm">
          <draw:text-box>
            <text:p>Monopol (kapittel 10)</text:p>
          </draw:text-box>
        </draw:frame>
        <draw:frame draw:style-name="gr171" draw:text-style-name="P45" draw:layer="layout" svg:width="4.913cm" svg:height="0.489cm" svg:x="14.301cm" svg:y="7.901cm">
          <draw:text-box>
            <text:p>Duopol, Stackelberg og Betrand (ikke pensum)</text:p>
          </draw:text-box>
        </draw:frame>
        <draw:frame draw:style-name="gr172" draw:text-style-name="P45" draw:layer="layout" svg:width="2.678cm" svg:height="0.489cm" svg:x="15.002cm" svg:y="8.202cm">
          <draw:text-box>
            <text:p>Oligopol (ikke pensum)</text:p>
          </draw:text-box>
        </draw:frame>
        <draw:custom-shape draw:style-name="gr154" draw:text-style-name="P10" draw:layer="layout" svg:width="0.347cm" svg:height="0.28cm" svg:x="14.937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0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8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8.5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3.75cm" svg:x2="14.25cm" svg:y2="13.85cm">
          <text:p/>
        </draw:line>
        <draw:line draw:style-name="gr26" draw:text-style-name="P3" draw:layer="layout" svg:x1="10.5cm" svg:y1="13.85cm" svg:x2="10.5cm" svg:y2="10.6cm">
          <text:p/>
        </draw:line>
        <draw:frame draw:style-name="gr173" draw:text-style-name="P45" draw:layer="layout" svg:width="1.789cm" svg:height="0.965cm" svg:x="3.602cm" svg:y="13.202cm">
          <draw:text-box>
            <text:p>Monopolistisk</text:p>
            <text:p>Konkurranse</text:p>
            <text:p>(kort sikt)</text:p>
          </draw:text-box>
        </draw:frame>
        <draw:frame draw:style-name="gr173" draw:text-style-name="P45" draw:layer="layout" svg:width="1.789cm" svg:height="0.965cm" svg:x="13.603cm" svg:y="11.2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3.6cm" svg:x2="8.75cm" svg:y2="11.6cm">
          <text:p/>
        </draw:line>
        <draw:line draw:style-name="gr150" draw:text-style-name="P3" draw:layer="layout" svg:x1="13.65cm" svg:y1="11.9cm" svg:x2="11.75cm" svg:y2="13.1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</text:span><text:span text:style-name="T17">r</text:span><text:span text:style-name="T17">i</text:span><text:span text:style-name="T17">s</text:span><text:span text:style-name="T17">d</text:span><text:span text:style-name="T17">i</text:span><text:span text:style-name="T17">s</text:span><text:span text:style-name="T17">k</text:span><text:span text:style-name="T17">r</text:span><text:span text:style-name="T17">i</text:span><text:span text:style-name="T17">m</text:span><text:span text:style-name="T17">i</text:span><text:span text:style-name="T17">n</text:span><text:span text:style-name="T17">e</text:span><text:span text:style-name="T17">r</text:span><text:span text:style-name="T17">i</text:span><text:span text:style-name="T17">n</text:span><text:span text:style-name="T17">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74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74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74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75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75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6" draw:text-style-name="P54" draw:layer="layout" svg:width="11.119cm" svg:height="2.764cm" svg:x="1.894cm" svg:y="2.496cm">
          <draw:text-box>
            <text:list text:style-name="L2">
              <text:list-item>
                <text:p><text:span text:style-name="T46">-</text:span><text:span text:style-name="T46"> </text:span><text:span text:style-name="T46"><text:s/></text:span><text:span text:style-name="T46"><text:s/></text:span><text:span text:style-name="T46">F</text:span><text:span text:style-name="T46">o</text:span><text:span text:style-name="T46">r</text:span><text:span text:style-name="T46">s</text:span><text:span text:style-name="T46">k</text:span><text:span text:style-name="T46">j</text:span><text:span text:style-name="T46">e</text:span><text:span text:style-name="T46">l</text:span><text:span text:style-name="T46">l</text:span><text:span text:style-name="T46">i</text:span><text:span text:style-name="T46">g</text:span><text:span text:style-name="T46">e</text:span><text:span text:style-name="T46"> </text:span><text:span text:style-name="T46">e</text:span><text:span text:style-name="T46">t</text:span><text:span text:style-name="T46">t</text:span><text:span text:style-name="T46">e</text:span><text:span text:style-name="T46">r</text:span><text:span text:style-name="T46">s</text:span><text:span text:style-name="T46">p</text:span><text:span text:style-name="T46">ø</text:span><text:span text:style-name="T46">r</text:span><text:span text:style-name="T46">r</text:span><text:span text:style-name="T46">e</text:span><text:span text:style-name="T46">r</text:span><text:span text:style-name="T46">e</text:span><text:span text:style-name="T46"> </text:span><text:span text:style-name="T46">(</text:span><text:span text:style-name="T46">e</text:span><text:span text:style-name="T46">l</text:span><text:span text:style-name="T46">l</text:span><text:span text:style-name="T46">e</text:span><text:span text:style-name="T46">r</text:span><text:span text:style-name="T46"> </text:span><text:span text:style-name="T46">g</text:span><text:span text:style-name="T46">r</text:span><text:span text:style-name="T46">u</text:span><text:span text:style-name="T46">p</text:span><text:span text:style-name="T46">p</text:span><text:span text:style-name="T46">e</text:span><text:span text:style-name="T46"> </text:span><text:span text:style-name="T46">a</text:span><text:span text:style-name="T46">v</text:span><text:span text:style-name="T46"> </text:span><text:span text:style-name="T46">e</text:span><text:span text:style-name="T46">t</text:span><text:span text:style-name="T46">t</text:span><text:span text:style-name="T46">e</text:span><text:span text:style-name="T46">r</text:span><text:span text:style-name="T46">s</text:span><text:span text:style-name="T46">p</text:span><text:span text:style-name="T46">ø</text:span><text:span text:style-name="T46">r</text:span><text:span text:style-name="T46">r</text:span><text:span text:style-name="T46">e</text:span><text:span text:style-name="T46">)</text:span><text:span text:style-name="T46"> </text:span><text:span text:style-name="T46">m</text:span><text:span text:style-name="T46">å</text:span><text:span text:style-name="T46"> </text:span><text:span text:style-name="T46">h</text:span><text:span text:style-name="T46">a</text:span><text:span text:style-name="T46"> </text:span><text:span text:style-name="T46">u</text:span><text:span text:style-name="T46">l</text:span><text:span text:style-name="T46">i</text:span><text:span text:style-name="T46">k</text:span><text:span text:style-name="T46"> </text:span><text:span text:style-name="T46">m</text:span><text:span text:style-name="T46">a</text:span><text:span text:style-name="T46">r</text:span><text:span text:style-name="T46">g</text:span><text:span text:style-name="T46">i</text:span><text:span text:style-name="T46">n</text:span><text:span text:style-name="T46">a</text:span><text:span text:style-name="T46">l</text:span><text:span text:style-name="T46"> </text:span><text:span text:style-name="T46">b</text:span><text:span text:style-name="T46">e</text:span><text:span text:style-name="T46">t</text:span><text:span text:style-name="T46">a</text:span><text:span text:style-name="T46">l</text:span><text:span text:style-name="T46">i</text:span><text:span text:style-name="T46">n</text:span><text:span text:style-name="T46">g</text:span><text:span text:style-name="T46">s</text:span><text:span text:style-name="T46">v</text:span><text:span text:style-name="T46">i</text:span><text:span text:style-name="T46">l</text:span><text:span text:style-name="T46">l</text:span><text:span text:style-name="T46">i</text:span><text:span text:style-name="T46">g</text:span><text:span text:style-name="T46">h</text:span><text:span text:style-name="T46">e</text:span><text:span text:style-name="T46">t</text:span><text:span text:style-name="T46"> </text:span><text:span text:style-name="T46">(</text:span><text:span text:style-name="T46">M</text:span><text:span text:style-name="T46">B</text:span><text:span text:style-name="T46">V</text:span><text:span text:style-name="T46">)</text:span><text:span text:style-name="T46">.</text:span></text:p>
              </text:list-item>
              <text:list-item>
                <text:p><text:span text:style-name="T46">-</text:span><text:span text:style-name="T46"> </text:span><text:span text:style-name="T46"><text:s/></text:span><text:span text:style-name="T46"><text:s/></text:span><text:span text:style-name="T46">P</text:span><text:span text:style-name="T46">r</text:span><text:span text:style-name="T46">o</text:span><text:span text:style-name="T46">d</text:span><text:span text:style-name="T46">u</text:span><text:span text:style-name="T46">s</text:span><text:span text:style-name="T46">e</text:span><text:span text:style-name="T46">n</text:span><text:span text:style-name="T46">t</text:span><text:span text:style-name="T46">e</text:span><text:span text:style-name="T46">n</text:span><text:span text:style-name="T46">e</text:span><text:span text:style-name="T46"> </text:span><text:span text:style-name="T46">m</text:span><text:span text:style-name="T46">å</text:span><text:span text:style-name="T46"> </text:span><text:span text:style-name="T46">m</text:span><text:span text:style-name="T46">u</text:span><text:span text:style-name="T46">l</text:span><text:span text:style-name="T46">i</text:span><text:span text:style-name="T46">g</text:span><text:span text:style-name="T46">h</text:span><text:span text:style-name="T46">e</text:span><text:span text:style-name="T46">t</text:span><text:span text:style-name="T46"> </text:span><text:span text:style-name="T46">t</text:span><text:span text:style-name="T46">i</text:span><text:span text:style-name="T46">l</text:span><text:span text:style-name="T46"> </text:span><text:span text:style-name="T46">å</text:span><text:span text:style-name="T46"> </text:span><text:span text:style-name="T47">s</text:span><text:span text:style-name="T47">k</text:span><text:span text:style-name="T47">i</text:span><text:span text:style-name="T47">l</text:span><text:span text:style-name="T47">l</text:span><text:span text:style-name="T47">e</text:span><text:span text:style-name="T46"> </text:span><text:span text:style-name="T48">d</text:span><text:span text:style-name="T48">e</text:span><text:span text:style-name="T46"> </text:span><text:span text:style-name="T46">f</text:span><text:span text:style-name="T46">o</text:span><text:span text:style-name="T46">r</text:span><text:span text:style-name="T46">s</text:span><text:span text:style-name="T46">k</text:span><text:span text:style-name="T46">j</text:span><text:span text:style-name="T46">e</text:span><text:span text:style-name="T46">l</text:span><text:span text:style-name="T46">l</text:span><text:span text:style-name="T46">i</text:span><text:span text:style-name="T46">g</text:span><text:span text:style-name="T46">e</text:span><text:span text:style-name="T46"> </text:span><text:span text:style-name="T46">e</text:span><text:span text:style-name="T46">t</text:span><text:span text:style-name="T46">t</text:span><text:span text:style-name="T46">e</text:span><text:span text:style-name="T46">r</text:span><text:span text:style-name="T46">s</text:span><text:span text:style-name="T46">p</text:span><text:span text:style-name="T46">ø</text:span><text:span text:style-name="T46">r</text:span><text:span text:style-name="T46">r</text:span><text:span text:style-name="T46">e</text:span><text:span text:style-name="T46">r</text:span><text:span text:style-name="T46">e</text:span><text:span text:style-name="T46"> </text:span><text:span text:style-name="T46">f</text:span><text:span text:style-name="T46">r</text:span><text:span text:style-name="T46">a</text:span><text:span text:style-name="T46"> </text:span><text:span text:style-name="T46">h</text:span><text:span text:style-name="T46">v</text:span><text:span text:style-name="T46">e</text:span><text:span text:style-name="T46">r</text:span><text:span text:style-name="T46">a</text:span><text:span text:style-name="T46">n</text:span><text:span text:style-name="T46">d</text:span><text:span text:style-name="T46">r</text:span><text:span text:style-name="T46">e</text:span><text:span text:style-name="T46">.</text:span></text:p>
              </text:list-item>
              <text:list-item>
                <text:p><text:span text:style-name="T46">-</text:span><text:span text:style-name="T46"> </text:span><text:span text:style-name="T46"><text:s/></text:span><text:span text:style-name="T46"><text:s/></text:span><text:span text:style-name="T46">V</text:span><text:span text:style-name="T46">i</text:span><text:span text:style-name="T46">d</text:span><text:span text:style-name="T46">e</text:span><text:span text:style-name="T46">r</text:span><text:span text:style-name="T46">e</text:span><text:span text:style-name="T46">s</text:span><text:span text:style-name="T46">a</text:span><text:span text:style-name="T46">l</text:span><text:span text:style-name="T46">g</text:span><text:span text:style-name="T46"> </text:span><text:span text:style-name="T46">m</text:span><text:span text:style-name="T46">e</text:span><text:span text:style-name="T46">l</text:span><text:span text:style-name="T46">l</text:span><text:span text:style-name="T46">o</text:span><text:span text:style-name="T46">m</text:span><text:span text:style-name="T46"> </text:span><text:span text:style-name="T46">g</text:span><text:span text:style-name="T46">r</text:span><text:span text:style-name="T46">u</text:span><text:span text:style-name="T46">p</text:span><text:span text:style-name="T46">p</text:span><text:span text:style-name="T46">e</text:span><text:span text:style-name="T46">n</text:span><text:span text:style-name="T46">e</text:span><text:span text:style-name="T46"> </text:span><text:span text:style-name="T46">(</text:span><text:span text:style-name="T46">d</text:span><text:span text:style-name="T46">v</text:span><text:span text:style-name="T46">s</text:span><text:span text:style-name="T46">.</text:span><text:span text:style-name="T46"> </text:span><text:span text:style-name="T46">f</text:span><text:span text:style-name="T46">r</text:span><text:span text:style-name="T46">a</text:span><text:span text:style-name="T46"> </text:span><text:span text:style-name="T46">k</text:span><text:span text:style-name="T46">o</text:span><text:span text:style-name="T46">n</text:span><text:span text:style-name="T46">s</text:span><text:span text:style-name="T46">u</text:span><text:span text:style-name="T46">m</text:span><text:span text:style-name="T46">e</text:span><text:span text:style-name="T46">n</text:span><text:span text:style-name="T46">t</text:span><text:span text:style-name="T46">e</text:span><text:span text:style-name="T46">r</text:span><text:span text:style-name="T46"> </text:span><text:span text:style-name="T46">t</text:span><text:span text:style-name="T46">i</text:span><text:span text:style-name="T46">l</text:span><text:span text:style-name="T46"> </text:span><text:span text:style-name="T46">k</text:span><text:span text:style-name="T46">o</text:span><text:span text:style-name="T46">n</text:span><text:span text:style-name="T46">s</text:span><text:span text:style-name="T46">u</text:span><text:span text:style-name="T46">m</text:span><text:span text:style-name="T46">e</text:span><text:span text:style-name="T46">n</text:span><text:span text:style-name="T46">t</text:span><text:span text:style-name="T46">e</text:span><text:span text:style-name="T46">r</text:span><text:span text:style-name="T46">)</text:span><text:span text:style-name="T46"> </text:span><text:span text:style-name="T46">e</text:span><text:span text:style-name="T46">r</text:span><text:span text:style-name="T46"> </text:span><text:span text:style-name="T46">i</text:span><text:span text:style-name="T46">k</text:span><text:span text:style-name="T46">k</text:span><text:span text:style-name="T46">e</text:span><text:span text:style-name="T46"> </text:span><text:span text:style-name="T46">m</text:span><text:span text:style-name="T46">u</text:span><text:span text:style-name="T46">l</text:span><text:span text:style-name="T46">i</text:span><text:span text:style-name="T46">g</text:span><text:span text:style-name="T48">,</text:span><text:span text:style-name="T46"> </text:span><text:span text:style-name="T46">a</text:span><text:span text:style-name="T46">l</text:span><text:span text:style-name="T46">t</text:span><text:span text:style-name="T46">e</text:span><text:span text:style-name="T46">r</text:span><text:span text:style-name="T46">n</text:span><text:span text:style-name="T46">a</text:span><text:span text:style-name="T46">t</text:span><text:span text:style-name="T46">i</text:span><text:span text:style-name="T46">v</text:span><text:span text:style-name="T46">t</text:span><text:span text:style-name="T46"> </text:span><text:span text:style-name="T46">k</text:span><text:span text:style-name="T46">o</text:span><text:span text:style-name="T46">s</text:span><text:span text:style-name="T46">t</text:span><text:span text:style-name="T46">b</text:span><text:span text:style-name="T46">a</text:span><text:span text:style-name="T46">r</text:span><text:span text:style-name="T46">t</text:span><text:span text:style-name="T46"> </text:span><text:span text:style-name="T46">å</text:span><text:span text:style-name="T46"> </text:span><text:span text:style-name="T46">u</text:span><text:span text:style-name="T46">t</text:span><text:span text:style-name="T46">f</text:span><text:span text:style-name="T46">ø</text:span><text:span text:style-name="T46">r</text:span><text:span text:style-name="T46">e</text:span><text:span text:style-name="T46">.</text:span></text:p>
              </text:list-item>
            </text:list>
          </draw:text-box>
        </draw:frame>
        <draw:frame draw:style-name="gr177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78" draw:text-style-name="P50" draw:layer="layout" svg:width="14.58cm" svg:height="1.057cm" svg:x="1.968cm" svg:y="1.37cm">
          <draw:text-box>
            <text:p><text:span text:style-name="T44">V</text:span><text:span text:style-name="T44">i </text:span><text:span text:style-name="T44">h</text:span><text:span text:style-name="T44">a</text:span><text:span text:style-name="T44">r </text:span><text:span text:style-name="T49">p</text:span><text:span text:style-name="T49">ri</text:span><text:span text:style-name="T49">s</text:span><text:span text:style-name="T49">d</text:span><text:span text:style-name="T49">i</text:span><text:span text:style-name="T49">s</text:span><text:span text:style-name="T49">k</text:span><text:span text:style-name="T49">ri</text:span><text:span text:style-name="T49">m</text:span><text:span text:style-name="T49">i</text:span><text:span text:style-name="T49">n</text:span><text:span text:style-name="T49">e</text:span><text:span text:style-name="T49">ri</text:span><text:span text:style-name="T49">n</text:span><text:span text:style-name="T49">g</text:span><text:span text:style-name="T50"> </text:span><text:span text:style-name="T44">i </text:span><text:span text:style-name="T44">e</text:span><text:span text:style-name="T44">t </text:span><text:span text:style-name="T44">m</text:span><text:span text:style-name="T44">a</text:span><text:span text:style-name="T44">rk</text:span><text:span text:style-name="T44">e</text:span><text:span text:style-name="T44">d </text:span><text:span text:style-name="T44">n</text:span><text:span text:style-name="T44">å</text:span><text:span text:style-name="T44">r </text:span><text:span text:style-name="T44">e</text:span><text:span text:style-name="T44">n </text:span><text:span text:style-name="T44">p</text:span><text:span text:style-name="T44">r</text:span><text:span text:style-name="T44">o</text:span><text:span text:style-name="T44">d</text:span><text:span text:style-name="T44">u</text:span><text:span text:style-name="T44">s</text:span><text:span text:style-name="T44">e</text:span><text:span text:style-name="T44">n</text:span><text:span text:style-name="T44">t </text:span><text:span text:style-name="T44">h</text:span><text:span text:style-name="T44">a</text:span><text:span text:style-name="T44">r </text:span><text:span text:style-name="T44">e</text:span><text:span text:style-name="T44">n </text:span><text:span text:style-name="T44">f</text:span><text:span text:style-name="T44">o</text:span><text:span text:style-name="T44">r</text:span><text:span text:style-name="T44">d</text:span><text:span text:style-name="T44">el </text:span><text:span text:style-name="T44">(</text:span><text:span text:style-name="T44">d</text:span><text:span text:style-name="T44">v</text:span><text:span text:style-name="T44">s. </text:span><text:span text:style-name="T44">k</text:span><text:span text:style-name="T44">a</text:span><text:span text:style-name="T44">n </text:span><text:span text:style-name="T44">f</text:span><text:span text:style-name="T44">å </text:span><text:span text:style-name="T44">ø</text:span><text:span text:style-name="T44">kt </text:span><text:span text:style-name="T44">si</text:span><text:span text:style-name="T44">n </text:span><text:span text:style-name="T44">f</text:span><text:span text:style-name="T44">o</text:span><text:span text:style-name="T44">rtj</text:span><text:span text:style-name="T44">e</text:span><text:span text:style-name="T44">n</text:span><text:span text:style-name="T44">e</text:span><text:span text:style-name="T44">st</text:span><text:span text:style-name="T44">e</text:span><text:span text:style-name="T44">) </text:span></text:p>
            <text:p><text:span text:style-name="T44">v</text:span><text:span text:style-name="T44">e</text:span><text:span text:style-name="T44">d </text:span><text:span text:style-name="T44">å </text:span><text:span text:style-name="T44">t</text:span><text:span text:style-name="T44">a </text:span><text:span text:style-name="T44">ul</text:span><text:span text:style-name="T44">ik </text:span><text:span text:style-name="T44">p</text:span><text:span text:style-name="T44">ri</text:span><text:span text:style-name="T44">s </text:span><text:span text:style-name="T44">til </text:span><text:span text:style-name="T44">f</text:span><text:span text:style-name="T44">o</text:span><text:span text:style-name="T44">rs</text:span><text:span text:style-name="T44">kj</text:span><text:span text:style-name="T44">el</text:span><text:span text:style-name="T44">li</text:span><text:span text:style-name="T44">g</text:span><text:span text:style-name="T44">e </text:span><text:span text:style-name="T44">e</text:span><text:span text:style-name="T44">tt</text:span><text:span text:style-name="T44">e</text:span><text:span text:style-name="T44">rs</text:span><text:span text:style-name="T44">p</text:span><text:span text:style-name="T44">ø</text:span><text:span text:style-name="T44">rr</text:span><text:span text:style-name="T44">e</text:span><text:span text:style-name="T44">r</text:span><text:span text:style-name="T44">e</text:span><text:span text:style-name="T44">.</text:span></text:p>
          </draw:text-box>
        </draw:frame>
        <draw:custom-shape draw:style-name="gr17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0" draw:text-style-name="P50" draw:layer="layout" svg:width="6.522cm" svg:height="0.711cm" svg:x="2.524cm" svg:y="5.943cm">
          <draw:text-box>
            <text:p><text:span text:style-name="T44">S</text:span><text:span text:style-name="T44">o</text:span><text:span text:style-name="T44">rt</text:span><text:span text:style-name="T44">e</text:span><text:span text:style-name="T44">ri</text:span><text:span text:style-name="T44">n</text:span><text:span text:style-name="T44">g</text:span><text:span text:style-name="T44">s</text:span><text:span text:style-name="T44">m</text:span><text:span text:style-name="T44">e</text:span><text:span text:style-name="T44">k</text:span><text:span text:style-name="T44">a</text:span><text:span text:style-name="T44">ni</text:span><text:span text:style-name="T44">s</text:span><text:span text:style-name="T44">m</text:span><text:span text:style-name="T44">e</text:span><text:span text:style-name="T44">: </text:span><text:span text:style-name="T44">I</text:span><text:span text:style-name="T44">n</text:span><text:span text:style-name="T44">di</text:span><text:span text:style-name="T44">vi</text:span><text:span text:style-name="T44">d</text:span><text:span text:style-name="T44">u</text:span><text:span text:style-name="T44">el</text:span><text:span text:style-name="T44">le </text:span><text:span text:style-name="T44">s</text:span><text:span text:style-name="T44">o</text:span><text:span text:style-name="T44">rt</text:span><text:span text:style-name="T44">e</text:span><text:span text:style-name="T44">ri</text:span><text:span text:style-name="T44">n</text:span><text:span text:style-name="T44">g</text:span></text:p>
          </draw:text-box>
        </draw:frame>
        <draw:frame draw:style-name="gr181" draw:text-style-name="P50" draw:layer="layout" svg:width="5.489cm" svg:height="0.711cm" svg:x="2.524cm" svg:y="11.761cm">
          <draw:text-box>
            <text:p><text:span text:style-name="T44">S</text:span><text:span text:style-name="T44">o</text:span><text:span text:style-name="T44">rt</text:span><text:span text:style-name="T44">e</text:span><text:span text:style-name="T44">ri</text:span><text:span text:style-name="T44">n</text:span><text:span text:style-name="T44">g</text:span><text:span text:style-name="T44">s</text:span><text:span text:style-name="T44">m</text:span><text:span text:style-name="T44">e</text:span><text:span text:style-name="T44">k</text:span><text:span text:style-name="T44">a</text:span><text:span text:style-name="T44">ni</text:span><text:span text:style-name="T44">s</text:span><text:span text:style-name="T44">m</text:span><text:span text:style-name="T44">e</text:span><text:span text:style-name="T44">: </text:span><text:span text:style-name="T44">S</text:span><text:span text:style-name="T44">el</text:span><text:span text:style-name="T44">v</text:span><text:span text:style-name="T44">s</text:span><text:span text:style-name="T44">o</text:span><text:span text:style-name="T44">rt</text:span><text:span text:style-name="T44">e</text:span><text:span text:style-name="T44">ri</text:span><text:span text:style-name="T44">n</text:span><text:span text:style-name="T44">g</text:span></text:p>
          </draw:text-box>
        </draw:frame>
        <draw:frame draw:style-name="gr148" draw:text-style-name="P50" draw:layer="layout" svg:width="4.497cm" svg:height="1.057cm" svg:x="1.653cm" svg:y="20.832cm">
          <draw:text-box>
            <text:p><text:span text:style-name="T44">S</text:span><text:span text:style-name="T44">e</text:span><text:span text:style-name="T44">g</text:span><text:span text:style-name="T44">m</text:span><text:span text:style-name="T44">e</text:span><text:span text:style-name="T44">n</text:span><text:span text:style-name="T44">t </text:span><text:span text:style-name="T44">1</text:span><text:span text:style-name="T44">:</text:span></text:p>
            <text:p><text:span text:style-name="T44">P</text:span><text:span text:style-name="T44">ri</text:span><text:span text:style-name="T44">s</text:span><text:span text:style-name="T44">u</text:span><text:span text:style-name="T44">f</text:span><text:span text:style-name="T44">øl</text:span><text:span text:style-name="T44">s</text:span><text:span text:style-name="T44">o</text:span><text:span text:style-name="T44">m</text:span><text:span text:style-name="T44">m</text:span><text:span text:style-name="T44">e </text:span><text:span text:style-name="T44">e</text:span><text:span text:style-name="T44">tt</text:span><text:span text:style-name="T44">e</text:span><text:span text:style-name="T44">rs</text:span><text:span text:style-name="T44">p</text:span><text:span text:style-name="T44">ø</text:span><text:span text:style-name="T44">rr</text:span><text:span text:style-name="T44">e</text:span><text:span text:style-name="T44">r</text:span><text:span text:style-name="T44">e</text:span></text:p>
          </draw:text-box>
        </draw:frame>
        <draw:frame draw:style-name="gr182" draw:text-style-name="P50" draw:layer="layout" svg:width="4.67cm" svg:height="1.057cm" svg:x="7.607cm" svg:y="20.923cm">
          <draw:text-box>
            <text:p><text:span text:style-name="T44">S</text:span><text:span text:style-name="T44">e</text:span><text:span text:style-name="T44">g</text:span><text:span text:style-name="T44">m</text:span><text:span text:style-name="T44">e</text:span><text:span text:style-name="T44">n</text:span><text:span text:style-name="T44">t </text:span><text:span text:style-name="T44">2</text:span><text:span text:style-name="T44">: </text:span></text:p>
            <text:p><text:span text:style-name="T44">P</text:span><text:span text:style-name="T44">ri</text:span><text:span text:style-name="T44">sf</text:span><text:span text:style-name="T44">øl</text:span><text:span text:style-name="T44">s</text:span><text:span text:style-name="T44">o</text:span><text:span text:style-name="T44">m</text:span><text:span text:style-name="T44">m</text:span><text:span text:style-name="T44">e </text:span><text:span text:style-name="T44">e</text:span><text:span text:style-name="T44">tt</text:span><text:span text:style-name="T44">e</text:span><text:span text:style-name="T44">rs</text:span><text:span text:style-name="T44">p</text:span><text:span text:style-name="T44">ø</text:span><text:span text:style-name="T44">rr</text:span><text:span text:style-name="T44">e</text:span><text:span text:style-name="T44">r</text:span><text:span text:style-name="T44">e</text:span></text:p>
          </draw:text-box>
        </draw:frame>
        <draw:frame draw:style-name="gr183" draw:text-style-name="P50" draw:layer="layout" svg:width="5.081cm" svg:height="0.711cm" svg:x="14.142cm" svg:y="20.923cm">
          <draw:text-box>
            <text:p><text:span text:style-name="T44">M</text:span><text:span text:style-name="T44">o</text:span><text:span text:style-name="T44">n</text:span><text:span text:style-name="T44">o</text:span><text:span text:style-name="T44">p</text:span><text:span text:style-name="T44">ol</text:span><text:span text:style-name="T44">is</text:span><text:span text:style-name="T44">t </text:span><text:span text:style-name="T44">(</text:span><text:span text:style-name="T44">u</text:span><text:span text:style-name="T44">t</text:span><text:span text:style-name="T44">e</text:span><text:span text:style-name="T44">n </text:span><text:span text:style-name="T44">s</text:span><text:span text:style-name="T44">e</text:span><text:span text:style-name="T44">g</text:span><text:span text:style-name="T44">m</text:span><text:span text:style-name="T44">e</text:span><text:span text:style-name="T44">n</text:span><text:span text:style-name="T44">t</text:span><text:span text:style-name="T44">e</text:span><text:span text:style-name="T44">ri</text:span><text:span text:style-name="T44">n</text:span><text:span text:style-name="T44">g</text:span><text:span text:style-name="T44">)</text:span></text:p>
          </draw:text-box>
        </draw:frame>
        <draw:frame draw:style-name="gr184" draw:text-style-name="P50" draw:layer="layout" svg:width="2.992cm" svg:height="0.711cm" svg:x="8.478cm" svg:y="12.644cm">
          <draw:text-box>
            <text:p><text:span text:style-name="T44">E</text:span><text:span text:style-name="T44">k</text:span><text:span text:style-name="T44">s. </text:span><text:span text:style-name="T44">S</text:span><text:span text:style-name="T44">m</text:span><text:span text:style-name="T44">å</text:span><text:span text:style-name="T44">k</text:span><text:span text:style-name="T44">u</text:span><text:span text:style-name="T44">n</text:span><text:span text:style-name="T44">d</text:span><text:span text:style-name="T44">e</text:span><text:span text:style-name="T44">r</text:span></text:p>
          </draw:text-box>
        </draw:frame>
        <draw:frame draw:style-name="gr185" draw:text-style-name="P50" draw:layer="layout" svg:width="2.923cm" svg:height="0.711cm" svg:x="8.478cm" svg:y="14.116cm">
          <draw:text-box>
            <text:p><text:span text:style-name="T44">E</text:span><text:span text:style-name="T44">k</text:span><text:span text:style-name="T44">s. </text:span><text:span text:style-name="T44">S</text:span><text:span text:style-name="T44">t</text:span><text:span text:style-name="T44">o</text:span><text:span text:style-name="T44">rk</text:span><text:span text:style-name="T44">u</text:span><text:span text:style-name="T44">n</text:span><text:span text:style-name="T44">d</text:span><text:span text:style-name="T44">e</text:span><text:span text:style-name="T44">r</text:span></text:p>
          </draw:text-box>
        </draw:frame>
        <draw:frame draw:style-name="gr186" draw:text-style-name="P50" draw:layer="layout" svg:width="5.112cm" svg:height="0.711cm" svg:x="2.524cm" svg:y="16.505cm">
          <draw:text-box>
            <text:p><text:span text:style-name="T44">S</text:span><text:span text:style-name="T44">o</text:span><text:span text:style-name="T44">rt</text:span><text:span text:style-name="T44">e</text:span><text:span text:style-name="T44">ri</text:span><text:span text:style-name="T44">n</text:span><text:span text:style-name="T44">g</text:span><text:span text:style-name="T44">s</text:span><text:span text:style-name="T44">m</text:span><text:span text:style-name="T44">e</text:span><text:span text:style-name="T44">k</text:span><text:span text:style-name="T44">a</text:span><text:span text:style-name="T44">ni</text:span><text:span text:style-name="T44">s</text:span><text:span text:style-name="T44">m</text:span><text:span text:style-name="T44">e</text:span><text:span text:style-name="T44">:</text:span><text:span text:style-name="T44">S</text:span><text:span text:style-name="T44">e</text:span><text:span text:style-name="T44">p</text:span><text:span text:style-name="T44">a</text:span><text:span text:style-name="T44">r</text:span><text:span text:style-name="T44">e</text:span><text:span text:style-name="T44">ri</text:span><text:span text:style-name="T44">n</text:span><text:span text:style-name="T44">g</text:span></text:p>
          </draw:text-box>
        </draw:frame>
        <draw:frame draw:style-name="gr187" draw:text-style-name="P50" draw:layer="layout" svg:width="5.64cm" svg:height="0.711cm" svg:x="8.478cm" svg:y="17.288cm">
          <draw:text-box>
            <text:p><text:span text:style-name="T44">E</text:span><text:span text:style-name="T44">k</text:span><text:span text:style-name="T44">s. </text:span><text:span text:style-name="T44">U</text:span><text:span text:style-name="T44">n</text:span><text:span text:style-name="T44">g</text:span><text:span text:style-name="T44">e </text:span><text:span text:style-name="T44">p</text:span><text:span text:style-name="T44">e</text:span><text:span text:style-name="T44">rs</text:span><text:span text:style-name="T44">o</text:span><text:span text:style-name="T44">n</text:span><text:span text:style-name="T44">e</text:span><text:span text:style-name="T44">r </text:span><text:span text:style-name="T44">o</text:span><text:span text:style-name="T44">g </text:span><text:span text:style-name="T44">p</text:span><text:span text:style-name="T44">e</text:span><text:span text:style-name="T44">n</text:span><text:span text:style-name="T44">sj</text:span><text:span text:style-name="T44">o</text:span><text:span text:style-name="T44">ni</text:span><text:span text:style-name="T44">st</text:span><text:span text:style-name="T44">e</text:span><text:span text:style-name="T44">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8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3.762cm" svg:y="22.3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89" draw:text-style-name="P55" draw:layer="layout" svg:width="2.1cm" svg:height="1.04cm" svg:x="19.278cm" svg:y="24.902cm">
          <draw:text-box>
            <text:p><text:span text:style-name="T51">S=</text:span><text:span text:style-name="T51">G</text:span><text:span text:style-name="T51">K</text:span></text:p>
          </draw:text-box>
        </draw:frame>
        <draw:frame draw:style-name="gr189" draw:text-style-name="P55" draw:layer="layout" svg:width="2.1cm" svg:height="1.04cm" svg:x="16.229cm" svg:y="25.631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8.262cm" svg:y="25.385cm">
          <draw:text-box>
            <text:p><text:span text:style-name="T51">E=</text:span><text:span text:style-name="T51">M</text:span><text:span text:style-name="T51">BV</text:span></text:p>
          </draw:text-box>
        </draw:frame>
        <draw:custom-shape draw:style-name="gr154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8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363cm" svg:y="22.3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89" draw:text-style-name="P55" draw:layer="layout" svg:width="2.1cm" svg:height="1.04cm" svg:x="10.1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1.863cm" svg:y="25.486cm">
          <draw:text-box>
            <text:p><text:span text:style-name="T51">E=</text:span><text:span text:style-name="T51">M</text:span><text:span text:style-name="T51">BV</text:span></text:p>
          </draw:text-box>
        </draw:frame>
        <draw:custom-shape draw:style-name="gr154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8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432cm" svg:y="26.2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563cm" svg:y="22.3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89" draw:text-style-name="P55" draw:layer="layout" svg:width="2.1cm" svg:height="1.04cm" svg:x="3.0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4.263cm" svg:y="25.486cm">
          <draw:text-box>
            <text:p><text:span text:style-name="T51">E=</text:span><text:span text:style-name="T51">M</text:span><text:span text:style-name="T51">BV</text:span></text:p>
          </draw:text-box>
        </draw:frame>
        <draw:custom-shape draw:style-name="gr154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89" draw:text-style-name="P55" draw:layer="layout" svg:width="2.1cm" svg:height="1.04cm" svg:x="12.878cm" svg:y="24.902cm">
          <draw:text-box>
            <text:p><text:span text:style-name="T51">S=</text:span><text:span text:style-name="T51">G</text:span><text:span text:style-name="T51">K</text:span></text:p>
          </draw:text-box>
        </draw:frame>
        <draw:frame draw:style-name="gr189" draw:text-style-name="P55" draw:layer="layout" svg:width="2.1cm" svg:height="1.04cm" svg:x="6.278cm" svg:y="24.902cm">
          <draw:text-box>
            <text:p><text:span text:style-name="T51">S=</text:span><text:span text:style-name="T51">G</text:span><text:span text:style-name="T51">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75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90" draw:text-style-name="P50" draw:layer="layout" svg:width="7.005cm" svg:height="2.77cm" svg:x="14.626cm" svg:y="8.48cm">
          <draw:text-box>
            <text:p><text:span text:style-name="T50">K</text:span><text:span text:style-name="T50">o</text:span><text:span text:style-name="T50">ll</text:span><text:span text:style-name="T50">e</text:span><text:span text:style-name="T50">k</text:span><text:span text:style-name="T50">ti</text:span><text:span text:style-name="T50">v</text:span><text:span text:style-name="T50">e </text:span><text:span text:style-name="T50">g</text:span><text:span text:style-name="T50">o</text:span><text:span text:style-name="T50">d</text:span><text:span text:style-name="T50">e</text:span><text:span text:style-name="T50">r:</text:span></text:p>
            <text:p><text:span text:style-name="T52">- </text:span><text:span text:style-name="T52">Ik</text:span><text:span text:style-name="T52">k</text:span><text:span text:style-name="T52">e </text:span><text:span text:style-name="T52">ri</text:span><text:span text:style-name="T52">v</text:span><text:span text:style-name="T52">al</text:span><text:span text:style-name="T52">is</text:span><text:span text:style-name="T52">e</text:span><text:span text:style-name="T52">r</text:span><text:span text:style-name="T52">e</text:span><text:span text:style-name="T52">n</text:span><text:span text:style-name="T52">d</text:span><text:span text:style-name="T52">e</text:span></text:p>
            <text:p><text:span text:style-name="T52">- </text:span><text:span text:style-name="T52">Ik</text:span><text:span text:style-name="T52">k</text:span><text:span text:style-name="T52">e </text:span><text:span text:style-name="T52">e</text:span><text:span text:style-name="T52">k</text:span><text:span text:style-name="T52">s</text:span><text:span text:style-name="T52">kl</text:span><text:span text:style-name="T52">u</text:span><text:span text:style-name="T52">d</text:span><text:span text:style-name="T52">e</text:span><text:span text:style-name="T52">r</text:span><text:span text:style-name="T52">e</text:span><text:span text:style-name="T52">n</text:span><text:span text:style-name="T52">d</text:span><text:span text:style-name="T52">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7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1" draw:text-style-name="P25" draw:layer="layout" svg:width="4.67cm" svg:height="1.054cm" svg:x="2.51cm" svg:y="7.166cm">
          <draw:text-box>
            <text:p><text:span text:style-name="T18">M</text:span><text:span text:style-name="T18">a</text:span><text:span text:style-name="T18">r</text:span><text:span text:style-name="T18">k</text:span><text:span text:style-name="T18">e</text:span><text:span text:style-name="T18">d</text:span><text:span text:style-name="T18">s</text:span><text:span text:style-name="T18">m</text:span><text:span text:style-name="T18">a</text:span><text:span text:style-name="T18">k</text:span><text:span text:style-name="T18">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</text:span><text:span text:style-name="T18">k</text:span><text:span text:style-name="T18">s</text:span><text:span text:style-name="T18">t</text:span><text:span text:style-name="T18">e</text:span><text:span text:style-name="T18">r</text:span><text:span text:style-name="T18">n</text:span><text:span text:style-name="T18">e </text:span><text:span text:style-name="T18">v</text:span><text:span text:style-name="T18">i</text:span><text:span text:style-name="T18">r</text:span><text:span text:style-name="T18">k</text:span><text:span text:style-name="T18">n</text:span><text:span text:style-name="T18">i</text:span><text:span text:style-name="T18">n</text:span><text:span text:style-name="T18">g</text:span><text:span text:style-name="T18">e</text:span><text:span text:style-name="T18">r</text:span></text:p>
          </draw:text-box>
        </draw:frame>
        <draw:frame draw:style-name="gr192" draw:text-style-name="P25" draw:layer="layout" svg:width="3.923cm" svg:height="1.199cm" svg:x="15.001cm" svg:y="7.168cm">
          <draw:text-box>
            <text:p><text:span text:style-name="T18">K</text:span><text:span text:style-name="T18">o</text:span><text:span text:style-name="T18">ll</text:span><text:span text:style-name="T18">e</text:span><text:span text:style-name="T18">k</text:span><text:span text:style-name="T18">ti</text:span><text:span text:style-name="T18">v</text:span><text:span text:style-name="T18">e </text:span><text:span text:style-name="T18">g</text:span><text:span text:style-name="T18">o</text:span><text:span text:style-name="T18">d</text:span><text:span text:style-name="T18">e</text:span><text:span text:style-name="T18">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94" draw:text-style-name="P9" draw:layer="layout" svg:width="1.608cm" svg:height="0.599cm" svg:x="18.796cm" svg:y="3.717cm">
          <draw:text-box>
            <text:p><text:span text:style-name="T53">MB</text:span><text:span text:style-name="T53">V=</text:span><text:span text:style-name="T53">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6.927cm" svg:y="2.3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9" draw:layer="layout" svg:width="1.608cm" svg:height="0.599cm" svg:x="18.796cm" svg:y="3.717cm">
          <draw:text-box>
            <text:p><text:span text:style-name="T53">MB</text:span><text:span text:style-name="T53">V=</text:span><text:span text:style-name="T53">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95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</text:span><text:span text:style-name="T35">og </text:span><text:span text:style-name="T35">regler</text:span></text:p>
              </text:list-item>
              <text:list-item>
                <text:p><text:span text:style-name="T35">Institu</text:span><text:span text:style-name="T35">sjoner </text:span><text:span text:style-name="T35">og </text:span><text:span text:style-name="T35">tilsyn</text:span></text:p>
              </text:list-item>
              <text:list-item>
                <text:p><text:span text:style-name="T35">Andre </text:span><text:span text:style-name="T35">tiltak </text:span><text:span text:style-name="T35">som </text:span><text:span text:style-name="T35">sikrer </text:span><text:span text:style-name="T35">konku</text:span><text:span text:style-name="T35">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96" draw:text-style-name="P50" draw:layer="layout" svg:width="7.005cm" svg:height="2.095cm" svg:x="7.825cm" svg:y="8.236cm">
          <draw:text-box>
            <text:p><text:span text:style-name="T50">E</text:span><text:span text:style-name="T50">k</text:span><text:span text:style-name="T50">s</text:span><text:span text:style-name="T50">t</text:span><text:span text:style-name="T50">e</text:span><text:span text:style-name="T50">r</text:span><text:span text:style-name="T50">n</text:span><text:span text:style-name="T50">a</text:span><text:span text:style-name="T50">li</text:span><text:span text:style-name="T50">t</text:span><text:span text:style-name="T50">e</text:span><text:span text:style-name="T50">t</text:span><text:span text:style-name="T50">e</text:span><text:span text:style-name="T50">r:</text:span><text:span text:style-name="T44"> </text:span><text:span text:style-name="T44">E</text:span><text:span text:style-name="T44">r </text:span><text:span text:style-name="T44">bi</text:span><text:span text:style-name="T44">vi</text:span><text:span text:style-name="T44">rk</text:span><text:span text:style-name="T44">ni</text:span><text:span text:style-name="T44">n</text:span><text:span text:style-name="T44">g</text:span><text:span text:style-name="T44">e</text:span><text:span text:style-name="T44">r </text:span><text:span text:style-name="T44">a</text:span><text:span text:style-name="T44">v </text:span><text:span text:style-name="T44">a</text:span><text:span text:style-name="T44">n</text:span><text:span text:style-name="T44">d</text:span><text:span text:style-name="T44">r</text:span><text:span text:style-name="T44">e</text:span><text:span text:style-name="T44">s </text:span></text:p>
            <text:p><text:span text:style-name="T44">k</text:span><text:span text:style-name="T44">o</text:span><text:span text:style-name="T44">n</text:span><text:span text:style-name="T44">s</text:span><text:span text:style-name="T44">u</text:span><text:span text:style-name="T44">m </text:span><text:span text:style-name="T44">el</text:span><text:span text:style-name="T44">le</text:span><text:span text:style-name="T44">r </text:span><text:span text:style-name="T44">p</text:span><text:span text:style-name="T44">r</text:span><text:span text:style-name="T44">o</text:span><text:span text:style-name="T44">d</text:span><text:span text:style-name="T44">u</text:span><text:span text:style-name="T44">k</text:span><text:span text:style-name="T44">sj</text:span><text:span text:style-name="T44">o</text:span><text:span text:style-name="T44">n </text:span><text:span text:style-name="T44">s</text:span><text:span text:style-name="T44">o</text:span><text:span text:style-name="T44">m </text:span><text:span text:style-name="T44">d</text:span><text:span text:style-name="T44">e</text:span><text:span text:style-name="T44">n </text:span><text:span text:style-name="T44">s</text:span><text:span text:style-name="T44">o</text:span><text:span text:style-name="T44">m </text:span></text:p>
            <text:p><text:span text:style-name="T44">f</text:span><text:span text:style-name="T44">o</text:span><text:span text:style-name="T44">r</text:span><text:span text:style-name="T44">å</text:span><text:span text:style-name="T44">rs</text:span><text:span text:style-name="T44">a</text:span><text:span text:style-name="T44">k</text:span><text:span text:style-name="T44">e</text:span><text:span text:style-name="T44">r </text:span><text:span text:style-name="T44">bi</text:span><text:span text:style-name="T44">vi</text:span><text:span text:style-name="T44">rk</text:span><text:span text:style-name="T44">ni</text:span><text:span text:style-name="T44">n</text:span><text:span text:style-name="T44">g</text:span><text:span text:style-name="T44">e</text:span><text:span text:style-name="T44">r </text:span><text:span text:style-name="T44">ik</text:span><text:span text:style-name="T44">k</text:span><text:span text:style-name="T44">e </text:span><text:span text:style-name="T44">t</text:span><text:span text:style-name="T44">a</text:span><text:span text:style-name="T44">r </text:span><text:span text:style-name="T44">h</text:span><text:span text:style-name="T44">e</text:span><text:span text:style-name="T44">n</text:span><text:span text:style-name="T44">s</text:span><text:span text:style-name="T44">y</text:span><text:span text:style-name="T44">n </text:span><text:span text:style-name="T44">til </text:span></text:p>
            <text:p><text:span text:style-name="T44">n</text:span><text:span text:style-name="T44">å</text:span><text:span text:style-name="T44">r </text:span><text:span text:style-name="T44">m</text:span><text:span text:style-name="T44">a</text:span><text:span text:style-name="T44">n </text:span><text:span text:style-name="T44">s</text:span><text:span text:style-name="T44">k</text:span><text:span text:style-name="T44">al </text:span><text:span text:style-name="T44">f</text:span><text:span text:style-name="T44">a</text:span><text:span text:style-name="T44">tt</text:span><text:span text:style-name="T44">e </text:span><text:span text:style-name="T44">b</text:span><text:span text:style-name="T44">e</text:span><text:span text:style-name="T44">sl</text:span><text:span text:style-name="T44">u</text:span><text:span text:style-name="T44">t</text:span><text:span text:style-name="T44">ni</text:span><text:span text:style-name="T44">n</text:span><text:span text:style-name="T44">g</text:span><text:span text:style-name="T44">e</text:span><text:span text:style-name="T44">n </text:span><text:span text:style-name="T44">o</text:span><text:span text:style-name="T44">m </text:span></text:p>
            <text:p><text:span text:style-name="T44">v</text:span><text:span text:style-name="T44">o</text:span><text:span text:style-name="T44">r </text:span><text:span text:style-name="T44">m</text:span><text:span text:style-name="T44">y</text:span><text:span text:style-name="T44">e </text:span><text:span text:style-name="T44">m</text:span><text:span text:style-name="T44">a</text:span><text:span text:style-name="T44">n </text:span><text:span text:style-name="T44">s</text:span><text:span text:style-name="T44">k</text:span><text:span text:style-name="T44">al </text:span><text:span text:style-name="T44">p</text:span><text:span text:style-name="T44">r</text:span><text:span text:style-name="T44">o</text:span><text:span text:style-name="T44">d</text:span><text:span text:style-name="T44">u</text:span><text:span text:style-name="T44">s</text:span><text:span text:style-name="T44">e</text:span><text:span text:style-name="T44">r</text:span><text:span text:style-name="T44">e </text:span><text:span text:style-name="T44">el</text:span><text:span text:style-name="T44">le</text:span><text:span text:style-name="T44">r </text:span><text:span text:style-name="T44">k</text:span><text:span text:style-name="T44">o</text:span><text:span text:style-name="T44">n</text:span><text:span text:style-name="T44">s</text:span><text:span text:style-name="T44">u</text:span><text:span text:style-name="T44">m</text:span><text:span text:style-name="T44">e</text:span><text:span text:style-name="T44">r</text:span><text:span text:style-name="T44">e</text:span><text:span text:style-name="T44">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</text:span><text:span text:style-name="T17">a</text:span><text:span text:style-name="T17">r</text:span><text:span text:style-name="T17">k</text:span><text:span text:style-name="T17">e</text:span><text:span text:style-name="T17">d</text:span><text:span text:style-name="T17">s</text:span><text:span text:style-name="T17">s</text:span><text:span text:style-name="T17">v</text:span><text:span text:style-name="T17">i</text:span><text:span text:style-name="T17">k</text:span><text:span text:style-name="T17">t </text:span><text:span text:style-name="T17">o</text:span><text:span text:style-name="T17">g</text:span><text:span text:style-name="T17"> </text:span><text:span text:style-name="T17">o</text:span><text:span text:style-name="T17">f</text:span><text:span text:style-name="T17">f</text:span><text:span text:style-name="T17">e</text:span><text:span text:style-name="T17">n</text:span><text:span text:style-name="T17">t</text:span><text:span text:style-name="T17">li</text:span><text:span text:style-name="T17">g</text:span><text:span text:style-name="T17">e </text:span><text:span text:style-name="T17">v</text:span><text:span text:style-name="T17">i</text:span><text:span text:style-name="T17">r</text:span><text:span text:style-name="T17">k</text:span><text:span text:style-name="T17">e</text:span><text:span text:style-name="T17">m</text:span><text:span text:style-name="T17">i</text:span><text:span text:style-name="T17">d</text:span><text:span text:style-name="T17">d</text:span><text:span text:style-name="T17">e</text:span><text:span text:style-name="T17">l</text:span><text:span text:style-name="T17">b</text:span><text:span text:style-name="T17">r</text:span><text:span text:style-name="T17">u</text:span><text:span text:style-name="T17">k</text:span></text:p>
          </draw:text-box>
        </draw:frame>
        <draw:custom-shape draw:style-name="gr197" draw:text-style-name="P56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98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462cm" svg:y="11.1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99" draw:text-style-name="P44" draw:layer="layout" svg:width="1.446cm" svg:height="0.652cm" svg:x="5.178cm" svg:y="10.918cm">
          <draw:text-box>
            <text:p><text:span text:style-name="T34">S</text:span><text:span text:style-name="T34">=</text:span><text:span text:style-name="T34">G</text:span><text:span text:style-name="T34">K</text:span></text:p>
          </draw:text-box>
        </draw:frame>
        <draw:frame draw:style-name="gr200" draw:text-style-name="P44" draw:layer="layout" svg:width="1.7cm" svg:height="0.652cm" svg:x="6.334cm" svg:y="13.474cm">
          <draw:text-box>
            <text:p><text:span text:style-name="T34">E</text:span><text:span text:style-name="T34">=</text:span><text:span text:style-name="T34">M</text:span><text:span text:style-name="T34">B</text:span><text:span text:style-name="T34">V</text:span></text:p>
          </draw:text-box>
        </draw:frame>
        <draw:frame draw:style-name="gr201" draw:text-style-name="P44" draw:layer="layout" svg:width="1.036cm" svg:height="0.652cm" svg:x="4.664cm" svg:y="13.536cm">
          <draw:text-box>
            <text:p><text:span text:style-name="T34">G</text:span><text:span text:style-name="T34">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202" draw:text-style-name="P57" draw:layer="layout" svg:width="2.86cm" svg:height="1.076cm" svg:x="5.248cm" svg:y="12.126cm">
          <draw:text-box>
            <text:p><text:span text:style-name="T54">S</text:span><text:span text:style-name="T54">a</text:span><text:span text:style-name="T54">mf</text:span><text:span text:style-name="T54">u</text:span><text:span text:style-name="T54">n</text:span><text:span text:style-name="T54">ns</text:span><text:span text:style-name="T54">øk</text:span><text:span text:style-name="T54">o</text:span><text:span text:style-name="T54">n</text:span><text:span text:style-name="T54">o</text:span><text:span text:style-name="T54">mi</text:span><text:span text:style-name="T54">sk </text:span></text:p>
            <text:p><text:span text:style-name="T54">(d</text:span><text:span text:style-name="T54">ø</text:span><text:span text:style-name="T54">dv</text:span><text:span text:style-name="T54">ek</text:span><text:span text:style-name="T54">ts) </text:span><text:span text:style-name="T54">ta</text:span><text:span text:style-name="T54">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96" draw:text-style-name="P50" draw:layer="layout" svg:width="7.005cm" svg:height="2.095cm" svg:x="14.527cm" svg:y="12.781cm">
          <draw:text-box>
            <text:p><text:span text:style-name="T50">F</text:span><text:span text:style-name="T50">o</text:span><text:span text:style-name="T50">r</text:span><text:span text:style-name="T50">m</text:span><text:span text:style-name="T50">y</text:span><text:span text:style-name="T50">n</text:span><text:span text:style-name="T50">d</text:span><text:span text:style-name="T50">e</text:span><text:span text:style-name="T50">r</text:span><text:span text:style-name="T50">g</text:span><text:span text:style-name="T50">o</text:span><text:span text:style-name="T50">d</text:span><text:span text:style-name="T50">e</text:span><text:span text:style-name="T50">r</text:span><text:span text:style-name="T50">:</text:span></text:p>
            <text:p><text:span text:style-name="T52">M</text:span><text:span text:style-name="T52">e</text:span><text:span text:style-name="T52">r</text:span><text:span text:style-name="T52">i</text:span><text:span text:style-name="T52">t</text:span><text:span text:style-name="T52"> </text:span><text:span text:style-name="T52">g</text:span><text:span text:style-name="T52">o</text:span><text:span text:style-name="T52">o</text:span><text:span text:style-name="T52">d</text:span><text:span text:style-name="T52">s</text:span></text:p>
            <text:p><text:span text:style-name="T52">M</text:span><text:span text:style-name="T52">e</text:span><text:span text:style-name="T52">r</text:span><text:span text:style-name="T52">i</text:span><text:span text:style-name="T52">t</text:span><text:span text:style-name="T52"> </text:span><text:span text:style-name="T52">b</text:span><text:span text:style-name="T52">a</text:span><text:span text:style-name="T52">d</text:span><text:span text:style-name="T52">s</text:span></text:p>
          </draw:text-box>
        </draw:frame>
        <draw:frame draw:style-name="gr196" draw:text-style-name="P50" draw:layer="layout" svg:width="7.005cm" svg:height="2.095cm" svg:x="14.45cm" svg:y="13.95cm">
          <draw:text-box>
            <text:p><text:span text:style-name="T50">Ufullstendig informasjon</text:span></text:p>
            <text:p><text:span text:style-name="T52">- Assymterisk informasjon</text:span></text:p>
            <text:p><text:span text:style-name="T52">- Ufullstendig informasjon tilknyttet </text:span></text:p>
            <text:p><text:span text:style-name="T52">Godens beslutningsgrunnlag</text:span></text:p>
          </draw:text-box>
        </draw:frame>
        <draw:frame draw:style-name="gr196" draw:text-style-name="P50" draw:layer="layout" svg:width="7.005cm" svg:height="2.095cm" svg:x="14.585cm" svg:y="15.75cm">
          <draw:text-box>
            <text:p><text:span text:style-name="T50">K</text:span><text:span text:style-name="T50">o</text:span><text:span text:style-name="T50">ll</text:span><text:span text:style-name="T50">e</text:span><text:span text:style-name="T50">k</text:span><text:span text:style-name="T50">ti</text:span><text:span text:style-name="T50">v</text:span><text:span text:style-name="T50">e </text:span><text:span text:style-name="T50">g</text:span><text:span text:style-name="T50">o</text:span><text:span text:style-name="T50">d</text:span><text:span text:style-name="T50">e</text:span><text:span text:style-name="T50">r</text:span></text:p>
            <text:p><text:span text:style-name="T52">- </text:span><text:span text:style-name="T52">O</text:span><text:span text:style-name="T52">ff</text:span><text:span text:style-name="T52">e</text:span><text:span text:style-name="T52">n</text:span><text:span text:style-name="T52">tli</text:span><text:span text:style-name="T52">g</text:span><text:span text:style-name="T52">e </text:span><text:span text:style-name="T52">b</text:span><text:span text:style-name="T52">ø</text:span><text:span text:style-name="T52">r </text:span><text:span text:style-name="T52">p</text:span><text:span text:style-name="T52">r</text:span><text:span text:style-name="T52">o</text:span><text:span text:style-name="T52">d</text:span><text:span text:style-name="T52">u</text:span><text:span text:style-name="T52">s</text:span><text:span text:style-name="T52">e</text:span><text:span text:style-name="T52">r</text:span><text:span text:style-name="T52">e </text:span><text:span text:style-name="T52">in</text:span><text:span text:style-name="T52">n</text:span><text:span text:style-name="T52">til </text:span></text:p>
            <text:p><text:span text:style-name="T52">S</text:span><text:span text:style-name="T52">u</text:span><text:span text:style-name="T52">m</text:span><text:span text:style-name="T52">m</text:span><text:span text:style-name="T52">a</text:span><text:span text:style-name="T52">n </text:span><text:span text:style-name="T52">a</text:span><text:span text:style-name="T52">v </text:span><text:span text:style-name="T52">m</text:span><text:span text:style-name="T52">b</text:span><text:span text:style-name="T52">v </text:span><text:span text:style-name="T52">e</text:span><text:span text:style-name="T52">r </text:span><text:span text:style-name="T52">li</text:span><text:span text:style-name="T52">k </text:span><text:span text:style-name="T52">g</text:span><text:span text:style-name="T52">r</text:span><text:span text:style-name="T52">e</text:span><text:span text:style-name="T52">n</text:span><text:span text:style-name="T52">s</text:span><text:span text:style-name="T52">e</text:span><text:span text:style-name="T52">k</text:span><text:span text:style-name="T52">o</text:span><text:span text:style-name="T52">st</text:span><text:span text:style-name="T52">n</text:span><text:span text:style-name="T52">a</text:span><text:span text:style-name="T52">d</text:span></text:p>
          </draw:text-box>
        </draw:frame>
        <draw:frame draw:style-name="gr196" draw:text-style-name="P50" draw:layer="layout" svg:width="7.005cm" svg:height="2.095cm" svg:x="14.495cm" svg:y="24.255cm">
          <draw:text-box>
            <text:p><text:span text:style-name="T50">Formynderg</text:span><text:span text:style-name="T50">oder</text:span></text:p>
            <text:p><text:span text:style-name="T52">Økt skatt eller </text:span><text:span text:style-name="T52">redusert skatt</text:span></text:p>
          </draw:text-box>
        </draw:frame>
        <draw:frame draw:style-name="gr196" draw:text-style-name="P50" draw:layer="layout" svg:width="7.005cm" svg:height="2.095cm" svg:x="14.428cm" svg:y="25.682cm">
          <draw:text-box>
            <text:p><text:span text:style-name="T50">U</text:span><text:span text:style-name="T50">f</text:span><text:span text:style-name="T50">u</text:span><text:span text:style-name="T50">l</text:span><text:span text:style-name="T50">l</text:span><text:span text:style-name="T50">s</text:span><text:span text:style-name="T50">t</text:span><text:span text:style-name="T50">e</text:span><text:span text:style-name="T50">n</text:span><text:span text:style-name="T50">d</text:span><text:span text:style-name="T50">i</text:span><text:span text:style-name="T50">g</text:span><text:span text:style-name="T50"> </text:span><text:span text:style-name="T50">i</text:span><text:span text:style-name="T50">n</text:span><text:span text:style-name="T50">f</text:span><text:span text:style-name="T50">o</text:span><text:span text:style-name="T50">r</text:span><text:span text:style-name="T50">m</text:span><text:span text:style-name="T50">a</text:span><text:span text:style-name="T50">s</text:span><text:span text:style-name="T50">j</text:span><text:span text:style-name="T50">o</text:span><text:span text:style-name="T50">n</text:span></text:p>
            <text:p><text:span text:style-name="T52">O</text:span><text:span text:style-name="T52">f</text:span><text:span text:style-name="T52">f</text:span><text:span text:style-name="T52">e</text:span><text:span text:style-name="T52">n</text:span><text:span text:style-name="T52">t</text:span><text:span text:style-name="T52">l</text:span><text:span text:style-name="T52">i</text:span><text:span text:style-name="T52">g</text:span><text:span text:style-name="T52">e</text:span><text:span text:style-name="T52"> </text:span><text:span text:style-name="T52">k</text:span><text:span text:style-name="T52">a</text:span><text:span text:style-name="T52">n</text:span><text:span text:style-name="T52"> </text:span><text:span text:style-name="T52">f</text:span><text:span text:style-name="T52">o</text:span><text:span text:style-name="T52">r</text:span><text:span text:style-name="T52">b</text:span><text:span text:style-name="T52">e</text:span><text:span text:style-name="T52">d</text:span><text:span text:style-name="T52">r</text:span><text:span text:style-name="T52">e</text:span><text:span text:style-name="T52"> </text:span><text:span text:style-name="T52">i</text:span><text:span text:style-name="T52">n</text:span><text:span text:style-name="T52">f</text:span><text:span text:style-name="T52">o</text:span><text:span text:style-name="T52">r</text:span><text:span text:style-name="T52">m</text:span><text:span text:style-name="T52">a</text:span><text:span text:style-name="T52">s</text:span><text:span text:style-name="T52">j</text:span><text:span text:style-name="T52">o</text:span><text:span text:style-name="T52">n</text:span><text:span text:style-name="T52">s</text:span></text:p>
            <text:p><text:span text:style-name="T52">g</text:span><text:span text:style-name="T52">r</text:span><text:span text:style-name="T52">u</text:span><text:span text:style-name="T52">n</text:span><text:span text:style-name="T52">n</text:span><text:span text:style-name="T52">l</text:span><text:span text:style-name="T52">a</text:span><text:span text:style-name="T52">g</text:span><text:span text:style-name="T52">e</text:span><text:span text:style-name="T52">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3" draw:text-style-name="P3" draw:layer="layout" svg:x1="8.5cm" svg:y1="14.65cm" svg:x2="14cm" svg:y2="14.65cm">
          <text:p/>
        </draw:line>
        <draw:line draw:style-name="gr204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05" draw:text-style-name="P58" draw:layer="layout" svg:x1="10cm" svg:y1="14.5cm" svg:x2="10.081cm" svg:y2="13.24cm">
          <text:p text:style-name="P10"><text:span text:style-name="T1">c</text:span></text:p>
        </draw:line>
        <draw:line draw:style-name="gr205" draw:text-style-name="P58" draw:layer="layout" svg:x1="8.329cm" svg:y1="13.253cm" svg:x2="10cm" svg:y2="13.25cm">
          <text:p text:style-name="P10"><text:span text:style-name="T1">c</text:span></text:p>
        </draw:line>
        <draw:frame draw:style-name="gr206" draw:text-style-name="P59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7.958cm" svg:y="10.9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3" draw:text-style-name="P3" draw:layer="layout" svg:x1="8.5cm" svg:y1="20.55cm" svg:x2="14cm" svg:y2="20.55cm">
          <text:p/>
        </draw:line>
        <draw:line draw:style-name="gr204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05" draw:text-style-name="P58" draw:layer="layout" svg:x1="9.5cm" svg:y1="20.4cm" svg:x2="9.5cm" svg:y2="18.75cm">
          <text:p text:style-name="P10"><text:span text:style-name="T1">c</text:span></text:p>
        </draw:line>
        <draw:line draw:style-name="gr205" draw:text-style-name="P58" draw:layer="layout" svg:x1="8.329cm" svg:y1="18.553cm" svg:x2="9.5cm" svg:y2="18.55cm">
          <text:p text:style-name="P10"><text:span text:style-name="T1">c</text:span></text:p>
        </draw:line>
        <draw:frame draw:style-name="gr206" draw:text-style-name="P59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7.958cm" svg:y="16.8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97" draw:text-style-name="P56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3" draw:text-style-name="P3" draw:layer="layout" svg:x1="8.5cm" svg:y1="26.125cm" svg:x2="14cm" svg:y2="26.125cm">
          <text:p/>
        </draw:line>
        <draw:line draw:style-name="gr204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07" draw:text-style-name="P58" draw:layer="layout" svg:x1="9.5cm" svg:y1="26.175cm" svg:x2="9.5cm" svg:y2="22.75cm">
          <text:p text:style-name="P10"><text:span text:style-name="T1">c</text:span></text:p>
        </draw:line>
        <draw:line draw:style-name="gr205" draw:text-style-name="P58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7.958cm" svg:y="22.4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08" draw:text-style-name="P60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09" draw:text-style-name="P60" draw:layer="layout" svg:width="4.847cm" svg:height="0.696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</text:span><text:span text:style-name="T18">a</text:span><text:span text:style-name="T18">r</text:span><text:span text:style-name="T18">k</text:span><text:span text:style-name="T18">e</text:span><text:span text:style-name="T18">d</text:span><text:span text:style-name="T18">s</text:span><text:span text:style-name="T18">s</text:span><text:span text:style-name="T18">v</text:span><text:span text:style-name="T18">i</text:span><text:span text:style-name="T18">k</text:span><text:span text:style-name="T18">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0" draw:text-style-name="P3" draw:layer="layout" svg:x1="15cm" svg:y1="18.55cm" svg:x2="17.25cm" svg:y2="18.55cm">
          <text:p/>
        </draw:line>
        <draw:line draw:style-name="gr211" draw:text-style-name="P3" draw:layer="layout" svg:x1="15cm" svg:y1="18.55cm" svg:x2="15cm" svg:y2="17.05cm">
          <text:p/>
        </draw:line>
        <draw:line draw:style-name="gr210" draw:text-style-name="P3" draw:layer="layout" svg:x1="14.925cm" svg:y1="20.925cm" svg:x2="17.175cm" svg:y2="20.925cm">
          <text:p/>
        </draw:line>
        <draw:line draw:style-name="gr211" draw:text-style-name="P3" draw:layer="layout" svg:x1="14.925cm" svg:y1="20.925cm" svg:x2="14.925cm" svg:y2="19.425cm">
          <text:p/>
        </draw:line>
        <draw:line draw:style-name="gr210" draw:text-style-name="P3" draw:layer="layout" svg:x1="14.925cm" svg:y1="23.125cm" svg:x2="17.175cm" svg:y2="23.125cm">
          <text:p/>
        </draw:line>
        <draw:line draw:style-name="gr211" draw:text-style-name="P3" draw:layer="layout" svg:x1="14.925cm" svg:y1="23.125cm" svg:x2="14.925cm" svg:y2="21.625cm">
          <text:p/>
        </draw:lin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06" draw:text-style-name="P59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06" draw:text-style-name="P59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06" draw:text-style-name="P59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06" draw:text-style-name="P59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3" draw:text-style-name="P25" draw:layer="layout" svg:width="3.355cm" svg:height="1.199cm" svg:x="15.002cm" svg:y="12.069cm">
          <draw:text-box>
            <text:p><text:span text:style-name="T18">A</text:span><text:span text:style-name="T18">n</text:span><text:span text:style-name="T18">d</text:span><text:span text:style-name="T18">r</text:span><text:span text:style-name="T18">e </text:span><text:span text:style-name="T18">ti</text:span><text:span text:style-name="T18">lf</text:span><text:span text:style-name="T18">e</text:span><text:span text:style-name="T18">ll</text:span><text:span text:style-name="T18">e</text:span><text:span text:style-name="T18">r </text:span></text:p>
          </draw:text-box>
        </draw:frame>
        <draw:line draw:style-name="gr2" draw:text-style-name="P3" draw:layer="layout" svg:x1="14.75cm" svg:y1="11.95cm" svg:x2="20.59cm" svg:y2="11.95cm">
          <text:p/>
        </draw:line>
        <draw:custom-shape draw:style-name="gr212" draw:text-style-name="P10" draw:layer="layout" svg:width="0.5cm" svg:height="0.5cm" svg:x="15.6cm" svg:y="20.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cm" svg:y="22.5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cm" svg:y="20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51cm" svg:y="0.353cm">
          <draw:text-box>
            <text:p><text:span text:style-name="T17">O</text:span><text:span text:style-name="T17">p</text:span><text:span text:style-name="T17">t</text:span><text:span text:style-name="T17">i</text:span><text:span text:style-name="T17">m</text:span><text:span text:style-name="T17">a</text:span><text:span text:style-name="T17">l </text:span><text:span text:style-name="T17">t</text:span><text:span text:style-name="T17">il</text:span><text:span text:style-name="T17">p</text:span><text:span text:style-name="T17">a</text:span><text:span text:style-name="T17">s</text:span><text:span text:style-name="T17">n</text:span><text:span text:style-name="T17">i</text:span><text:span text:style-name="T17">n</text:span><text:span text:style-name="T17">g</text:span><text:span text:style-name="T17"> </text:span><text:span text:style-name="T17">o</text:span><text:span text:style-name="T17">v</text:span><text:span text:style-name="T17">e</text:span><text:span text:style-name="T17">r </text:span><text:span text:style-name="T17">t</text:span><text:span text:style-name="T17">i</text:span><text:span text:style-name="T17">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5" draw:text-style-name="P10" draw:layer="layout" svg:width="0.678cm" svg:height="0.529cm" svg:x="7.282cm" svg:y="4.863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line draw:style-name="gr214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5" draw:text-style-name="P10" draw:layer="layout" svg:width="0.64cm" svg:height="0.53cm" svg:x="10.679cm" svg:y="2.763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frame draw:style-name="gr215" draw:text-style-name="P23" draw:layer="layout" svg:width="6.695cm" svg:height="0.895cm" svg:x="11.405cm" svg:y="1.105cm">
          <draw:text-box>
            <text:p><text:span text:style-name="T18">B</text:span><text:span text:style-name="T18">u</text:span><text:span text:style-name="T18">d</text:span><text:span text:style-name="T18">s</text:span><text:span text:style-name="T18">j</text:span><text:span text:style-name="T18">e</text:span><text:span text:style-name="T18">t</text:span><text:span text:style-name="T18">t</text:span><text:span text:style-name="T18">b</text:span><text:span text:style-name="T18">e</text:span><text:span text:style-name="T18">ti</text:span><text:span text:style-name="T18">n</text:span><text:span text:style-name="T18">g</text:span><text:span text:style-name="T18">e</text:span><text:span text:style-name="T18">l</text:span><text:span text:style-name="T18">s</text:span><text:span text:style-name="T18">e</text:span><text:span text:style-name="T18">n</text:span></text:p>
          </draw:text-box>
        </draw:frame>
        <draw:frame draw:style-name="gr43" draw:text-style-name="P23" draw:layer="layout" svg:width="6.695cm" svg:height="1.199cm" svg:x="2.906cm" svg:y="1.151cm">
          <draw:text-box>
            <text:p><text:span text:style-name="T18">I</text:span><text:span text:style-name="T18">n</text:span><text:span text:style-name="T18">d</text:span><text:span text:style-name="T18">if</text:span><text:span text:style-name="T18">f</text:span><text:span text:style-name="T18">e</text:span><text:span text:style-name="T18">r</text:span><text:span text:style-name="T18">e</text:span><text:span text:style-name="T18">n</text:span><text:span text:style-name="T18">s</text:span><text:span text:style-name="T18">k</text:span><text:span text:style-name="T18">a</text:span><text:span text:style-name="T18">r</text:span><text:span text:style-name="T18">t</text:span></text:p>
          </draw:text-box>
        </draw:frame>
        <draw:frame draw:style-name="gr43" draw:text-style-name="P23" draw:layer="layout" svg:width="6.695cm" svg:height="1.199cm" draw:transform="rotate (-1.5707963267949) translate (1.948cm 15.907cm)">
          <draw:text-box>
            <text:p><text:span text:style-name="T18">R</text:span><text:span text:style-name="T18">e</text:span><text:span text:style-name="T18">n</text:span><text:span text:style-name="T18">t</text:span><text:span text:style-name="T18">e</text:span><text:span text:style-name="T18">ø</text:span><text:span text:style-name="T18">k</text:span><text:span text:style-name="T18">n</text:span><text:span text:style-name="T18">i</text:span><text:span text:style-name="T18">n</text:span><text:span text:style-name="T18">g</text:span></text:p>
          </draw:text-box>
        </draw:frame>
        <draw:frame draw:style-name="gr43" draw:text-style-name="P23" draw:layer="layout" svg:width="6.695cm" svg:height="1.199cm" draw:transform="rotate (-1.55334303427495) translate (1.89cm 22.097cm)">
          <draw:text-box>
            <text:p><text:span text:style-name="T18">I</text:span><text:span text:style-name="T18">n</text:span><text:span text:style-name="T18">n</text:span><text:span text:style-name="T18">t</text:span><text:span text:style-name="T18">e</text:span><text:span text:style-name="T18">k</text:span><text:span text:style-name="T18">t</text:span><text:span text:style-name="T18">s</text:span><text:span text:style-name="T18">ø</text:span><text:span text:style-name="T18">k</text:span><text:span text:style-name="T18">n</text:span><text:span text:style-name="T18">i</text:span><text:span text:style-name="T18">n</text:span><text:span text:style-name="T18">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76" draw:text-style-name="P3" draw:layer="layout" svg:x1="11.8cm" svg:y1="5.238cm" svg:x2="13.045cm" svg:y2="5.213cm">
          <text:p/>
        </draw:line>
        <draw:line draw:style-name="gr76" draw:text-style-name="P3" draw:layer="layout" svg:x1="13.13cm" svg:y1="6.504cm" svg:x2="13.123cm" svg:y2="5.199cm">
          <text:p/>
        </draw:line>
        <draw:frame draw:style-name="gr15" draw:text-style-name="P10" draw:layer="layout" svg:width="0.652cm" svg:height="0.53cm" svg:x="10.779cm" svg:y="4.863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5" draw:text-style-name="P10" draw:layer="layout" svg:width="2.59cm" svg:height="0.542cm" svg:x="11.879cm" svg:y="6.763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frame draw:style-name="gr15" draw:text-style-name="P10" draw:layer="layout" svg:width="2.448cm" svg:height="0.542cm" svg:x="9.279cm" svg:y="3.563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5" draw:text-style-name="P10" draw:layer="layout" svg:width="0.636cm" svg:height="0.53cm" svg:x="16.958cm" svg:y="6.32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5" draw:text-style-name="P10" draw:layer="layout" svg:width="0.64cm" svg:height="0.53cm" svg:x="2.479cm" svg:y="9.6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76" draw:text-style-name="P3" draw:layer="layout" svg:x1="3.4cm" svg:y1="11.501cm" svg:x2="4.05cm" svg:y2="11.516cm">
          <text:p/>
        </draw:line>
        <draw:line draw:style-name="gr76" draw:text-style-name="P3" draw:layer="layout" svg:x1="4.08cm" svg:y1="13.407cm" svg:x2="4.05cm" svg:y2="11.499cm">
          <text:p/>
        </draw:line>
        <draw:frame draw:style-name="gr15" draw:text-style-name="P10" draw:layer="layout" svg:width="0.648cm" svg:height="0.53cm" svg:x="4.279cm" svg:y="13.7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5" draw:text-style-name="P10" draw:layer="layout" svg:width="0.652cm" svg:height="0.53cm" svg:x="2.279cm" svg:y="11.7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54" draw:text-style-name="P10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36cm" svg:height="0.53cm" svg:x="8.279cm" svg:y="13.2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5" draw:text-style-name="P10" draw:layer="layout" svg:width="0.598cm" svg:height="0.53cm" svg:x="3.679cm" svg:y="13.7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5" draw:text-style-name="P10" draw:layer="layout" svg:width="0.602cm" svg:height="0.53cm" svg:x="2.279cm" svg:y="11.1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5" draw:text-style-name="P10" draw:layer="layout" svg:width="0.64cm" svg:height="0.53cm" svg:x="10.979cm" svg:y="9.6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76" draw:text-style-name="P3" draw:layer="layout" svg:x1="12.098cm" svg:y1="12.558cm" svg:x2="13.751cm" svg:y2="12.543cm">
          <text:p/>
        </draw:line>
        <draw:line draw:style-name="gr76" draw:text-style-name="P3" draw:layer="layout" svg:x1="13.78cm" svg:y1="13.407cm" svg:x2="13.75cm" svg:y2="12.4cm">
          <text:p/>
        </draw:line>
        <draw:frame draw:style-name="gr15" draw:text-style-name="P10" draw:layer="layout" svg:width="0.648cm" svg:height="0.53cm" svg:x="12.979cm" svg:y="13.7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15" draw:text-style-name="P10" draw:layer="layout" svg:width="0.652cm" svg:height="0.53cm" svg:x="10.979cm" svg:y="11.7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5" draw:text-style-name="P10" draw:layer="layout" svg:width="0.636cm" svg:height="0.53cm" svg:x="16.979cm" svg:y="13.2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5" draw:text-style-name="P10" draw:layer="layout" svg:width="0.602cm" svg:height="0.53cm" svg:x="10.979cm" svg:y="12.2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custom-shape draw:style-name="gr154" draw:text-style-name="P10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3cm" svg:x="13.679cm" svg:y="13.7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15" draw:text-style-name="P10" draw:layer="layout" svg:width="0.598cm" svg:height="0.53cm" svg:x="12.379cm" svg:y="13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216" draw:text-style-name="P50" draw:layer="layout" svg:width="7.005cm" svg:height="1cm" svg:x="3cm" svg:y="8cm">
          <draw:text-box>
            <text:p><text:span text:style-name="T50">T</text:span><text:span text:style-name="T50">å</text:span><text:span text:style-name="T50">l</text:span><text:span text:style-name="T50">m</text:span><text:span text:style-name="T50">o</text:span><text:span text:style-name="T50">d</text:span><text:span text:style-name="T50">i</text:span><text:span text:style-name="T50">g </text:span><text:span text:style-name="T50">h</text:span><text:span text:style-name="T50">u</text:span><text:span text:style-name="T50">s</text:span><text:span text:style-name="T50">h</text:span><text:span text:style-name="T50">o</text:span><text:span text:style-name="T50">l</text:span><text:span text:style-name="T50">d</text:span><text:span text:style-name="T50">n</text:span><text:span text:style-name="T50">i</text:span><text:span text:style-name="T50">n</text:span><text:span text:style-name="T50">g </text:span><text:span text:style-name="T50">(</text:span><text:span text:style-name="T50">s</text:span><text:span text:style-name="T50">p</text:span><text:span text:style-name="T50">a</text:span><text:span text:style-name="T50">r</text:span><text:span text:style-name="T50">e</text:span><text:span text:style-name="T50">r)</text:span></text:p>
          </draw:text-box>
        </draw:frame>
        <draw:frame draw:style-name="gr217" draw:text-style-name="P50" draw:layer="layout" svg:width="7.005cm" svg:height="0.748cm" svg:x="11.652cm" svg:y="8.002cm">
          <draw:text-box>
            <text:p><text:span text:style-name="T50">U</text:span><text:span text:style-name="T50">t</text:span><text:span text:style-name="T50">å</text:span><text:span text:style-name="T50">l</text:span><text:span text:style-name="T50">m</text:span><text:span text:style-name="T50">o</text:span><text:span text:style-name="T50">d</text:span><text:span text:style-name="T50">i</text:span><text:span text:style-name="T50">g </text:span><text:span text:style-name="T50">h</text:span><text:span text:style-name="T50">u</text:span><text:span text:style-name="T50">s</text:span><text:span text:style-name="T50">h</text:span><text:span text:style-name="T50">o</text:span><text:span text:style-name="T50">l</text:span><text:span text:style-name="T50">d</text:span><text:span text:style-name="T50">n</text:span><text:span text:style-name="T50">i</text:span><text:span text:style-name="T50">n</text:span><text:span text:style-name="T50">g </text:span><text:span text:style-name="T50">(t</text:span><text:span text:style-name="T50">a</text:span><text:span text:style-name="T50">r </text:span><text:span text:style-name="T50">o</text:span><text:span text:style-name="T50">p</text:span><text:span text:style-name="T50">p </text:span><text:span text:style-name="T50">g</text:span><text:span text:style-name="T50">j</text:span><text:span text:style-name="T50">e</text:span><text:span text:style-name="T50">l</text:span><text:span text:style-name="T50">d</text:span><text:span text:style-name="T50">)</text:span></text:p>
          </draw:text-box>
        </draw:frame>
        <draw:frame draw:style-name="gr15" draw:text-style-name="P10" draw:layer="layout" svg:width="1.073cm" svg:height="0.342cm" svg:x="13.323cm" svg:y="4.901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5" draw:text-style-name="P10" draw:layer="layout" svg:width="1.662cm" svg:height="0.342cm" svg:x="4.524cm" svg:y="10.801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5" draw:text-style-name="P10" draw:layer="layout" svg:width="1.662cm" svg:height="0.342cm" svg:x="14.124cm" svg:y="12.201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5" draw:text-style-name="P10" draw:layer="layout" svg:width="0.64cm" svg:height="0.53cm" svg:x="2.479cm" svg:y="15.664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76" draw:text-style-name="P3" draw:layer="layout" svg:x1="3.4cm" svg:y1="17.701cm" svg:x2="4.05cm" svg:y2="17.716cm">
          <text:p/>
        </draw:line>
        <draw:line draw:style-name="gr76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54" draw:text-style-name="P10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36cm" svg:height="0.53cm" svg:x="8.279cm" svg:y="19.464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15" draw:text-style-name="P10" draw:layer="layout" svg:width="0.607cm" svg:height="0.589cm" svg:x="3.679cm" svg:y="19.9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5" draw:text-style-name="P10" draw:layer="layout" svg:width="0.607cm" svg:height="0.589cm" svg:x="2.279cm" svg:y="17.3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15" draw:text-style-name="P10" draw:layer="layout" svg:width="1.662cm" svg:height="0.342cm" svg:x="4.524cm" svg:y="17.001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3" draw:text-style-name="P23" draw:layer="layout" svg:width="6.695cm" svg:height="1.199cm" draw:transform="rotate (-1.5707963267949) translate (1.949cm 8.608cm)">
          <draw:text-box>
            <text:p><text:span text:style-name="T18">O</text:span><text:span text:style-name="T18">p</text:span><text:span text:style-name="T18">ti</text:span><text:span text:style-name="T18">m</text:span><text:span text:style-name="T18">a</text:span><text:span text:style-name="T18">l </text:span><text:span text:style-name="T18">ti</text:span><text:span text:style-name="T18">l</text:span><text:span text:style-name="T18">p</text:span><text:span text:style-name="T18">a</text:span><text:span text:style-name="T18">s</text:span><text:span text:style-name="T18">n</text:span><text:span text:style-name="T18">i</text:span><text:span text:style-name="T18">n</text:span><text:span text:style-name="T18">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5" draw:text-style-name="P10" draw:layer="layout" svg:width="0.64cm" svg:height="0.53cm" svg:x="11.079cm" svg:y="15.8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76" draw:text-style-name="P3" draw:layer="layout" svg:x1="12.098cm" svg:y1="18.758cm" svg:x2="13.751cm" svg:y2="18.743cm">
          <text:p/>
        </draw:line>
        <draw:line draw:style-name="gr76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5" draw:text-style-name="P10" draw:layer="layout" svg:width="0.636cm" svg:height="0.53cm" svg:x="16.979cm" svg:y="19.4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frame draw:style-name="gr15" draw:text-style-name="P10" draw:layer="layout" svg:width="1.052cm" svg:height="0.589cm" svg:x="10.979cm" svg:y="18.4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custom-shape draw:style-name="gr154" draw:text-style-name="P10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14.124cm" svg:y="18.401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54" draw:text-style-name="P10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89cm" svg:x="3.68cm" svg:y="20.465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5" draw:text-style-name="P10" draw:layer="layout" svg:width="0.602cm" svg:height="0.589cm" svg:x="2.28cm" svg:y="16.265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frame draw:style-name="gr15" draw:text-style-name="P10" draw:layer="layout" svg:width="0.607cm" svg:height="0.589cm" svg:x="13.48cm" svg:y="19.764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5" draw:text-style-name="P10" draw:layer="layout" svg:width="0.598cm" svg:height="0.589cm" svg:x="12.781cm" svg:y="19.765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54" draw:text-style-name="P10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3.28cm" svg:y1="19.608cm" svg:x2="13.25cm" svg:y2="18.601cm">
          <text:p/>
        </draw:line>
        <draw:line draw:style-name="gr12" draw:text-style-name="P3" draw:layer="layout" svg:x1="3.301cm" svg:y1="25.851cm" svg:x2="8.151cm" svg:y2="25.901cm">
          <text:p/>
        </draw:line>
        <draw:line draw:style-name="gr12" draw:text-style-name="P3" draw:layer="layout" svg:x1="3.307cm" svg:y1="25.855cm" svg:x2="3.301cm" svg:y2="22.151cm">
          <text:p/>
        </draw:line>
        <draw:frame draw:style-name="gr15" draw:text-style-name="P10" draw:layer="layout" svg:width="0.64cm" svg:height="0.53cm" svg:x="2.379cm" svg:y="22.0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3.25cm" svg:y1="23.151cm" svg:x2="6cm" svg:y2="25.901cm">
          <text:p/>
        </draw:line>
        <draw:line draw:style-name="gr76" draw:text-style-name="P3" draw:layer="layout" svg:x1="3.4cm" svg:y1="23.901cm" svg:x2="4.05cm" svg:y2="23.916cm">
          <text:p/>
        </draw:line>
        <draw:line draw:style-name="gr76" draw:text-style-name="P3" draw:layer="layout" svg:x1="4.08cm" svg:y1="25.807cm" svg:x2="4.05cm" svg:y2="23.899cm">
          <text:p/>
        </draw:line>
        <draw:frame draw:style-name="gr15" draw:text-style-name="P10" draw:layer="layout" svg:width="0.657cm" svg:height="0.589cm" svg:x="4.279cm" svg:y="26.1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5" draw:text-style-name="P10" draw:layer="layout" svg:width="0.652cm" svg:height="0.53cm" svg:x="2.279cm" svg:y="24.1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501cm)" svg:viewBox="0 0 1998 2150" svg:d="M0 0c2139 0 1996 2150 1996 2150">
          <text:p/>
        </draw:path>
        <draw:custom-shape draw:style-name="gr154" draw:text-style-name="P10" draw:layer="layout" svg:width="0.347cm" svg:height="0.28cm" svg:x="3.938cm" svg:y="23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36cm" svg:height="0.53cm" svg:x="8.279cm" svg:y="25.664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12" draw:text-style-name="P3" draw:layer="layout" svg:x1="12.001cm" svg:y1="25.851cm" svg:x2="16.851cm" svg:y2="25.901cm">
          <text:p/>
        </draw:line>
        <draw:line draw:style-name="gr12" draw:text-style-name="P3" draw:layer="layout" svg:x1="12.007cm" svg:y1="25.855cm" svg:x2="12.001cm" svg:y2="22.151cm">
          <text:p/>
        </draw:line>
        <draw:frame draw:style-name="gr15" draw:text-style-name="P10" draw:layer="layout" svg:width="0.64cm" svg:height="0.53cm" svg:x="10.979cm" svg:y="22.0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2" draw:text-style-name="P3" draw:layer="layout" svg:x1="11.95cm" svg:y1="23.151cm" svg:x2="14.7cm" svg:y2="25.901cm">
          <text:p/>
        </draw:line>
        <draw:line draw:style-name="gr76" draw:text-style-name="P3" draw:layer="layout" svg:x1="12.098cm" svg:y1="24.958cm" svg:x2="13.751cm" svg:y2="24.943cm">
          <text:p/>
        </draw:line>
        <draw:line draw:style-name="gr76" draw:text-style-name="P3" draw:layer="layout" svg:x1="13.78cm" svg:y1="25.807cm" svg:x2="13.75cm" svg:y2="24.8cm">
          <text:p/>
        </draw:line>
        <draw:frame draw:style-name="gr15" draw:text-style-name="P10" draw:layer="layout" svg:width="0.657cm" svg:height="0.589cm" svg:x="10.979cm" svg:y="24.1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501cm)" svg:viewBox="0 0 1998 2150" svg:d="M0 0c2139 0 1996 2150 1996 2150">
          <text:p/>
        </draw:path>
        <draw:frame draw:style-name="gr15" draw:text-style-name="P10" draw:layer="layout" svg:width="0.636cm" svg:height="0.53cm" svg:x="16.979cm" svg:y="25.6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custom-shape draw:style-name="gr154" draw:text-style-name="P10" draw:layer="layout" svg:width="0.347cm" svg:height="0.28cm" svg:x="13.638cm" svg:y="2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4.524cm" svg:y="23.201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5" draw:text-style-name="P10" draw:layer="layout" svg:width="0.648cm" svg:height="0.589cm" svg:x="3.38cm" svg:y="26.1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" draw:text-style-name="P10" draw:layer="layout" svg:width="0.652cm" svg:height="0.589cm" svg:x="10.98cm" svg:y="25.165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3.35cm" svg:y1="24.15cm" svg:x2="5.1cm" svg:y2="25.9cm">
          <text:p/>
        </draw:line>
        <draw:path draw:style-name="gr3" draw:text-style-name="P3" draw:layer="layout" svg:width="1.997cm" svg:height="2.149cm" draw:transform="rotate (-3.14159265358979) translate (5.751cm 25.601cm)" svg:viewBox="0 0 1998 2150" svg:d="M0 0c2139 0 1996 2150 1996 2150">
          <text:p/>
        </draw:path>
        <draw:custom-shape draw:style-name="gr154" draw:text-style-name="P10" draw:layer="layout" svg:width="0.347cm" svg:height="0.28cm" svg:x="4.238cm" svg:y="2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78cm" svg:height="0.529cm" svg:x="5.982cm" svg:y="17.364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5" draw:text-style-name="P10" draw:layer="layout" svg:width="0.678cm" svg:height="0.529cm" svg:x="15.482cm" svg:y="18.7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frame draw:style-name="gr206" draw:text-style-name="P10" draw:layer="layout" svg:width="0.687cm" svg:height="0.529cm" svg:x="14.984cm" svg:y="19.165cm">
          <draw:object xlink:href="./Object 685" xlink:type="simple" xlink:show="embed" xlink:actuate="onLoad">
            <loext:p text:style-name="P10">c</loext:p>
          </draw:object>
          <draw:image xlink:href="./ObjectReplacements/Object 685" xlink:type="simple" xlink:show="embed" xlink:actuate="onLoad"/>
        </draw:frame>
        <draw:frame draw:style-name="gr15" draw:text-style-name="P10" draw:layer="layout" svg:width="0.687cm" svg:height="0.529cm" svg:x="5.882cm" svg:y="25.1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5" draw:text-style-name="P10" draw:layer="layout" svg:width="0.678cm" svg:height="0.529cm" svg:x="5.882cm" svg:y="24.1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line draw:style-name="gr2" draw:text-style-name="P3" draw:layer="layout" svg:x1="12.05cm" svg:y1="24.15cm" svg:x2="13.8cm" svg:y2="25.9cm">
          <text:p/>
        </draw:line>
        <draw:custom-shape draw:style-name="gr154" draw:text-style-name="P10" draw:layer="layout" svg:width="0.347cm" svg:height="0.28cm" svg:x="13.138cm" svg:y="25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5.801cm)" svg:viewBox="0 0 1998 2150" svg:d="M0 0c2139 0 1996 2150 1996 2150">
          <text:p/>
        </draw:path>
        <draw:frame draw:style-name="gr15" draw:text-style-name="P10" draw:layer="layout" svg:width="0.678cm" svg:height="0.529cm" svg:x="15.482cm" svg:y="25.067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5" draw:text-style-name="P10" draw:layer="layout" svg:width="0.687cm" svg:height="0.529cm" svg:x="14.783cm" svg:y="25.367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218" draw:text-style-name="P50" draw:layer="layout" svg:width="7.005cm" svg:height="1.346cm" svg:x="2.995cm" svg:y="21.204cm">
          <draw:text-box>
            <text:p><text:span text:style-name="T50">F</text:span><text:span text:style-name="T50">o</text:span><text:span text:style-name="T50">r </text:span><text:span text:style-name="T50">p</text:span><text:span text:style-name="T50">e</text:span><text:span text:style-name="T50">ri</text:span><text:span text:style-name="T50">o</text:span><text:span text:style-name="T50">d</text:span><text:span text:style-name="T50">e </text:span><text:span text:style-name="T50">1</text:span></text:p>
          </draw:text-box>
        </draw:frame>
        <draw:frame draw:style-name="gr219" draw:text-style-name="P50" draw:layer="layout" svg:width="7.005cm" svg:height="0.595cm" svg:x="11.75cm" svg:y="21.205cm">
          <draw:text-box>
            <text:p><text:span text:style-name="T50">F</text:span><text:span text:style-name="T50">o</text:span><text:span text:style-name="T50">r </text:span><text:span text:style-name="T50">p</text:span><text:span text:style-name="T50">e</text:span><text:span text:style-name="T50">ri</text:span><text:span text:style-name="T50">o</text:span><text:span text:style-name="T50">d</text:span><text:span text:style-name="T50">e </text:span><text:span text:style-name="T50">2</text:span></text:p>
          </draw:text-box>
        </draw:frame>
        <draw:frame draw:style-name="gr15" draw:text-style-name="P10" draw:layer="layout" svg:width="0.742cm" svg:height="0.529cm" svg:x="6.282cm" svg:y="5.6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frame draw:style-name="gr15" draw:text-style-name="P10" draw:layer="layout" svg:width="0.742cm" svg:height="0.529cm" svg:x="5.982cm" svg:y="18.065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frame draw:style-name="gr15" draw:text-style-name="P10" draw:layer="layout" svg:width="0.636cm" svg:height="0.53cm" svg:x="8.358cm" svg:y="6.32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frame draw:style-name="gr15" draw:text-style-name="P10" draw:layer="layout" svg:width="0.64cm" svg:height="0.53cm" svg:x="2.458cm" svg:y="2.72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line draw:style-name="gr28" draw:text-style-name="P3" draw:layer="layout" svg:x1="2.2cm" svg:y1="17.601cm" svg:x2="2.2cm" svg:y2="16.601cm">
          <text:p/>
        </draw:line>
        <draw:line draw:style-name="gr28" draw:text-style-name="P3" draw:layer="layout" svg:x1="13.952cm" svg:y1="20.546cm" svg:x2="12.897cm" svg:y2="20.556cm">
          <text:p/>
        </draw:line>
        <draw:frame draw:style-name="gr15" draw:text-style-name="P10" draw:layer="layout" svg:width="2.131cm" svg:height="0.513cm" svg:x="14.181cm" svg:y="20.2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5" draw:text-style-name="P10" draw:layer="layout" svg:width="2.131cm" svg:height="0.513cm" draw:transform="rotate (-1.55334303427495) translate (2.485cm 17.848cm)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5" draw:text-style-name="P10" draw:layer="layout" svg:width="2.131cm" svg:height="0.513cm" svg:x="14.182cm" svg:y="20.2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draw:frame draw:style-name="gr220" draw:text-style-name="P50" draw:layer="layout" svg:width="7.005cm" svg:height="0.594cm" svg:x="3.001cm" svg:y="14.501cm">
          <draw:text-box>
            <text:p><text:span text:style-name="T50">T</text:span><text:span text:style-name="T50">å</text:span><text:span text:style-name="T50">l</text:span><text:span text:style-name="T50">m</text:span><text:span text:style-name="T50">o</text:span><text:span text:style-name="T50">d</text:span><text:span text:style-name="T50">i</text:span><text:span text:style-name="T50">g </text:span><text:span text:style-name="T50">h</text:span><text:span text:style-name="T50">u</text:span><text:span text:style-name="T50">s</text:span><text:span text:style-name="T50">h</text:span><text:span text:style-name="T50">o</text:span><text:span text:style-name="T50">l</text:span><text:span text:style-name="T50">d</text:span><text:span text:style-name="T50">n</text:span><text:span text:style-name="T50">i</text:span><text:span text:style-name="T50">n</text:span><text:span text:style-name="T50">g </text:span><text:span text:style-name="T50">(</text:span><text:span text:style-name="T50">s</text:span><text:span text:style-name="T50">p</text:span><text:span text:style-name="T50">a</text:span><text:span text:style-name="T50">r</text:span><text:span text:style-name="T50">e</text:span><text:span text:style-name="T50">r)</text:span></text:p>
          </draw:text-box>
        </draw:frame>
        <draw:frame draw:style-name="gr220" draw:text-style-name="P50" draw:layer="layout" svg:width="7.005cm" svg:height="0.594cm" svg:x="11.653cm" svg:y="14.603cm">
          <draw:text-box>
            <text:p><text:span text:style-name="T50">U</text:span><text:span text:style-name="T50">t</text:span><text:span text:style-name="T50">å</text:span><text:span text:style-name="T50">l</text:span><text:span text:style-name="T50">m</text:span><text:span text:style-name="T50">o</text:span><text:span text:style-name="T50">d</text:span><text:span text:style-name="T50">i</text:span><text:span text:style-name="T50">g </text:span><text:span text:style-name="T50">h</text:span><text:span text:style-name="T50">u</text:span><text:span text:style-name="T50">s</text:span><text:span text:style-name="T50">h</text:span><text:span text:style-name="T50">o</text:span><text:span text:style-name="T50">l</text:span><text:span text:style-name="T50">d</text:span><text:span text:style-name="T50">n</text:span><text:span text:style-name="T50">i</text:span><text:span text:style-name="T50">n</text:span><text:span text:style-name="T50">g </text:span><text:span text:style-name="T50">(t</text:span><text:span text:style-name="T50">a</text:span><text:span text:style-name="T50">r </text:span><text:span text:style-name="T50">o</text:span><text:span text:style-name="T50">p</text:span><text:span text:style-name="T50">p </text:span><text:span text:style-name="T50">g</text:span><text:span text:style-name="T50">j</text:span><text:span text:style-name="T50">e</text:span><text:span text:style-name="T50">l</text:span><text:span text:style-name="T50">d</text:span><text:span text:style-name="T50">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21" draw:text-style-name="P61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1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7.249cm" svg:height="1.109cm" svg:x="0.85cm" svg:y="0.452cm">
          <draw:text-box>
            <text:p><text:span text:style-name="T17">E</text:span><text:span text:style-name="T17">f</text:span><text:span text:style-name="T17">f</text:span><text:span text:style-name="T17">e</text:span><text:span text:style-name="T17">k</text:span><text:span text:style-name="T17">t</text:span><text:span text:style-name="T17">i</text:span><text:span text:style-name="T17">v</text:span><text:span text:style-name="T17">i</text:span><text:span text:style-name="T17">t</text:span><text:span text:style-name="T17">e</text:span><text:span text:style-name="T17">t </text:span><text:span text:style-name="T17">o</text:span><text:span text:style-name="T17">g</text:span><text:span text:style-name="T17"> </text:span><text:span text:style-name="T17">v</text:span><text:span text:style-name="T17">e</text:span><text:span text:style-name="T17">l</text:span><text:span text:style-name="T17">f</text:span><text:span text:style-name="T17">e</text:span><text:span text:style-name="T17">r</text:span><text:span text:style-name="T17">d</text:span></text:p>
          </draw:text-box>
        </draw:frame>
        <draw:custom-shape draw:style-name="gr222" draw:text-style-name="P61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61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0.636cm" svg:height="0.53cm" svg:x="11.776cm" svg:y="10.063cm">
          <draw:object xlink:href="./Object 799" xlink:type="simple" xlink:show="embed" xlink:actuate="onLoad">
            <loext:p/>
          </draw:object>
          <draw:image xlink:href="./ObjectReplacements/Object 799" xlink:type="simple" xlink:show="embed" xlink:actuate="onLoad"/>
        </draw:frame>
        <draw:frame draw:style-name="gr15" draw:text-style-name="P10" draw:layer="layout" svg:width="0.551cm" svg:height="0.47cm" svg:x="4.977cm" svg:y="10.063cm">
          <draw:object xlink:href="./Object 800" xlink:type="simple" xlink:show="embed" xlink:actuate="onLoad">
            <loext:p/>
          </draw:object>
          <draw:image xlink:href="./ObjectReplacements/Object 800" xlink:type="simple" xlink:show="embed" xlink:actuate="onLoad"/>
        </draw:frame>
        <draw:frame draw:style-name="gr15" draw:text-style-name="P10" draw:layer="layout" svg:width="0.551cm" svg:height="0.47cm" svg:x="4.677cm" svg:y="17.663cm">
          <draw:object xlink:href="./Object 801" xlink:type="simple" xlink:show="embed" xlink:actuate="onLoad">
            <loext:p/>
          </draw:object>
          <draw:image xlink:href="./ObjectReplacements/Object 801" xlink:type="simple" xlink:show="embed" xlink:actuate="onLoad"/>
        </draw:frame>
        <draw:frame draw:style-name="gr15" draw:text-style-name="P10" draw:layer="layout" svg:width="0.64cm" svg:height="0.53cm" svg:x="8.677cm" svg:y="6.763cm">
          <draw:object xlink:href="./Object 802" xlink:type="simple" xlink:show="embed" xlink:actuate="onLoad">
            <loext:p/>
          </draw:object>
          <draw:image xlink:href="./ObjectReplacements/Object 802" xlink:type="simple" xlink:show="embed" xlink:actuate="onLoad"/>
        </draw:frame>
        <draw:frame draw:style-name="gr15" draw:text-style-name="P10" draw:layer="layout" svg:width="0.64cm" svg:height="0.53cm" svg:x="8.476cm" svg:y="14.863cm">
          <draw:object xlink:href="./Object 803" xlink:type="simple" xlink:show="embed" xlink:actuate="onLoad">
            <loext:p/>
          </draw:object>
          <draw:image xlink:href="./ObjectReplacements/Object 803" xlink:type="simple" xlink:show="embed" xlink:actuate="onLoad"/>
        </draw:frame>
        <draw:frame draw:style-name="gr15" draw:text-style-name="P10" draw:layer="layout" svg:width="0.551cm" svg:height="0.47cm" svg:x="1.678cm" svg:y="6.663cm">
          <draw:object xlink:href="./Object 804" xlink:type="simple" xlink:show="embed" xlink:actuate="onLoad">
            <loext:p/>
          </draw:object>
          <draw:image xlink:href="./ObjectReplacements/Object 804" xlink:type="simple" xlink:show="embed" xlink:actuate="onLoad"/>
        </draw:frame>
        <draw:frame draw:style-name="gr15" draw:text-style-name="P10" draw:layer="layout" svg:width="0.551cm" svg:height="0.47cm" svg:x="1.778cm" svg:y="14.163cm">
          <draw:object xlink:href="./Object 805" xlink:type="simple" xlink:show="embed" xlink:actuate="onLoad">
            <loext:p/>
          </draw:object>
          <draw:image xlink:href="./ObjectReplacements/Object 805" xlink:type="simple" xlink:show="embed" xlink:actuate="onLoad"/>
        </draw:frame>
        <draw:line draw:style-name="gr12" draw:text-style-name="P3" draw:layer="layout" svg:x1="15.729cm" svg:y1="9.49cm" svg:x2="20.174cm" svg:y2="9.49cm">
          <text:p/>
        </draw:line>
        <draw:line draw:style-name="gr12" draw:text-style-name="P3" draw:layer="layout" svg:x1="15.8cm" svg:y1="9.5cm" svg:x2="15.75cm" svg:y2="4.15cm">
          <text:p/>
        </draw:line>
        <draw:frame draw:style-name="gr15" draw:text-style-name="P10" draw:layer="layout" svg:width="0.661cm" svg:height="0.53cm" svg:x="20.239cm" svg:y="9.25cm">
          <draw:object xlink:href="./Object 806" xlink:type="simple" xlink:show="embed" xlink:actuate="onLoad">
            <loext:p/>
          </draw:object>
          <draw:image xlink:href="./ObjectReplacements/Object 806" xlink:type="simple" xlink:show="embed" xlink:actuate="onLoad"/>
        </draw:frame>
        <draw:frame draw:style-name="gr224" draw:text-style-name="P25" draw:layer="layout" svg:width="4.67cm" svg:height="1.673cm" svg:x="15.81cm" svg:y="1.566cm">
          <draw:text-box>
            <text:p><text:span text:style-name="T18">S</text:span><text:span text:style-name="T18">a</text:span><text:span text:style-name="T18">m</text:span><text:span text:style-name="T18">m</text:span><text:span text:style-name="T18">e</text:span><text:span text:style-name="T18">n</text:span><text:span text:style-name="T18">s</text:span><text:span text:style-name="T18">e</text:span><text:span text:style-name="T18">t</text:span><text:span text:style-name="T18">n</text:span><text:span text:style-name="T18">i</text:span><text:span text:style-name="T18">n</text:span><text:span text:style-name="T18">g</text:span><text:span text:style-name="T18">s</text:span><text:span text:style-name="T18">-</text:span></text:p>
            <text:p><text:span text:style-name="T18">E</text:span><text:span text:style-name="T18">f</text:span><text:span text:style-name="T18">f</text:span><text:span text:style-name="T18">e</text:span><text:span text:style-name="T18">k</text:span><text:span text:style-name="T18">ti</text:span><text:span text:style-name="T18">v</text:span><text:span text:style-name="T18">it</text:span><text:span text:style-name="T18">e</text:span><text:span text:style-name="T18">t </text:span><text:span text:style-name="T18">(</text:span><text:span text:style-name="T18">k</text:span><text:span text:style-name="T18">o</text:span><text:span text:style-name="T18">n</text:span><text:span text:style-name="T18">s</text:span><text:span text:style-name="T18">u</text:span><text:span text:style-name="T18">m</text:span></text:p>
            <text:p><text:span text:style-name="T18">o</text:span><text:span text:style-name="T18">g </text:span><text:span text:style-name="T18">p</text:span><text:span text:style-name="T18">r</text:span><text:span text:style-name="T18">o</text:span><text:span text:style-name="T18">d</text:span><text:span text:style-name="T18">u</text:span><text:span text:style-name="T18">k</text:span><text:span text:style-name="T18">s</text:span><text:span text:style-name="T18">j</text:span><text:span text:style-name="T18">o</text:span><text:span text:style-name="T18">n</text:span><text:span text:style-name="T18">)</text:span></text:p>
          </draw:text-box>
        </draw:frame>
        <draw:frame draw:style-name="gr224" draw:text-style-name="P25" draw:layer="layout" svg:width="4.67cm" svg:height="1.673cm" svg:x="9.11cm" svg:y="1.566cm">
          <draw:text-box>
            <text:p><text:span text:style-name="T18">B</text:span><text:span text:style-name="T18">y</text:span><text:span text:style-name="T18">t</text:span><text:span text:style-name="T18">t</text:span><text:span text:style-name="T18">e</text:span><text:span text:style-name="T18">-</text:span></text:p>
            <text:p><text:span text:style-name="T18">E</text:span><text:span text:style-name="T18">f</text:span><text:span text:style-name="T18">f</text:span><text:span text:style-name="T18">e</text:span><text:span text:style-name="T18">k</text:span><text:span text:style-name="T18">ti</text:span><text:span text:style-name="T18">v</text:span><text:span text:style-name="T18">it</text:span><text:span text:style-name="T18">e</text:span><text:span text:style-name="T18">t </text:span></text:p>
            <text:p><text:span text:style-name="T18">(</text:span><text:span text:style-name="T18">t</text:span><text:span text:style-name="T18">o </text:span><text:span text:style-name="T18">k</text:span><text:span text:style-name="T18">o</text:span><text:span text:style-name="T18">n</text:span><text:span text:style-name="T18">s</text:span><text:span text:style-name="T18">u</text:span><text:span text:style-name="T18">m</text:span><text:span text:style-name="T18">g</text:span><text:span text:style-name="T18">o</text:span><text:span text:style-name="T18">d</text:span><text:span text:style-name="T18">e</text:span><text:span text:style-name="T18">r</text:span><text:span text:style-name="T18">)</text:span></text:p>
          </draw:text-box>
        </draw:frame>
        <draw:frame draw:style-name="gr225" draw:text-style-name="P25" draw:layer="layout" svg:width="5.476cm" svg:height="1.673cm" svg:x="2.71cm" svg:y="1.566cm">
          <draw:text-box>
            <text:p><text:span text:style-name="T18">P</text:span><text:span text:style-name="T18">r</text:span><text:span text:style-name="T18">o</text:span><text:span text:style-name="T18">d</text:span><text:span text:style-name="T18">u</text:span><text:span text:style-name="T18">k</text:span><text:span text:style-name="T18">s</text:span><text:span text:style-name="T18">j</text:span><text:span text:style-name="T18">o</text:span><text:span text:style-name="T18">n</text:span><text:span text:style-name="T18">s</text:span><text:span text:style-name="T18">-</text:span></text:p>
            <text:p><text:span text:style-name="T18">E</text:span><text:span text:style-name="T18">f</text:span><text:span text:style-name="T18">f</text:span><text:span text:style-name="T18">e</text:span><text:span text:style-name="T18">k</text:span><text:span text:style-name="T18">ti</text:span><text:span text:style-name="T18">v</text:span><text:span text:style-name="T18">it</text:span><text:span text:style-name="T18">e</text:span><text:span text:style-name="T18">t </text:span><text:span text:style-name="T18">(</text:span><text:span text:style-name="T18">a</text:span><text:span text:style-name="T18">r</text:span><text:span text:style-name="T18">b</text:span><text:span text:style-name="T18">e</text:span><text:span text:style-name="T18">i</text:span><text:span text:style-name="T18">d</text:span><text:span text:style-name="T18">s</text:span><text:span text:style-name="T18">k</text:span><text:span text:style-name="T18">r</text:span><text:span text:style-name="T18">a</text:span><text:span text:style-name="T18">f</text:span><text:span text:style-name="T18">t </text:span></text:p>
            <text:p><text:span text:style-name="T18">o</text:span><text:span text:style-name="T18">g </text:span><text:span text:style-name="T18">k</text:span><text:span text:style-name="T18">a</text:span><text:span text:style-name="T18">p</text:span><text:span text:style-name="T18">it</text:span><text:span text:style-name="T18">a</text:span><text:span text:style-name="T18">l)</text:span></text:p>
          </draw:text-box>
        </draw:frame>
        <draw:path draw:style-name="gr3" draw:text-style-name="P3" draw:layer="layout" svg:width="3.502cm" svg:height="3.499cm" svg:x="15.7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1.657cm" svg:y="4.8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4.993cm 6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8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54" draw:text-style-name="P10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3.138cm" svg:y="5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7.9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6" draw:text-style-name="P40" draw:layer="layout" svg:width="1.073cm" svg:height="5.451cm" svg:x="1.054cm" svg:y="4.36cm">
          <draw:text-box>
            <text:p><text:span text:style-name="T30">B</text:span></text:p>
            <text:p><text:span text:style-name="T30">E</text:span></text:p>
            <text:p><text:span text:style-name="T30">T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>E</text:span></text:p>
            <text:p><text:span text:style-name="T30">L</text:span></text:p>
            <text:p><text:span text:style-name="T30">S</text:span></text:p>
            <text:p><text:span text:style-name="T30">E</text:span></text:p>
            <text:p><text:span text:style-name="T30">R</text:span></text:p>
          </draw:text-box>
        </draw:frame>
        <draw:frame draw:style-name="gr226" draw:text-style-name="P40" draw:layer="layout" svg:width="1.073cm" svg:height="5.451cm" svg:x="1.055cm" svg:y="11.861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L</text:span></text:p>
            <text:p><text:span text:style-name="T30">Ø</text:span></text:p>
            <text:p><text:span text:style-name="T30">S</text:span></text:p>
            <text:p><text:span text:style-name="T30">N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line draw:style-name="gr76" draw:text-style-name="P3" draw:layer="layout" svg:x1="2.75cm" svg:y1="6.52cm" svg:x2="8cm" svg:y2="6.5cm">
          <text:p/>
        </draw:line>
        <draw:line draw:style-name="gr76" draw:text-style-name="P3" draw:layer="layout" svg:x1="9.3cm" svg:y1="6.551cm" svg:x2="12cm" svg:y2="6.5cm">
          <text:p/>
        </draw:line>
        <draw:line draw:style-name="gr76" draw:text-style-name="P3" draw:layer="layout" svg:x1="15.75cm" svg:y1="6.65cm" svg:x2="18.1cm" svg:y2="6.601cm">
          <text:p/>
        </draw:line>
        <draw:line draw:style-name="gr76" draw:text-style-name="P3" draw:layer="layout" svg:x1="2.75cm" svg:y1="14.5cm" svg:x2="7.75cm" svg:y2="14.5cm">
          <text:p/>
        </draw:line>
        <draw:line draw:style-name="gr76" draw:text-style-name="P3" draw:layer="layout" svg:x1="9.3cm" svg:y1="6.552cm" svg:x2="14.5cm" svg:y2="6.5cm">
          <text:p/>
        </draw:line>
        <draw:line draw:style-name="gr76" draw:text-style-name="P3" draw:layer="layout" svg:x1="4.992cm" svg:y1="17.253cm" svg:x2="5.059cm" svg:y2="11.997cm">
          <text:p/>
        </draw:line>
        <draw:line draw:style-name="gr76" draw:text-style-name="P3" draw:layer="layout" svg:x1="12cm" svg:y1="17.35cm" svg:x2="12cm" svg:y2="11.85cm">
          <text:p/>
        </draw:line>
        <draw:line draw:style-name="gr76" draw:text-style-name="P3" draw:layer="layout" svg:x1="18.1cm" svg:y1="9.301cm" svg:x2="18.05cm" svg:y2="6.652cm">
          <text:p/>
        </draw:line>
        <draw:line draw:style-name="gr76" draw:text-style-name="P3" draw:layer="layout" svg:x1="12cm" svg:y1="9.401cm" svg:x2="12cm" svg:y2="4.35cm">
          <text:p/>
        </draw:line>
        <draw:line draw:style-name="gr76" draw:text-style-name="P3" draw:layer="layout" svg:x1="5.11cm" svg:y1="9.403cm" svg:x2="5.09cm" svg:y2="4.248cm">
          <text:p/>
        </draw:line>
        <draw:frame draw:style-name="gr15" draw:text-style-name="P10" draw:layer="layout" svg:width="0.351cm" svg:height="0.53cm" svg:x="5.144cm" svg:y="9.491cm">
          <draw:object xlink:href="./Object 807" xlink:type="simple" xlink:show="embed" xlink:actuate="onLoad">
            <loext:p/>
          </draw:object>
          <draw:image xlink:href="./ObjectReplacements/Object 807" xlink:type="simple" xlink:show="embed" xlink:actuate="onLoad"/>
        </draw:frame>
        <draw:frame draw:style-name="gr15" draw:text-style-name="P10" draw:layer="layout" svg:width="0.356cm" svg:height="0.53cm" svg:x="2.345cm" svg:y="6.291cm">
          <draw:object xlink:href="./Object 809" xlink:type="simple" xlink:show="embed" xlink:actuate="onLoad">
            <loext:p/>
          </draw:object>
          <draw:image xlink:href="./ObjectReplacements/Object 809" xlink:type="simple" xlink:show="embed" xlink:actuate="onLoad"/>
        </draw:frame>
        <draw:frame draw:style-name="gr206" draw:text-style-name="P59" draw:layer="layout" svg:width="0.634cm" svg:height="0.53cm" svg:x="8.645cm" svg:y="6.191cm">
          <draw:object xlink:href="./Object 81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810" xlink:type="simple" xlink:show="embed" xlink:actuate="onLoad"/>
        </draw:frame>
        <draw:frame draw:style-name="gr15" draw:text-style-name="P10" draw:layer="layout" svg:width="0.49cm" svg:height="0.569cm" svg:x="11.945cm" svg:y="9.491cm">
          <draw:object xlink:href="./Object 811" xlink:type="simple" xlink:show="embed" xlink:actuate="onLoad">
            <loext:p/>
          </draw:object>
          <draw:image xlink:href="./ObjectReplacements/Object 811" xlink:type="simple" xlink:show="embed" xlink:actuate="onLoad"/>
        </draw:frame>
        <draw:frame draw:style-name="gr15" draw:text-style-name="P10" draw:layer="layout" svg:width="1.065cm" svg:height="0.53cm" svg:x="18.045cm" svg:y="9.491cm">
          <draw:object xlink:href="./Object 812" xlink:type="simple" xlink:show="embed" xlink:actuate="onLoad">
            <loext:p/>
          </draw:object>
          <draw:image xlink:href="./ObjectReplacements/Object 812" xlink:type="simple" xlink:show="embed" xlink:actuate="onLoad"/>
        </draw:frame>
        <draw:frame draw:style-name="gr15" draw:text-style-name="P10" draw:layer="layout" svg:width="1.065cm" svg:height="0.53cm" svg:x="15.245cm" svg:y="6.391cm">
          <draw:object xlink:href="./Object 813" xlink:type="simple" xlink:show="embed" xlink:actuate="onLoad">
            <loext:p/>
          </draw:object>
          <draw:image xlink:href="./ObjectReplacements/Object 813" xlink:type="simple" xlink:show="embed" xlink:actuate="onLoad"/>
        </draw:frame>
        <draw:frame draw:style-name="gr15" draw:text-style-name="P10" draw:layer="layout" svg:width="0.351cm" svg:height="0.53cm" svg:x="4.945cm" svg:y="17.091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356cm" svg:height="0.53cm" svg:x="2.345cm" svg:y="14.091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636cm" svg:height="0.53cm" svg:x="11.676cm" svg:y="18.163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line draw:style-name="gr76" draw:text-style-name="P3" draw:layer="layout" svg:x1="9.35cm" svg:y1="14.5cm" svg:x2="14.35cm" svg:y2="14.5cm">
          <text:p/>
        </draw:line>
        <draw:frame draw:style-name="gr15" draw:text-style-name="P10" draw:layer="layout" svg:width="1.2cm" svg:height="0.313cm" svg:x="2.178cm" svg:y="9.663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frame draw:style-name="gr15" draw:text-style-name="P10" draw:layer="layout" svg:width="1.206cm" svg:height="0.313cm" svg:x="7.178cm" svg:y="3.7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frame draw:style-name="gr15" draw:text-style-name="P10" draw:layer="layout" svg:width="1.206cm" svg:height="0.313cm" svg:x="7.178cm" svg:y="11.365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frame draw:style-name="gr15" draw:text-style-name="P10" draw:layer="layout" svg:width="1.2cm" svg:height="0.313cm" svg:x="2.178cm" svg:y="17.364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10" draw:layer="layout" svg:width="1.172cm" svg:height="0.313cm" svg:x="8.378cm" svg:y="9.664cm">
          <draw:object xlink:href="./Object 861" xlink:type="simple" xlink:show="embed" xlink:actuate="onLoad">
            <loext:p/>
          </draw:object>
          <draw:image xlink:href="./ObjectReplacements/Object 861" xlink:type="simple" xlink:show="embed" xlink:actuate="onLoad"/>
        </draw:frame>
        <draw:frame draw:style-name="gr15" draw:text-style-name="P10" draw:layer="layout" svg:width="1.146cm" svg:height="0.313cm" svg:x="13.778cm" svg:y="3.665cm">
          <draw:object xlink:href="./Object 862" xlink:type="simple" xlink:show="embed" xlink:actuate="onLoad">
            <loext:p/>
          </draw:object>
          <draw:image xlink:href="./ObjectReplacements/Object 862" xlink:type="simple" xlink:show="embed" xlink:actuate="onLoad"/>
        </draw:frame>
        <draw:frame draw:style-name="gr15" draw:text-style-name="P10" draw:layer="layout" svg:width="1.172cm" svg:height="0.313cm" svg:x="8.678cm" svg:y="17.465cm">
          <draw:object xlink:href="./Object 863" xlink:type="simple" xlink:show="embed" xlink:actuate="onLoad">
            <loext:p/>
          </draw:object>
          <draw:image xlink:href="./ObjectReplacements/Object 863" xlink:type="simple" xlink:show="embed" xlink:actuate="onLoad"/>
        </draw:frame>
        <draw:frame draw:style-name="gr15" draw:text-style-name="P10" draw:layer="layout" svg:width="1.146cm" svg:height="0.313cm" svg:x="13.778cm" svg:y="11.266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10" draw:layer="layout" svg:width="0.36cm" svg:height="0.53cm" svg:x="7.945cm" svg:y="6.191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355cm" svg:height="0.53cm" svg:x="5.145cm" svg:y="3.491cm">
          <draw:object xlink:href="./Object 911" xlink:type="simple" xlink:show="embed" xlink:actuate="onLoad">
            <loext:p/>
          </draw:object>
          <draw:image xlink:href="./ObjectReplacements/Object 911" xlink:type="simple" xlink:show="embed" xlink:actuate="onLoad"/>
        </draw:frame>
        <draw:frame draw:style-name="gr15" draw:text-style-name="P10" draw:layer="layout" svg:width="0.468cm" svg:height="0.569cm" svg:x="11.745cm" svg:y="3.492cm">
          <draw:object xlink:href="./Object 912" xlink:type="simple" xlink:show="embed" xlink:actuate="onLoad">
            <loext:p/>
          </draw:object>
          <draw:image xlink:href="./ObjectReplacements/Object 912" xlink:type="simple" xlink:show="embed" xlink:actuate="onLoad"/>
        </draw:frame>
        <draw:frame draw:style-name="gr15" draw:text-style-name="P10" draw:layer="layout" svg:width="0.475cm" svg:height="0.569cm" svg:x="14.445cm" svg:y="6.192cm">
          <draw:object xlink:href="./Object 913" xlink:type="simple" xlink:show="embed" xlink:actuate="onLoad">
            <loext:p/>
          </draw:object>
          <draw:image xlink:href="./ObjectReplacements/Object 913" xlink:type="simple" xlink:show="embed" xlink:actuate="onLoad"/>
        </draw:frame>
        <draw:frame draw:style-name="gr15" draw:text-style-name="P10" draw:layer="layout" svg:width="0.36cm" svg:height="0.53cm" svg:x="8.045cm" svg:y="14.191cm">
          <draw:object xlink:href="./Object 914" xlink:type="simple" xlink:show="embed" xlink:actuate="onLoad">
            <loext:p/>
          </draw:object>
          <draw:image xlink:href="./ObjectReplacements/Object 914" xlink:type="simple" xlink:show="embed" xlink:actuate="onLoad"/>
        </draw:frame>
        <draw:frame draw:style-name="gr15" draw:text-style-name="P10" draw:layer="layout" svg:width="0.49cm" svg:height="0.569cm" svg:x="11.845cm" svg:y="17.492cm">
          <draw:object xlink:href="./Object 915" xlink:type="simple" xlink:show="embed" xlink:actuate="onLoad">
            <loext:p/>
          </draw:object>
          <draw:image xlink:href="./ObjectReplacements/Object 915" xlink:type="simple" xlink:show="embed" xlink:actuate="onLoad"/>
        </draw:frame>
        <draw:frame draw:style-name="gr15" draw:text-style-name="P10" draw:layer="layout" svg:width="0.468cm" svg:height="0.569cm" svg:x="11.745cm" svg:y="10.993cm">
          <draw:object xlink:href="./Object 916" xlink:type="simple" xlink:show="embed" xlink:actuate="onLoad">
            <loext:p/>
          </draw:object>
          <draw:image xlink:href="./ObjectReplacements/Object 916" xlink:type="simple" xlink:show="embed" xlink:actuate="onLoad"/>
        </draw:frame>
        <draw:frame draw:style-name="gr15" draw:text-style-name="P10" draw:layer="layout" svg:width="0.475cm" svg:height="0.569cm" svg:x="14.746cm" svg:y="14.193cm">
          <draw:object xlink:href="./Object 917" xlink:type="simple" xlink:show="embed" xlink:actuate="onLoad">
            <loext:p/>
          </draw:object>
          <draw:image xlink:href="./ObjectReplacements/Object 917" xlink:type="simple" xlink:show="embed" xlink:actuate="onLoad"/>
        </draw:frame>
        <draw:frame draw:style-name="gr206" draw:text-style-name="P59" draw:layer="layout" svg:width="0.634cm" svg:height="0.53cm" svg:x="8.645cm" svg:y="14.191cm">
          <draw:object xlink:href="./Object 9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18" xlink:type="simple" xlink:show="embed" xlink:actuate="onLoad"/>
        </draw:frame>
        <draw:line draw:style-name="gr12" draw:text-style-name="P3" draw:layer="layout" svg:x1="15.729cm" svg:y1="17.19cm" svg:x2="20.174cm" svg:y2="17.19cm">
          <text:p/>
        </draw:line>
        <draw:line draw:style-name="gr12" draw:text-style-name="P3" draw:layer="layout" svg:x1="15.8cm" svg:y1="17.2cm" svg:x2="15.75cm" svg:y2="11.85cm">
          <text:p/>
        </draw:line>
        <draw:frame draw:style-name="gr15" draw:text-style-name="P10" draw:layer="layout" svg:width="0.661cm" svg:height="0.53cm" svg:x="20.178cm" svg:y="16.963cm">
          <draw:object xlink:href="./Object 919" xlink:type="simple" xlink:show="embed" xlink:actuate="onLoad">
            <loext:p/>
          </draw:object>
          <draw:image xlink:href="./ObjectReplacements/Object 919" xlink:type="simple" xlink:show="embed" xlink:actuate="onLoad"/>
        </draw:frame>
        <draw:path draw:style-name="gr3" draw:text-style-name="P3" draw:layer="layout" svg:width="3.502cm" svg:height="3.499cm" svg:x="15.7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993cm 14.39cm)" svg:viewBox="0 0 2540 2540" svg:d="M0 0c2719 0 2538 2540 2538 2540">
          <text:p/>
        </draw:path>
        <draw:custom-shape draw:style-name="gr154" draw:text-style-name="P10" draw:layer="layout" svg:width="0.347cm" svg:height="0.28cm" svg:x="17.3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5.75cm" svg:y1="14.35cm" svg:x2="18.1cm" svg:y2="14.301cm">
          <text:p/>
        </draw:line>
        <draw:line draw:style-name="gr76" draw:text-style-name="P3" draw:layer="layout" svg:x1="18.1cm" svg:y1="17.001cm" svg:x2="18.05cm" svg:y2="14.352cm">
          <text:p/>
        </draw:line>
        <draw:frame draw:style-name="gr15" draw:text-style-name="P10" draw:layer="layout" svg:width="1.065cm" svg:height="0.53cm" svg:x="18.045cm" svg:y="17.191cm">
          <draw:object xlink:href="./Object 920" xlink:type="simple" xlink:show="embed" xlink:actuate="onLoad">
            <loext:p/>
          </draw:object>
          <draw:image xlink:href="./ObjectReplacements/Object 920" xlink:type="simple" xlink:show="embed" xlink:actuate="onLoad"/>
        </draw:frame>
        <draw:frame draw:style-name="gr15" draw:text-style-name="P10" draw:layer="layout" svg:width="1.065cm" svg:height="0.53cm" svg:x="15.345cm" svg:y="14.091cm">
          <draw:object xlink:href="./Object 921" xlink:type="simple" xlink:show="embed" xlink:actuate="onLoad">
            <loext:p/>
          </draw:object>
          <draw:image xlink:href="./ObjectReplacements/Object 921" xlink:type="simple" xlink:show="embed" xlink:actuate="onLoad"/>
        </draw:frame>
        <draw:frame draw:style-name="gr15" draw:text-style-name="P10" draw:layer="layout" svg:width="0.475cm" svg:height="0.569cm" svg:x="14.645cm" svg:y="13.892cm">
          <draw:object xlink:href="./Object 922" xlink:type="simple" xlink:show="embed" xlink:actuate="onLoad">
            <loext:p/>
          </draw:object>
          <draw:image xlink:href="./ObjectReplacements/Object 922" xlink:type="simple" xlink:show="embed" xlink:actuate="onLoad"/>
        </draw:frame>
        <draw:line draw:style-name="gr2" draw:text-style-name="P3" draw:layer="layout" svg:x1="19.5cm" svg:y1="15.25cm" svg:x2="16.45cm" svg:y2="13.35cm">
          <text:p/>
        </draw:line>
        <draw:frame draw:style-name="gr15" draw:text-style-name="P10" draw:layer="layout" svg:width="0.563cm" svg:height="0.53cm" svg:x="6.782cm" svg:y="6.863cm">
          <draw:object xlink:href="./Object 923" xlink:type="simple" xlink:show="embed" xlink:actuate="onLoad">
            <loext:p/>
          </draw:object>
          <draw:image xlink:href="./ObjectReplacements/Object 923" xlink:type="simple" xlink:show="embed" xlink:actuate="onLoad"/>
        </draw:frame>
        <draw:frame draw:style-name="gr15" draw:text-style-name="P10" draw:layer="layout" svg:width="0.567cm" svg:height="0.53cm" svg:x="5.783cm" svg:y="8.563cm">
          <draw:object xlink:href="./Object 924" xlink:type="simple" xlink:show="embed" xlink:actuate="onLoad">
            <loext:p/>
          </draw:object>
          <draw:image xlink:href="./ObjectReplacements/Object 924" xlink:type="simple" xlink:show="embed" xlink:actuate="onLoad"/>
        </draw:frame>
        <draw:frame draw:style-name="gr15" draw:text-style-name="P10" draw:layer="layout" svg:width="0.563cm" svg:height="0.53cm" svg:x="6.883cm" svg:y="14.763cm">
          <draw:object xlink:href="./Object 925" xlink:type="simple" xlink:show="embed" xlink:actuate="onLoad">
            <loext:p/>
          </draw:object>
          <draw:image xlink:href="./ObjectReplacements/Object 925" xlink:type="simple" xlink:show="embed" xlink:actuate="onLoad"/>
        </draw:frame>
        <draw:frame draw:style-name="gr15" draw:text-style-name="P10" draw:layer="layout" svg:width="0.567cm" svg:height="0.53cm" svg:x="5.784cm" svg:y="16.463cm">
          <draw:object xlink:href="./Object 926" xlink:type="simple" xlink:show="embed" xlink:actuate="onLoad">
            <loext:p/>
          </draw:object>
          <draw:image xlink:href="./ObjectReplacements/Object 926" xlink:type="simple" xlink:show="embed" xlink:actuate="onLoad"/>
        </draw:frame>
        <draw:frame draw:style-name="gr206" draw:text-style-name="P59" draw:layer="layout" svg:width="0.623cm" svg:height="0.53cm" svg:x="13.783cm" svg:y="6.863cm">
          <draw:object xlink:href="./Object 92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7" xlink:type="simple" xlink:show="embed" xlink:actuate="onLoad"/>
        </draw:frame>
        <draw:frame draw:style-name="gr206" draw:text-style-name="P59" draw:layer="layout" svg:width="0.601cm" svg:height="0.53cm" svg:x="12.884cm" svg:y="8.263cm">
          <draw:object xlink:href="./Object 92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8" xlink:type="simple" xlink:show="embed" xlink:actuate="onLoad"/>
        </draw:frame>
        <draw:frame draw:style-name="gr206" draw:text-style-name="P59" draw:layer="layout" svg:width="0.623cm" svg:height="0.53cm" svg:x="13.784cm" svg:y="14.863cm">
          <draw:object xlink:href="./Object 929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9" xlink:type="simple" xlink:show="embed" xlink:actuate="onLoad"/>
        </draw:frame>
        <draw:frame draw:style-name="gr206" draw:text-style-name="P59" draw:layer="layout" svg:width="0.601cm" svg:height="0.53cm" svg:x="12.885cm" svg:y="16.263cm">
          <draw:object xlink:href="./Object 93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30" xlink:type="simple" xlink:show="embed" xlink:actuate="onLoad"/>
        </draw:frame>
        <draw:frame draw:style-name="gr15" draw:text-style-name="P10" draw:layer="layout" svg:width="0.687cm" svg:height="0.674cm" svg:x="6.822cm" svg:y="15.501cm">
          <draw:object xlink:href="./Object 931" xlink:type="simple" xlink:show="embed" xlink:actuate="onLoad">
            <loext:p/>
          </draw:object>
          <draw:image xlink:href="./ObjectReplacements/Object 931" xlink:type="simple" xlink:show="embed" xlink:actuate="onLoad"/>
        </draw:frame>
        <draw:frame draw:style-name="gr15" draw:text-style-name="P10" draw:layer="layout" svg:width="0.737cm" svg:height="0.764cm" svg:x="13.623cm" svg:y="15.501cm">
          <draw:object xlink:href="./Object 932" xlink:type="simple" xlink:show="embed" xlink:actuate="onLoad">
            <loext:p/>
          </draw:object>
          <draw:image xlink:href="./ObjectReplacements/Object 932" xlink:type="simple" xlink:show="embed" xlink:actuate="onLoad"/>
        </draw:frame>
        <draw:frame draw:style-name="gr15" draw:text-style-name="P10" draw:layer="layout" svg:width="0.737cm" svg:height="0.764cm" svg:x="19.823cm" svg:y="15.401cm">
          <draw:object xlink:href="./Object 933" xlink:type="simple" xlink:show="embed" xlink:actuate="onLoad">
            <loext:p/>
          </draw:object>
          <draw:image xlink:href="./ObjectReplacements/Object 933" xlink:type="simple" xlink:show="embed" xlink:actuate="onLoad"/>
        </draw:frame>
        <draw:frame draw:style-name="gr15" draw:text-style-name="P10" draw:layer="layout" svg:width="0.351cm" svg:height="0.47cm" svg:x="20.071cm" svg:y="14.65cm">
          <draw:object xlink:href="./Object 934" xlink:type="simple" xlink:show="embed" xlink:actuate="onLoad">
            <loext:p/>
          </draw:object>
          <draw:image xlink:href="./ObjectReplacements/Object 934" xlink:type="simple" xlink:show="embed" xlink:actuate="onLoad"/>
        </draw:frame>
        <draw:frame draw:style-name="gr15" draw:text-style-name="P10" draw:layer="layout" svg:width="0.351cm" svg:height="0.47cm" svg:x="20.072cm" svg:y="6.95cm">
          <draw:object xlink:href="./Object 935" xlink:type="simple" xlink:show="embed" xlink:actuate="onLoad">
            <loext:p/>
          </draw:object>
          <draw:image xlink:href="./ObjectReplacements/Object 935" xlink:type="simple" xlink:show="embed" xlink:actuate="onLoad"/>
        </draw:frame>
        <draw:frame draw:style-name="gr15" draw:text-style-name="P10" draw:layer="layout" svg:width="0.956cm" svg:height="0.47cm" svg:x="15.95cm" svg:y="5.35cm">
          <draw:object xlink:href="./Object 936" xlink:type="simple" xlink:show="embed" xlink:actuate="onLoad">
            <loext:p/>
          </draw:object>
          <draw:image xlink:href="./ObjectReplacements/Object 936" xlink:type="simple" xlink:show="embed" xlink:actuate="onLoad"/>
        </draw:frame>
        <draw:frame draw:style-name="gr15" draw:text-style-name="P10" draw:layer="layout" svg:width="0.956cm" svg:height="0.47cm" svg:x="15.75cm" svg:y="13.25cm">
          <draw:object xlink:href="./Object 937" xlink:type="simple" xlink:show="embed" xlink:actuate="onLoad">
            <loext:p/>
          </draw:object>
          <draw:image xlink:href="./ObjectReplacements/Object 937" xlink:type="simple" xlink:show="embed" xlink:actuate="onLoad"/>
        </draw:frame>
        <draw:frame draw:style-name="gr15" draw:text-style-name="P10" draw:layer="layout" svg:width="0.665cm" svg:height="0.53cm" svg:x="14.94cm" svg:y="4.05cm">
          <draw:object xlink:href="./Object 938" xlink:type="simple" xlink:show="embed" xlink:actuate="onLoad">
            <loext:p/>
          </draw:object>
          <draw:image xlink:href="./ObjectReplacements/Object 938" xlink:type="simple" xlink:show="embed" xlink:actuate="onLoad"/>
        </draw:frame>
        <draw:frame draw:style-name="gr15" draw:text-style-name="P10" draw:layer="layout" svg:width="0.665cm" svg:height="0.53cm" svg:x="15.041cm" svg:y="11.75cm">
          <draw:object xlink:href="./Object 939" xlink:type="simple" xlink:show="embed" xlink:actuate="onLoad">
            <loext:p/>
          </draw:object>
          <draw:image xlink:href="./ObjectReplacements/Object 939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18T14:41:42.119790289</dc:date>
    <meta:editing-duration>P5DT20H15M26S</meta:editing-duration>
    <meta:editing-cycles>520</meta:editing-cycles>
    <meta:generator>LibreOffice/24.2.0.3$Linux_X86_64 LibreOffice_project/420$Build-3</meta:generator>
    <meta:print-date>2024-03-18T14:41:36.460482979</meta:print-date>
    <meta:printed-by>PDF files</meta:printed-by>
    <meta:document-statistic meta:object-count="2110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69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15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4/content.xml><?xml version="1.0" encoding="utf-8"?>
<math xmlns="http://www.w3.org/1998/Math/MathML" display="block"/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3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1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642/content.xml><?xml version="1.0" encoding="utf-8"?>
<math xmlns="http://www.w3.org/1998/Math/MathML" display="block">
  <semantics>
    <mrow>
      <mrow>
        <msub>
          <mi>m</mi>
          <mn>1</mn>
        </msub>
        <mo stretchy="false">+</mo>
        <msub>
          <mi>m</mi>
          <mn>2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1+m_2(1+r)</annotation>
  </semantics>
</math>
</file>

<file path=Object 64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5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46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49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5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5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54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5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7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65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5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2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63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64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7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6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9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671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72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4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6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7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8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67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81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682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683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4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5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6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7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9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2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9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94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5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6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79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0/content.xml><?xml version="1.0" encoding="utf-8"?>
<math xmlns="http://www.w3.org/1998/Math/MathML" display="block">
  <semantics>
    <mi>N</mi>
    <annotation encoding="StarMath 5.0">N</annotation>
  </semantics>
</math>
</file>

<file path=Object 801/content.xml><?xml version="1.0" encoding="utf-8"?>
<math xmlns="http://www.w3.org/1998/Math/MathML" display="block">
  <semantics>
    <mi>N</mi>
    <annotation encoding="StarMath 5.0">N</annotation>
  </semantics>
</math>
</file>

<file path=Object 80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4/content.xml><?xml version="1.0" encoding="utf-8"?>
<math xmlns="http://www.w3.org/1998/Math/MathML" display="block">
  <semantics>
    <mi>K</mi>
    <annotation encoding="StarMath 5.0">K</annotation>
  </semantics>
</math>
</file>

<file path=Object 805/content.xml><?xml version="1.0" encoding="utf-8"?>
<math xmlns="http://www.w3.org/1998/Math/MathML" display="block">
  <semantics>
    <mi>K</mi>
    <annotation encoding="StarMath 5.0">K</annotation>
  </semantics>
</math>
</file>

<file path=Object 80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09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0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811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812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813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81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1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7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1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2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6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11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12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3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915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916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7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8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91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20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921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922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23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4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5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6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7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28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29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30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31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932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3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4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5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6/content.xml><?xml version="1.0" encoding="utf-8"?>
<math xmlns="http://www.w3.org/1998/Math/MathML" display="block">
  <semantics>
    <mi mathvariant="italic">PMK</mi>
    <annotation encoding="StarMath 5.0">PMK</annotation>
  </semantics>
</math>
</file>

<file path=Object 937/content.xml><?xml version="1.0" encoding="utf-8"?>
<math xmlns="http://www.w3.org/1998/Math/MathML" display="block">
  <semantics>
    <mi mathvariant="italic">PMK</mi>
    <annotation encoding="StarMath 5.0">PMK</annotation>
  </semantics>
</math>
</file>

<file path=Object 93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3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